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t 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Time</text:p>
          </table:table-cell>
          <table:table-cell/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>
            <text:p>01.01.2013</text:p>
          </table:table-cell>
          <table:table-cell office:value-type="string">
            <text:p>01:00:00.000</text:p>
          </table:table-cell>
          <table:table-cell office:value-type="float" office:value="1.31975">
            <text:p>1,31975</text:p>
          </table:table-cell>
          <table:table-cell office:value-type="float" office:value="1.32991">
            <text:p>1,32991</text:p>
          </table:table-cell>
          <table:table-cell office:value-type="float" office:value="1.3157">
            <text:p>1,3157</text:p>
          </table:table-cell>
          <table:table-cell office:value-type="float" office:value="1.31833">
            <text:p>1,31833</text:p>
          </table:table-cell>
          <table:table-cell office:value-type="float" office:value="174395.5469">
            <text:p>174395,5469</text:p>
          </table:table-cell>
          <table:table-cell/>
          <table:table-cell>
            <draw:frame table:end-cell-address="'Set A'.W54" table:end-x="2.162cm" table:end-y="0.027cm" draw:z-index="0" draw:style-name="gr1" draw:text-style-name="P1" svg:width="33.667cm" svg:height="23.406cm" svg:x="0.109cm" svg:y="0.106cm">
              <draw:object draw:notify-on-update-of-ranges="'Set A'.C2:'Set A'.C201 'Set A'.E2:'Set A'.E201 'Set A'.D2:'Set A'.D201 'Set A'.F2:'Set A'.F2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02.01.2013</text:p>
          </table:table-cell>
          <table:table-cell office:value-type="string">
            <text:p>01:00:00.000</text:p>
          </table:table-cell>
          <table:table-cell office:value-type="float" office:value="1.31836">
            <text:p>1,31836</text:p>
          </table:table-cell>
          <table:table-cell office:value-type="float" office:value="1.31887">
            <text:p>1,31887</text:p>
          </table:table-cell>
          <table:table-cell office:value-type="float" office:value="1.30222">
            <text:p>1,30222</text:p>
          </table:table-cell>
          <table:table-cell office:value-type="float" office:value="1.30243">
            <text:p>1,30243</text:p>
          </table:table-cell>
          <table:table-cell office:value-type="float" office:value="173935.4375">
            <text:p>173935,4375</text:p>
          </table:table-cell>
          <table:table-cell table:number-columns-repeated="2"/>
        </table:table-row>
        <table:table-row table:style-name="ro1">
          <table:table-cell office:value-type="string">
            <text:p>03.01.2013</text:p>
          </table:table-cell>
          <table:table-cell office:value-type="string">
            <text:p>01:00:00.000</text:p>
          </table:table-cell>
          <table:table-cell office:value-type="float" office:value="1.3024">
            <text:p>1,3024</text:p>
          </table:table-cell>
          <table:table-cell office:value-type="float" office:value="1.30892">
            <text:p>1,30892</text:p>
          </table:table-cell>
          <table:table-cell office:value-type="float" office:value="1.29971">
            <text:p>1,29971</text:p>
          </table:table-cell>
          <table:table-cell office:value-type="float" office:value="1.30678">
            <text:p>1,30678</text:p>
          </table:table-cell>
          <table:table-cell office:value-type="float" office:value="163991.1094">
            <text:p>163991,1094</text:p>
          </table:table-cell>
          <table:table-cell table:number-columns-repeated="2"/>
        </table:table-row>
        <table:table-row table:style-name="ro1">
          <table:table-cell office:value-type="string">
            <text:p>04.01.2013</text:p>
          </table:table-cell>
          <table:table-cell office:value-type="string">
            <text:p>01:00:00.000</text:p>
          </table:table-cell>
          <table:table-cell table:number-columns-repeated="4" office:value-type="float" office:value="1.30678">
            <text:p>1,306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5.01.2013</text:p>
          </table:table-cell>
          <table:table-cell office:value-type="string">
            <text:p>01:00:00.000</text:p>
          </table:table-cell>
          <table:table-cell office:value-type="float" office:value="1.30745">
            <text:p>1,30745</text:p>
          </table:table-cell>
          <table:table-cell office:value-type="float" office:value="1.30792">
            <text:p>1,30792</text:p>
          </table:table-cell>
          <table:table-cell office:value-type="float" office:value="1.30655">
            <text:p>1,30655</text:p>
          </table:table-cell>
          <table:table-cell office:value-type="float" office:value="1.30676">
            <text:p>1,30676</text:p>
          </table:table-cell>
          <table:table-cell office:value-type="float" office:value="4326.2202">
            <text:p>4326,2202</text:p>
          </table:table-cell>
          <table:table-cell table:number-columns-repeated="2"/>
        </table:table-row>
        <table:table-row table:style-name="ro1">
          <table:table-cell office:value-type="string">
            <text:p>06.01.2013</text:p>
          </table:table-cell>
          <table:table-cell office:value-type="string">
            <text:p>01:00:00.000</text:p>
          </table:table-cell>
          <table:table-cell office:value-type="float" office:value="1.30678">
            <text:p>1,30678</text:p>
          </table:table-cell>
          <table:table-cell office:value-type="float" office:value="1.31275">
            <text:p>1,31275</text:p>
          </table:table-cell>
          <table:table-cell office:value-type="float" office:value="1.30165">
            <text:p>1,30165</text:p>
          </table:table-cell>
          <table:table-cell office:value-type="float" office:value="1.31236">
            <text:p>1,31236</text:p>
          </table:table-cell>
          <table:table-cell office:value-type="float" office:value="164850">
            <text:p>164850</text:p>
          </table:table-cell>
          <table:table-cell table:number-columns-repeated="2"/>
        </table:table-row>
        <table:table-row table:style-name="ro1">
          <table:table-cell office:value-type="string">
            <text:p>07.01.2013</text:p>
          </table:table-cell>
          <table:table-cell office:value-type="string">
            <text:p>01:00:00.000</text:p>
          </table:table-cell>
          <table:table-cell office:value-type="float" office:value="1.31236">
            <text:p>1,31236</text:p>
          </table:table-cell>
          <table:table-cell office:value-type="float" office:value="1.31393">
            <text:p>1,31393</text:p>
          </table:table-cell>
          <table:table-cell office:value-type="float" office:value="1.30566">
            <text:p>1,30566</text:p>
          </table:table-cell>
          <table:table-cell office:value-type="float" office:value="1.30825">
            <text:p>1,30825</text:p>
          </table:table-cell>
          <table:table-cell office:value-type="float" office:value="163429.7813">
            <text:p>163429,7813</text:p>
          </table:table-cell>
          <table:table-cell table:number-columns-repeated="2"/>
        </table:table-row>
        <table:table-row table:style-name="ro1">
          <table:table-cell office:value-type="string">
            <text:p>08.01.2013</text:p>
          </table:table-cell>
          <table:table-cell office:value-type="string">
            <text:p>01:00:00.000</text:p>
          </table:table-cell>
          <table:table-cell office:value-type="float" office:value="1.30822">
            <text:p>1,30822</text:p>
          </table:table-cell>
          <table:table-cell office:value-type="float" office:value="1.30956">
            <text:p>1,30956</text:p>
          </table:table-cell>
          <table:table-cell office:value-type="float" office:value="1.30362">
            <text:p>1,30362</text:p>
          </table:table-cell>
          <table:table-cell office:value-type="float" office:value="1.30531">
            <text:p>1,30531</text:p>
          </table:table-cell>
          <table:table-cell office:value-type="float" office:value="159971.0781">
            <text:p>159971,0781</text:p>
          </table:table-cell>
          <table:table-cell table:number-columns-repeated="2"/>
        </table:table-row>
        <table:table-row table:style-name="ro1">
          <table:table-cell office:value-type="string">
            <text:p>09.01.2013</text:p>
          </table:table-cell>
          <table:table-cell office:value-type="string">
            <text:p>01:00:00.000</text:p>
          </table:table-cell>
          <table:table-cell office:value-type="float" office:value="1.3053">
            <text:p>1,3053</text:p>
          </table:table-cell>
          <table:table-cell office:value-type="float" office:value="1.32791">
            <text:p>1,32791</text:p>
          </table:table-cell>
          <table:table-cell office:value-type="float" office:value="1.30385">
            <text:p>1,30385</text:p>
          </table:table-cell>
          <table:table-cell office:value-type="float" office:value="1.32722">
            <text:p>1,32722</text:p>
          </table:table-cell>
          <table:table-cell office:value-type="float" office:value="190490.7969">
            <text:p>190490,7969</text:p>
          </table:table-cell>
          <table:table-cell table:number-columns-repeated="2"/>
        </table:table-row>
        <table:table-row table:style-name="ro1">
          <table:table-cell office:value-type="string">
            <text:p>10.01.2013</text:p>
          </table:table-cell>
          <table:table-cell office:value-type="string">
            <text:p>01:00:00.000</text:p>
          </table:table-cell>
          <table:table-cell office:value-type="float" office:value="1.32723">
            <text:p>1,32723</text:p>
          </table:table-cell>
          <table:table-cell office:value-type="float" office:value="1.33653">
            <text:p>1,33653</text:p>
          </table:table-cell>
          <table:table-cell office:value-type="float" office:value="1.32479">
            <text:p>1,32479</text:p>
          </table:table-cell>
          <table:table-cell office:value-type="float" office:value="1.33424">
            <text:p>1,33424</text:p>
          </table:table-cell>
          <table:table-cell office:value-type="float" office:value="182030.9063">
            <text:p>182030,9063</text:p>
          </table:table-cell>
          <table:table-cell table:number-columns-repeated="2"/>
        </table:table-row>
        <table:table-row table:style-name="ro1">
          <table:table-cell office:value-type="string">
            <text:p>11.01.2013</text:p>
          </table:table-cell>
          <table:table-cell office:value-type="string">
            <text:p>01:00:00.000</text:p>
          </table:table-cell>
          <table:table-cell table:number-columns-repeated="4" office:value-type="float" office:value="1.33424">
            <text:p>1,334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2.01.2013</text:p>
          </table:table-cell>
          <table:table-cell office:value-type="string">
            <text:p>01:00:00.000</text:p>
          </table:table-cell>
          <table:table-cell office:value-type="float" office:value="1.33605">
            <text:p>1,33605</text:p>
          </table:table-cell>
          <table:table-cell office:value-type="float" office:value="1.33685">
            <text:p>1,33685</text:p>
          </table:table-cell>
          <table:table-cell office:value-type="float" office:value="1.33498">
            <text:p>1,33498</text:p>
          </table:table-cell>
          <table:table-cell office:value-type="float" office:value="1.33579">
            <text:p>1,33579</text:p>
          </table:table-cell>
          <table:table-cell office:value-type="float" office:value="8424.2402">
            <text:p>8424,2402</text:p>
          </table:table-cell>
          <table:table-cell table:number-columns-repeated="2"/>
        </table:table-row>
        <table:table-row table:style-name="ro1">
          <table:table-cell office:value-type="string">
            <text:p>13.01.2013</text:p>
          </table:table-cell>
          <table:table-cell office:value-type="string">
            <text:p>01:00:00.000</text:p>
          </table:table-cell>
          <table:table-cell office:value-type="float" office:value="1.33579">
            <text:p>1,33579</text:p>
          </table:table-cell>
          <table:table-cell office:value-type="float" office:value="1.34037">
            <text:p>1,34037</text:p>
          </table:table-cell>
          <table:table-cell office:value-type="float" office:value="1.33356">
            <text:p>1,33356</text:p>
          </table:table-cell>
          <table:table-cell office:value-type="float" office:value="1.33769">
            <text:p>1,33769</text:p>
          </table:table-cell>
          <table:table-cell office:value-type="float" office:value="156558.5938">
            <text:p>156558,5938</text:p>
          </table:table-cell>
          <table:table-cell table:number-columns-repeated="2"/>
        </table:table-row>
        <table:table-row table:style-name="ro1">
          <table:table-cell office:value-type="string">
            <text:p>14.01.2013</text:p>
          </table:table-cell>
          <table:table-cell office:value-type="string">
            <text:p>01:00:00.000</text:p>
          </table:table-cell>
          <table:table-cell office:value-type="float" office:value="1.33771">
            <text:p>1,33771</text:p>
          </table:table-cell>
          <table:table-cell office:value-type="float" office:value="1.33933">
            <text:p>1,33933</text:p>
          </table:table-cell>
          <table:table-cell office:value-type="float" office:value="1.3272">
            <text:p>1,3272</text:p>
          </table:table-cell>
          <table:table-cell office:value-type="float" office:value="1.33088">
            <text:p>1,33088</text:p>
          </table:table-cell>
          <table:table-cell office:value-type="float" office:value="171061.6563">
            <text:p>171061,6563</text:p>
          </table:table-cell>
          <table:table-cell table:number-columns-repeated="2"/>
        </table:table-row>
        <table:table-row table:style-name="ro1">
          <table:table-cell office:value-type="string">
            <text:p>15.01.2013</text:p>
          </table:table-cell>
          <table:table-cell office:value-type="string">
            <text:p>01:00:00.000</text:p>
          </table:table-cell>
          <table:table-cell office:value-type="float" office:value="1.33089">
            <text:p>1,33089</text:p>
          </table:table-cell>
          <table:table-cell office:value-type="float" office:value="1.33246">
            <text:p>1,33246</text:p>
          </table:table-cell>
          <table:table-cell office:value-type="float" office:value="1.32565">
            <text:p>1,32565</text:p>
          </table:table-cell>
          <table:table-cell office:value-type="float" office:value="1.32845">
            <text:p>1,32845</text:p>
          </table:table-cell>
          <table:table-cell office:value-type="float" office:value="161785.5781">
            <text:p>161785,5781</text:p>
          </table:table-cell>
          <table:table-cell table:number-columns-repeated="2"/>
        </table:table-row>
        <table:table-row table:style-name="ro1">
          <table:table-cell office:value-type="string">
            <text:p>16.01.2013</text:p>
          </table:table-cell>
          <table:table-cell office:value-type="string">
            <text:p>01:00:00.000</text:p>
          </table:table-cell>
          <table:table-cell office:value-type="float" office:value="1.32845">
            <text:p>1,32845</text:p>
          </table:table-cell>
          <table:table-cell office:value-type="float" office:value="1.33873">
            <text:p>1,33873</text:p>
          </table:table-cell>
          <table:table-cell office:value-type="float" office:value="1.32696">
            <text:p>1,32696</text:p>
          </table:table-cell>
          <table:table-cell office:value-type="float" office:value="1.33738">
            <text:p>1,33738</text:p>
          </table:table-cell>
          <table:table-cell office:value-type="float" office:value="173479.5469">
            <text:p>173479,5469</text:p>
          </table:table-cell>
          <table:table-cell table:number-columns-repeated="2"/>
        </table:table-row>
        <table:table-row table:style-name="ro1">
          <table:table-cell office:value-type="string">
            <text:p>17.01.2013</text:p>
          </table:table-cell>
          <table:table-cell office:value-type="string">
            <text:p>01:00:00.000</text:p>
          </table:table-cell>
          <table:table-cell office:value-type="float" office:value="1.33737">
            <text:p>1,33737</text:p>
          </table:table-cell>
          <table:table-cell office:value-type="float" office:value="1.3398">
            <text:p>1,3398</text:p>
          </table:table-cell>
          <table:table-cell office:value-type="float" office:value="1.32803">
            <text:p>1,32803</text:p>
          </table:table-cell>
          <table:table-cell office:value-type="float" office:value="1.3318">
            <text:p>1,3318</text:p>
          </table:table-cell>
          <table:table-cell office:value-type="float" office:value="167559.0625">
            <text:p>167559,0625</text:p>
          </table:table-cell>
          <table:table-cell table:number-columns-repeated="2"/>
        </table:table-row>
        <table:table-row table:style-name="ro1">
          <table:table-cell office:value-type="string">
            <text:p>18.01.2013</text:p>
          </table:table-cell>
          <table:table-cell office:value-type="string">
            <text:p>01:00:00.000</text:p>
          </table:table-cell>
          <table:table-cell table:number-columns-repeated="4" office:value-type="float" office:value="1.3318">
            <text:p>1,33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9.01.2013</text:p>
          </table:table-cell>
          <table:table-cell office:value-type="string">
            <text:p>01:00:00.000</text:p>
          </table:table-cell>
          <table:table-cell office:value-type="float" office:value="1.33107">
            <text:p>1,33107</text:p>
          </table:table-cell>
          <table:table-cell office:value-type="float" office:value="1.33237">
            <text:p>1,33237</text:p>
          </table:table-cell>
          <table:table-cell office:value-type="float" office:value="1.33066">
            <text:p>1,33066</text:p>
          </table:table-cell>
          <table:table-cell office:value-type="float" office:value="1.33176">
            <text:p>1,33176</text:p>
          </table:table-cell>
          <table:table-cell office:value-type="float" office:value="3996.71">
            <text:p>3996,71</text:p>
          </table:table-cell>
          <table:table-cell table:number-columns-repeated="2"/>
        </table:table-row>
        <table:table-row table:style-name="ro1">
          <table:table-cell office:value-type="string">
            <text:p>20.01.2013</text:p>
          </table:table-cell>
          <table:table-cell office:value-type="string">
            <text:p>01:00:00.000</text:p>
          </table:table-cell>
          <table:table-cell office:value-type="float" office:value="1.33174">
            <text:p>1,33174</text:p>
          </table:table-cell>
          <table:table-cell office:value-type="float" office:value="1.33319">
            <text:p>1,33319</text:p>
          </table:table-cell>
          <table:table-cell office:value-type="float" office:value="1.32998">
            <text:p>1,32998</text:p>
          </table:table-cell>
          <table:table-cell office:value-type="float" office:value="1.33095">
            <text:p>1,33095</text:p>
          </table:table-cell>
          <table:table-cell office:value-type="float" office:value="90342.4922">
            <text:p>90342,4922</text:p>
          </table:table-cell>
          <table:table-cell table:number-columns-repeated="2"/>
        </table:table-row>
        <table:table-row table:style-name="ro1">
          <table:table-cell office:value-type="string">
            <text:p>21.01.2013</text:p>
          </table:table-cell>
          <table:table-cell office:value-type="string">
            <text:p>01:00:00.000</text:p>
          </table:table-cell>
          <table:table-cell office:value-type="float" office:value="1.33096">
            <text:p>1,33096</text:p>
          </table:table-cell>
          <table:table-cell office:value-type="float" office:value="1.33712">
            <text:p>1,33712</text:p>
          </table:table-cell>
          <table:table-cell office:value-type="float" office:value="1.32668">
            <text:p>1,32668</text:p>
          </table:table-cell>
          <table:table-cell office:value-type="float" office:value="1.33125">
            <text:p>1,33125</text:p>
          </table:table-cell>
          <table:table-cell office:value-type="float" office:value="180520.5625">
            <text:p>180520,5625</text:p>
          </table:table-cell>
          <table:table-cell table:number-columns-repeated="2"/>
        </table:table-row>
        <table:table-row table:style-name="ro1">
          <table:table-cell office:value-type="string">
            <text:p>22.01.2013</text:p>
          </table:table-cell>
          <table:table-cell office:value-type="string">
            <text:p>01:00:00.000</text:p>
          </table:table-cell>
          <table:table-cell office:value-type="float" office:value="1.33127">
            <text:p>1,33127</text:p>
          </table:table-cell>
          <table:table-cell office:value-type="float" office:value="1.33542">
            <text:p>1,33542</text:p>
          </table:table-cell>
          <table:table-cell office:value-type="float" office:value="1.32655">
            <text:p>1,32655</text:p>
          </table:table-cell>
          <table:table-cell office:value-type="float" office:value="1.33067">
            <text:p>1,33067</text:p>
          </table:table-cell>
          <table:table-cell office:value-type="float" office:value="149668.2813">
            <text:p>149668,2813</text:p>
          </table:table-cell>
          <table:table-cell table:number-columns-repeated="2"/>
        </table:table-row>
        <table:table-row table:style-name="ro1">
          <table:table-cell office:value-type="string">
            <text:p>23.01.2013</text:p>
          </table:table-cell>
          <table:table-cell office:value-type="string">
            <text:p>01:00:00.000</text:p>
          </table:table-cell>
          <table:table-cell office:value-type="float" office:value="1.33068">
            <text:p>1,33068</text:p>
          </table:table-cell>
          <table:table-cell office:value-type="float" office:value="1.33925">
            <text:p>1,33925</text:p>
          </table:table-cell>
          <table:table-cell office:value-type="float" office:value="1.32859">
            <text:p>1,32859</text:p>
          </table:table-cell>
          <table:table-cell office:value-type="float" office:value="1.33674">
            <text:p>1,33674</text:p>
          </table:table-cell>
          <table:table-cell office:value-type="float" office:value="181504.375">
            <text:p>181504,375</text:p>
          </table:table-cell>
          <table:table-cell table:number-columns-repeated="2"/>
        </table:table-row>
        <table:table-row table:style-name="ro1">
          <table:table-cell office:value-type="string">
            <text:p>24.01.2013</text:p>
          </table:table-cell>
          <table:table-cell office:value-type="string">
            <text:p>01:00:00.000</text:p>
          </table:table-cell>
          <table:table-cell office:value-type="float" office:value="1.33674">
            <text:p>1,33674</text:p>
          </table:table-cell>
          <table:table-cell office:value-type="float" office:value="1.34788">
            <text:p>1,34788</text:p>
          </table:table-cell>
          <table:table-cell office:value-type="float" office:value="1.33497">
            <text:p>1,33497</text:p>
          </table:table-cell>
          <table:table-cell office:value-type="float" office:value="1.34587">
            <text:p>1,34587</text:p>
          </table:table-cell>
          <table:table-cell office:value-type="float" office:value="185772.2031">
            <text:p>185772,2031</text:p>
          </table:table-cell>
          <table:table-cell table:number-columns-repeated="2"/>
        </table:table-row>
        <table:table-row table:style-name="ro1">
          <table:table-cell office:value-type="string">
            <text:p>25.01.2013</text:p>
          </table:table-cell>
          <table:table-cell office:value-type="string">
            <text:p>01:00:00.000</text:p>
          </table:table-cell>
          <table:table-cell table:number-columns-repeated="4" office:value-type="float" office:value="1.34587">
            <text:p>1,345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6.01.2013</text:p>
          </table:table-cell>
          <table:table-cell office:value-type="string">
            <text:p>01:00:00.000</text:p>
          </table:table-cell>
          <table:table-cell office:value-type="float" office:value="1.34651">
            <text:p>1,34651</text:p>
          </table:table-cell>
          <table:table-cell office:value-type="float" office:value="1.34709">
            <text:p>1,34709</text:p>
          </table:table-cell>
          <table:table-cell office:value-type="float" office:value="1.34531">
            <text:p>1,34531</text:p>
          </table:table-cell>
          <table:table-cell office:value-type="float" office:value="1.34647">
            <text:p>1,34647</text:p>
          </table:table-cell>
          <table:table-cell office:value-type="float" office:value="6648.7798">
            <text:p>6648,7798</text:p>
          </table:table-cell>
          <table:table-cell table:number-columns-repeated="2"/>
        </table:table-row>
        <table:table-row table:style-name="ro1">
          <table:table-cell office:value-type="string">
            <text:p>27.01.2013</text:p>
          </table:table-cell>
          <table:table-cell office:value-type="string">
            <text:p>01:00:00.000</text:p>
          </table:table-cell>
          <table:table-cell office:value-type="float" office:value="1.34647">
            <text:p>1,34647</text:p>
          </table:table-cell>
          <table:table-cell office:value-type="float" office:value="1.34765">
            <text:p>1,34765</text:p>
          </table:table-cell>
          <table:table-cell office:value-type="float" office:value="1.34244">
            <text:p>1,34244</text:p>
          </table:table-cell>
          <table:table-cell office:value-type="float" office:value="1.34469">
            <text:p>1,34469</text:p>
          </table:table-cell>
          <table:table-cell office:value-type="float" office:value="152347.2188">
            <text:p>152347,2188</text:p>
          </table:table-cell>
          <table:table-cell table:number-columns-repeated="2"/>
        </table:table-row>
        <table:table-row table:style-name="ro1">
          <table:table-cell office:value-type="string">
            <text:p>28.01.2013</text:p>
          </table:table-cell>
          <table:table-cell office:value-type="string">
            <text:p>01:00:00.000</text:p>
          </table:table-cell>
          <table:table-cell office:value-type="float" office:value="1.3447">
            <text:p>1,3447</text:p>
          </table:table-cell>
          <table:table-cell office:value-type="float" office:value="1.34968">
            <text:p>1,34968</text:p>
          </table:table-cell>
          <table:table-cell office:value-type="float" office:value="1.3414">
            <text:p>1,3414</text:p>
          </table:table-cell>
          <table:table-cell office:value-type="float" office:value="1.34874">
            <text:p>1,34874</text:p>
          </table:table-cell>
          <table:table-cell office:value-type="float" office:value="174499.6406">
            <text:p>174499,6406</text:p>
          </table:table-cell>
          <table:table-cell table:number-columns-repeated="2"/>
        </table:table-row>
        <table:table-row table:style-name="ro1">
          <table:table-cell office:value-type="string">
            <text:p>29.01.2013</text:p>
          </table:table-cell>
          <table:table-cell office:value-type="string">
            <text:p>01:00:00.000</text:p>
          </table:table-cell>
          <table:table-cell office:value-type="float" office:value="1.34874">
            <text:p>1,34874</text:p>
          </table:table-cell>
          <table:table-cell office:value-type="float" office:value="1.3587">
            <text:p>1,3587</text:p>
          </table:table-cell>
          <table:table-cell office:value-type="float" office:value="1.34817">
            <text:p>1,34817</text:p>
          </table:table-cell>
          <table:table-cell office:value-type="float" office:value="1.35682">
            <text:p>1,35682</text:p>
          </table:table-cell>
          <table:table-cell office:value-type="float" office:value="175367.4844">
            <text:p>175367,4844</text:p>
          </table:table-cell>
          <table:table-cell table:number-columns-repeated="2"/>
        </table:table-row>
        <table:table-row table:style-name="ro1">
          <table:table-cell office:value-type="string">
            <text:p>30.01.2013</text:p>
          </table:table-cell>
          <table:table-cell office:value-type="string">
            <text:p>01:00:00.000</text:p>
          </table:table-cell>
          <table:table-cell office:value-type="float" office:value="1.3568">
            <text:p>1,3568</text:p>
          </table:table-cell>
          <table:table-cell office:value-type="float" office:value="1.36165">
            <text:p>1,36165</text:p>
          </table:table-cell>
          <table:table-cell office:value-type="float" office:value="1.35408">
            <text:p>1,35408</text:p>
          </table:table-cell>
          <table:table-cell office:value-type="float" office:value="1.36115">
            <text:p>1,36115</text:p>
          </table:table-cell>
          <table:table-cell office:value-type="float" office:value="166226.0625">
            <text:p>166226,0625</text:p>
          </table:table-cell>
          <table:table-cell table:number-columns-repeated="2"/>
        </table:table-row>
        <table:table-row table:style-name="ro1">
          <table:table-cell office:value-type="string">
            <text:p>31.01.2013</text:p>
          </table:table-cell>
          <table:table-cell office:value-type="string">
            <text:p>01:00:00.000</text:p>
          </table:table-cell>
          <table:table-cell office:value-type="float" office:value="1.36115">
            <text:p>1,36115</text:p>
          </table:table-cell>
          <table:table-cell office:value-type="float" office:value="1.37108">
            <text:p>1,37108</text:p>
          </table:table-cell>
          <table:table-cell office:value-type="float" office:value="1.3586">
            <text:p>1,3586</text:p>
          </table:table-cell>
          <table:table-cell office:value-type="float" office:value="1.36391">
            <text:p>1,36391</text:p>
          </table:table-cell>
          <table:table-cell office:value-type="float" office:value="204622.9844">
            <text:p>204622,9844</text:p>
          </table:table-cell>
          <table:table-cell table:number-columns-repeated="2"/>
        </table:table-row>
        <table:table-row table:style-name="ro1">
          <table:table-cell office:value-type="string">
            <text:p>01.02.2013</text:p>
          </table:table-cell>
          <table:table-cell office:value-type="string">
            <text:p>01:00:00.000</text:p>
          </table:table-cell>
          <table:table-cell table:number-columns-repeated="4" office:value-type="float" office:value="1.36391">
            <text:p>1,3639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2.02.2013</text:p>
          </table:table-cell>
          <table:table-cell office:value-type="string">
            <text:p>01:00:00.000</text:p>
          </table:table-cell>
          <table:table-cell office:value-type="float" office:value="1.36521">
            <text:p>1,36521</text:p>
          </table:table-cell>
          <table:table-cell office:value-type="float" office:value="1.36571">
            <text:p>1,36571</text:p>
          </table:table-cell>
          <table:table-cell table:number-columns-repeated="2" office:value-type="float" office:value="1.36449">
            <text:p>1,36449</text:p>
          </table:table-cell>
          <table:table-cell office:value-type="float" office:value="4513.7002">
            <text:p>4513,7002</text:p>
          </table:table-cell>
          <table:table-cell table:number-columns-repeated="2"/>
        </table:table-row>
        <table:table-row table:style-name="ro1">
          <table:table-cell office:value-type="string">
            <text:p>03.02.2013</text:p>
          </table:table-cell>
          <table:table-cell office:value-type="string">
            <text:p>01:00:00.000</text:p>
          </table:table-cell>
          <table:table-cell office:value-type="float" office:value="1.36448">
            <text:p>1,36448</text:p>
          </table:table-cell>
          <table:table-cell office:value-type="float" office:value="1.36486">
            <text:p>1,36486</text:p>
          </table:table-cell>
          <table:table-cell office:value-type="float" office:value="1.34988">
            <text:p>1,34988</text:p>
          </table:table-cell>
          <table:table-cell office:value-type="float" office:value="1.35104">
            <text:p>1,35104</text:p>
          </table:table-cell>
          <table:table-cell office:value-type="float" office:value="171325.625">
            <text:p>171325,625</text:p>
          </table:table-cell>
          <table:table-cell table:number-columns-repeated="2"/>
        </table:table-row>
        <table:table-row table:style-name="ro1">
          <table:table-cell office:value-type="string">
            <text:p>04.02.2013</text:p>
          </table:table-cell>
          <table:table-cell office:value-type="string">
            <text:p>01:00:00.000</text:p>
          </table:table-cell>
          <table:table-cell office:value-type="float" office:value="1.35103">
            <text:p>1,35103</text:p>
          </table:table-cell>
          <table:table-cell office:value-type="float" office:value="1.35972">
            <text:p>1,35972</text:p>
          </table:table-cell>
          <table:table-cell office:value-type="float" office:value="1.34577">
            <text:p>1,34577</text:p>
          </table:table-cell>
          <table:table-cell office:value-type="float" office:value="1.35825">
            <text:p>1,35825</text:p>
          </table:table-cell>
          <table:table-cell office:value-type="float" office:value="197343.0469">
            <text:p>197343,0469</text:p>
          </table:table-cell>
          <table:table-cell table:number-columns-repeated="2"/>
        </table:table-row>
        <table:table-row table:style-name="ro1">
          <table:table-cell office:value-type="string">
            <text:p>05.02.2013</text:p>
          </table:table-cell>
          <table:table-cell office:value-type="string">
            <text:p>01:00:00.000</text:p>
          </table:table-cell>
          <table:table-cell office:value-type="float" office:value="1.35825">
            <text:p>1,35825</text:p>
          </table:table-cell>
          <table:table-cell office:value-type="float" office:value="1.35957">
            <text:p>1,35957</text:p>
          </table:table-cell>
          <table:table-cell office:value-type="float" office:value="1.34951">
            <text:p>1,34951</text:p>
          </table:table-cell>
          <table:table-cell office:value-type="float" office:value="1.35218">
            <text:p>1,35218</text:p>
          </table:table-cell>
          <table:table-cell office:value-type="float" office:value="181781.8438">
            <text:p>181781,8438</text:p>
          </table:table-cell>
          <table:table-cell table:number-columns-repeated="2"/>
        </table:table-row>
        <table:table-row table:style-name="ro1">
          <table:table-cell office:value-type="string">
            <text:p>06.02.2013</text:p>
          </table:table-cell>
          <table:table-cell office:value-type="string">
            <text:p>01:00:00.000</text:p>
          </table:table-cell>
          <table:table-cell office:value-type="float" office:value="1.35216">
            <text:p>1,35216</text:p>
          </table:table-cell>
          <table:table-cell office:value-type="float" office:value="1.35769">
            <text:p>1,35769</text:p>
          </table:table-cell>
          <table:table-cell office:value-type="float" office:value="1.33706">
            <text:p>1,33706</text:p>
          </table:table-cell>
          <table:table-cell office:value-type="float" office:value="1.33827">
            <text:p>1,33827</text:p>
          </table:table-cell>
          <table:table-cell office:value-type="float" office:value="203740.6563">
            <text:p>203740,6563</text:p>
          </table:table-cell>
          <table:table-cell table:number-columns-repeated="2"/>
        </table:table-row>
        <table:table-row table:style-name="ro1">
          <table:table-cell office:value-type="string">
            <text:p>07.02.2013</text:p>
          </table:table-cell>
          <table:table-cell office:value-type="string">
            <text:p>01:00:00.000</text:p>
          </table:table-cell>
          <table:table-cell office:value-type="float" office:value="1.33826">
            <text:p>1,33826</text:p>
          </table:table-cell>
          <table:table-cell office:value-type="float" office:value="1.34288">
            <text:p>1,34288</text:p>
          </table:table-cell>
          <table:table-cell office:value-type="float" office:value="1.33531">
            <text:p>1,33531</text:p>
          </table:table-cell>
          <table:table-cell office:value-type="float" office:value="1.33665">
            <text:p>1,33665</text:p>
          </table:table-cell>
          <table:table-cell office:value-type="float" office:value="160196.4063">
            <text:p>160196,4063</text:p>
          </table:table-cell>
          <table:table-cell table:number-columns-repeated="2"/>
        </table:table-row>
        <table:table-row table:style-name="ro1">
          <table:table-cell office:value-type="string">
            <text:p>08.02.2013</text:p>
          </table:table-cell>
          <table:table-cell office:value-type="string">
            <text:p>01:00:00.000</text:p>
          </table:table-cell>
          <table:table-cell table:number-columns-repeated="4" office:value-type="float" office:value="1.33665">
            <text:p>1,3366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9.02.2013</text:p>
          </table:table-cell>
          <table:table-cell office:value-type="string">
            <text:p>01:00:00.000</text:p>
          </table:table-cell>
          <table:table-cell office:value-type="float" office:value="1.33673">
            <text:p>1,33673</text:p>
          </table:table-cell>
          <table:table-cell office:value-type="float" office:value="1.3374">
            <text:p>1,3374</text:p>
          </table:table-cell>
          <table:table-cell office:value-type="float" office:value="1.33635">
            <text:p>1,33635</text:p>
          </table:table-cell>
          <table:table-cell office:value-type="float" office:value="1.3366">
            <text:p>1,3366</text:p>
          </table:table-cell>
          <table:table-cell office:value-type="float" office:value="6971.5801">
            <text:p>6971,5801</text:p>
          </table:table-cell>
          <table:table-cell table:number-columns-repeated="2"/>
        </table:table-row>
        <table:table-row table:style-name="ro1">
          <table:table-cell office:value-type="string">
            <text:p>10.02.2013</text:p>
          </table:table-cell>
          <table:table-cell office:value-type="string">
            <text:p>01:00:00.000</text:p>
          </table:table-cell>
          <table:table-cell office:value-type="float" office:value="1.33658">
            <text:p>1,33658</text:p>
          </table:table-cell>
          <table:table-cell office:value-type="float" office:value="1.34273">
            <text:p>1,34273</text:p>
          </table:table-cell>
          <table:table-cell office:value-type="float" office:value="1.3357">
            <text:p>1,3357</text:p>
          </table:table-cell>
          <table:table-cell office:value-type="float" office:value="1.34016">
            <text:p>1,34016</text:p>
          </table:table-cell>
          <table:table-cell office:value-type="float" office:value="141411.2813">
            <text:p>141411,2813</text:p>
          </table:table-cell>
          <table:table-cell table:number-columns-repeated="2"/>
        </table:table-row>
        <table:table-row table:style-name="ro1">
          <table:table-cell office:value-type="string">
            <text:p>11.02.2013</text:p>
          </table:table-cell>
          <table:table-cell office:value-type="string">
            <text:p>01:00:00.000</text:p>
          </table:table-cell>
          <table:table-cell office:value-type="float" office:value="1.34016">
            <text:p>1,34016</text:p>
          </table:table-cell>
          <table:table-cell office:value-type="float" office:value="1.34753">
            <text:p>1,34753</text:p>
          </table:table-cell>
          <table:table-cell office:value-type="float" office:value="1.33635">
            <text:p>1,33635</text:p>
          </table:table-cell>
          <table:table-cell office:value-type="float" office:value="1.34521">
            <text:p>1,34521</text:p>
          </table:table-cell>
          <table:table-cell office:value-type="float" office:value="155198.1719">
            <text:p>155198,1719</text:p>
          </table:table-cell>
          <table:table-cell table:number-columns-repeated="2"/>
        </table:table-row>
        <table:table-row table:style-name="ro1">
          <table:table-cell office:value-type="string">
            <text:p>12.02.2013</text:p>
          </table:table-cell>
          <table:table-cell office:value-type="string">
            <text:p>01:00:00.000</text:p>
          </table:table-cell>
          <table:table-cell office:value-type="float" office:value="1.34519">
            <text:p>1,34519</text:p>
          </table:table-cell>
          <table:table-cell office:value-type="float" office:value="1.35196">
            <text:p>1,35196</text:p>
          </table:table-cell>
          <table:table-cell office:value-type="float" office:value="1.34262">
            <text:p>1,34262</text:p>
          </table:table-cell>
          <table:table-cell office:value-type="float" office:value="1.34444">
            <text:p>1,34444</text:p>
          </table:table-cell>
          <table:table-cell office:value-type="float" office:value="141698.9375">
            <text:p>141698,9375</text:p>
          </table:table-cell>
          <table:table-cell table:number-columns-repeated="2"/>
        </table:table-row>
        <table:table-row table:style-name="ro1">
          <table:table-cell office:value-type="string">
            <text:p>13.02.2013</text:p>
          </table:table-cell>
          <table:table-cell office:value-type="string">
            <text:p>01:00:00.000</text:p>
          </table:table-cell>
          <table:table-cell office:value-type="float" office:value="1.34444">
            <text:p>1,34444</text:p>
          </table:table-cell>
          <table:table-cell office:value-type="float" office:value="1.34551">
            <text:p>1,34551</text:p>
          </table:table-cell>
          <table:table-cell office:value-type="float" office:value="1.3315">
            <text:p>1,3315</text:p>
          </table:table-cell>
          <table:table-cell office:value-type="float" office:value="1.33498">
            <text:p>1,33498</text:p>
          </table:table-cell>
          <table:table-cell office:value-type="float" office:value="147314.9844">
            <text:p>147314,9844</text:p>
          </table:table-cell>
          <table:table-cell table:number-columns-repeated="2"/>
        </table:table-row>
        <table:table-row table:style-name="ro1">
          <table:table-cell office:value-type="string">
            <text:p>14.02.2013</text:p>
          </table:table-cell>
          <table:table-cell office:value-type="string">
            <text:p>01:00:00.000</text:p>
          </table:table-cell>
          <table:table-cell office:value-type="float" office:value="1.33499">
            <text:p>1,33499</text:p>
          </table:table-cell>
          <table:table-cell office:value-type="float" office:value="1.33929">
            <text:p>1,33929</text:p>
          </table:table-cell>
          <table:table-cell office:value-type="float" office:value="1.3306">
            <text:p>1,3306</text:p>
          </table:table-cell>
          <table:table-cell office:value-type="float" office:value="1.33618">
            <text:p>1,33618</text:p>
          </table:table-cell>
          <table:table-cell office:value-type="float" office:value="148092.4375">
            <text:p>148092,4375</text:p>
          </table:table-cell>
          <table:table-cell table:number-columns-repeated="2"/>
        </table:table-row>
        <table:table-row table:style-name="ro1">
          <table:table-cell office:value-type="string">
            <text:p>15.02.2013</text:p>
          </table:table-cell>
          <table:table-cell office:value-type="string">
            <text:p>01:00:00.000</text:p>
          </table:table-cell>
          <table:table-cell table:number-columns-repeated="4" office:value-type="float" office:value="1.33618">
            <text:p>1,3361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6.02.2013</text:p>
          </table:table-cell>
          <table:table-cell office:value-type="string">
            <text:p>01:00:00.000</text:p>
          </table:table-cell>
          <table:table-cell office:value-type="float" office:value="1.33503">
            <text:p>1,33503</text:p>
          </table:table-cell>
          <table:table-cell office:value-type="float" office:value="1.3357">
            <text:p>1,3357</text:p>
          </table:table-cell>
          <table:table-cell office:value-type="float" office:value="1.33369">
            <text:p>1,33369</text:p>
          </table:table-cell>
          <table:table-cell office:value-type="float" office:value="1.33388">
            <text:p>1,33388</text:p>
          </table:table-cell>
          <table:table-cell office:value-type="float" office:value="5324.4302">
            <text:p>5324,4302</text:p>
          </table:table-cell>
          <table:table-cell table:number-columns-repeated="2"/>
        </table:table-row>
        <table:table-row table:style-name="ro1">
          <table:table-cell office:value-type="string">
            <text:p>17.02.2013</text:p>
          </table:table-cell>
          <table:table-cell office:value-type="string">
            <text:p>01:00:00.000</text:p>
          </table:table-cell>
          <table:table-cell office:value-type="float" office:value="1.33388">
            <text:p>1,33388</text:p>
          </table:table-cell>
          <table:table-cell office:value-type="float" office:value="1.33787">
            <text:p>1,33787</text:p>
          </table:table-cell>
          <table:table-cell office:value-type="float" office:value="1.3321">
            <text:p>1,3321</text:p>
          </table:table-cell>
          <table:table-cell office:value-type="float" office:value="1.33484">
            <text:p>1,33484</text:p>
          </table:table-cell>
          <table:table-cell office:value-type="float" office:value="104324.9531">
            <text:p>104324,9531</text:p>
          </table:table-cell>
          <table:table-cell table:number-columns-repeated="2"/>
        </table:table-row>
        <table:table-row table:style-name="ro1">
          <table:table-cell office:value-type="string">
            <text:p>18.02.2013</text:p>
          </table:table-cell>
          <table:table-cell office:value-type="string">
            <text:p>01:00:00.000</text:p>
          </table:table-cell>
          <table:table-cell office:value-type="float" office:value="1.33484">
            <text:p>1,33484</text:p>
          </table:table-cell>
          <table:table-cell office:value-type="float" office:value="1.33958">
            <text:p>1,33958</text:p>
          </table:table-cell>
          <table:table-cell office:value-type="float" office:value="1.33285">
            <text:p>1,33285</text:p>
          </table:table-cell>
          <table:table-cell office:value-type="float" office:value="1.33951">
            <text:p>1,33951</text:p>
          </table:table-cell>
          <table:table-cell office:value-type="float" office:value="135726.2344">
            <text:p>135726,2344</text:p>
          </table:table-cell>
          <table:table-cell table:number-columns-repeated="2"/>
        </table:table-row>
        <table:table-row table:style-name="ro1">
          <table:table-cell office:value-type="string">
            <text:p>19.02.2013</text:p>
          </table:table-cell>
          <table:table-cell office:value-type="string">
            <text:p>01:00:00.000</text:p>
          </table:table-cell>
          <table:table-cell office:value-type="float" office:value="1.33948">
            <text:p>1,33948</text:p>
          </table:table-cell>
          <table:table-cell office:value-type="float" office:value="1.34341">
            <text:p>1,34341</text:p>
          </table:table-cell>
          <table:table-cell office:value-type="float" office:value="1.32705">
            <text:p>1,32705</text:p>
          </table:table-cell>
          <table:table-cell office:value-type="float" office:value="1.32727">
            <text:p>1,32727</text:p>
          </table:table-cell>
          <table:table-cell office:value-type="float" office:value="171492.6875">
            <text:p>171492,6875</text:p>
          </table:table-cell>
          <table:table-cell table:number-columns-repeated="2"/>
        </table:table-row>
        <table:table-row table:style-name="ro1">
          <table:table-cell office:value-type="string">
            <text:p>20.02.2013</text:p>
          </table:table-cell>
          <table:table-cell office:value-type="string">
            <text:p>01:00:00.000</text:p>
          </table:table-cell>
          <table:table-cell office:value-type="float" office:value="1.32729">
            <text:p>1,32729</text:p>
          </table:table-cell>
          <table:table-cell office:value-type="float" office:value="1.32891">
            <text:p>1,32891</text:p>
          </table:table-cell>
          <table:table-cell office:value-type="float" office:value="1.31606">
            <text:p>1,31606</text:p>
          </table:table-cell>
          <table:table-cell office:value-type="float" office:value="1.3192">
            <text:p>1,3192</text:p>
          </table:table-cell>
          <table:table-cell office:value-type="float" office:value="189748.9531">
            <text:p>189748,9531</text:p>
          </table:table-cell>
          <table:table-cell table:number-columns-repeated="2"/>
        </table:table-row>
        <table:table-row table:style-name="ro1">
          <table:table-cell office:value-type="string">
            <text:p>21.02.2013</text:p>
          </table:table-cell>
          <table:table-cell office:value-type="string">
            <text:p>01:00:00.000</text:p>
          </table:table-cell>
          <table:table-cell office:value-type="float" office:value="1.3192">
            <text:p>1,3192</text:p>
          </table:table-cell>
          <table:table-cell office:value-type="float" office:value="1.32442">
            <text:p>1,32442</text:p>
          </table:table-cell>
          <table:table-cell office:value-type="float" office:value="1.3145">
            <text:p>1,3145</text:p>
          </table:table-cell>
          <table:table-cell office:value-type="float" office:value="1.31902">
            <text:p>1,31902</text:p>
          </table:table-cell>
          <table:table-cell office:value-type="float" office:value="147175.125">
            <text:p>147175,125</text:p>
          </table:table-cell>
          <table:table-cell table:number-columns-repeated="2"/>
        </table:table-row>
        <table:table-row table:style-name="ro1">
          <table:table-cell office:value-type="string">
            <text:p>22.02.2013</text:p>
          </table:table-cell>
          <table:table-cell office:value-type="string">
            <text:p>01:00:00.000</text:p>
          </table:table-cell>
          <table:table-cell table:number-columns-repeated="4" office:value-type="float" office:value="1.31902">
            <text:p>1,3190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3.02.2013</text:p>
          </table:table-cell>
          <table:table-cell office:value-type="string">
            <text:p>01:00:00.000</text:p>
          </table:table-cell>
          <table:table-cell office:value-type="float" office:value="1.32154">
            <text:p>1,32154</text:p>
          </table:table-cell>
          <table:table-cell office:value-type="float" office:value="1.32175">
            <text:p>1,32175</text:p>
          </table:table-cell>
          <table:table-cell office:value-type="float" office:value="1.31856">
            <text:p>1,31856</text:p>
          </table:table-cell>
          <table:table-cell office:value-type="float" office:value="1.31911">
            <text:p>1,31911</text:p>
          </table:table-cell>
          <table:table-cell office:value-type="float" office:value="8657.0596">
            <text:p>8657,0596</text:p>
          </table:table-cell>
          <table:table-cell table:number-columns-repeated="2"/>
        </table:table-row>
        <table:table-row table:style-name="ro1">
          <table:table-cell office:value-type="string">
            <text:p>24.02.2013</text:p>
          </table:table-cell>
          <table:table-cell office:value-type="string">
            <text:p>01:00:00.000</text:p>
          </table:table-cell>
          <table:table-cell office:value-type="float" office:value="1.31912">
            <text:p>1,31912</text:p>
          </table:table-cell>
          <table:table-cell office:value-type="float" office:value="1.33171">
            <text:p>1,33171</text:p>
          </table:table-cell>
          <table:table-cell office:value-type="float" office:value="1.30471">
            <text:p>1,30471</text:p>
          </table:table-cell>
          <table:table-cell office:value-type="float" office:value="1.30659">
            <text:p>1,30659</text:p>
          </table:table-cell>
          <table:table-cell office:value-type="float" office:value="217883.5">
            <text:p>217883,5</text:p>
          </table:table-cell>
          <table:table-cell table:number-columns-repeated="2"/>
        </table:table-row>
        <table:table-row table:style-name="ro1">
          <table:table-cell office:value-type="string">
            <text:p>25.02.2013</text:p>
          </table:table-cell>
          <table:table-cell office:value-type="string">
            <text:p>01:00:00.000</text:p>
          </table:table-cell>
          <table:table-cell office:value-type="float" office:value="1.30661">
            <text:p>1,30661</text:p>
          </table:table-cell>
          <table:table-cell office:value-type="float" office:value="1.31187">
            <text:p>1,31187</text:p>
          </table:table-cell>
          <table:table-cell office:value-type="float" office:value="1.3018">
            <text:p>1,3018</text:p>
          </table:table-cell>
          <table:table-cell office:value-type="float" office:value="1.30672">
            <text:p>1,30672</text:p>
          </table:table-cell>
          <table:table-cell office:value-type="float" office:value="241403.0938">
            <text:p>241403,0938</text:p>
          </table:table-cell>
          <table:table-cell table:number-columns-repeated="2"/>
        </table:table-row>
        <table:table-row table:style-name="ro1">
          <table:table-cell office:value-type="string">
            <text:p>26.02.2013</text:p>
          </table:table-cell>
          <table:table-cell office:value-type="string">
            <text:p>01:00:00.000</text:p>
          </table:table-cell>
          <table:table-cell office:value-type="float" office:value="1.30673">
            <text:p>1,30673</text:p>
          </table:table-cell>
          <table:table-cell office:value-type="float" office:value="1.31615">
            <text:p>1,31615</text:p>
          </table:table-cell>
          <table:table-cell office:value-type="float" office:value="1.3041">
            <text:p>1,3041</text:p>
          </table:table-cell>
          <table:table-cell office:value-type="float" office:value="1.31549">
            <text:p>1,31549</text:p>
          </table:table-cell>
          <table:table-cell office:value-type="float" office:value="212532.5">
            <text:p>212532,5</text:p>
          </table:table-cell>
          <table:table-cell table:number-columns-repeated="2"/>
        </table:table-row>
        <table:table-row table:style-name="ro1">
          <table:table-cell office:value-type="string">
            <text:p>27.02.2013</text:p>
          </table:table-cell>
          <table:table-cell office:value-type="string">
            <text:p>01:00:00.000</text:p>
          </table:table-cell>
          <table:table-cell office:value-type="float" office:value="1.31551">
            <text:p>1,31551</text:p>
          </table:table-cell>
          <table:table-cell office:value-type="float" office:value="1.31579">
            <text:p>1,31579</text:p>
          </table:table-cell>
          <table:table-cell office:value-type="float" office:value="1.30531">
            <text:p>1,30531</text:p>
          </table:table-cell>
          <table:table-cell office:value-type="float" office:value="1.30602">
            <text:p>1,30602</text:p>
          </table:table-cell>
          <table:table-cell office:value-type="float" office:value="184258.6875">
            <text:p>184258,6875</text:p>
          </table:table-cell>
          <table:table-cell table:number-columns-repeated="2"/>
        </table:table-row>
        <table:table-row table:style-name="ro1">
          <table:table-cell office:value-type="string">
            <text:p>28.02.2013</text:p>
          </table:table-cell>
          <table:table-cell office:value-type="string">
            <text:p>01:00:00.000</text:p>
          </table:table-cell>
          <table:table-cell office:value-type="float" office:value="1.30601">
            <text:p>1,30601</text:p>
          </table:table-cell>
          <table:table-cell office:value-type="float" office:value="1.3101">
            <text:p>1,3101</text:p>
          </table:table-cell>
          <table:table-cell office:value-type="float" office:value="1.29664">
            <text:p>1,29664</text:p>
          </table:table-cell>
          <table:table-cell office:value-type="float" office:value="1.30178">
            <text:p>1,30178</text:p>
          </table:table-cell>
          <table:table-cell office:value-type="float" office:value="187309.5156">
            <text:p>187309,5156</text:p>
          </table:table-cell>
          <table:table-cell table:number-columns-repeated="2"/>
        </table:table-row>
        <table:table-row table:style-name="ro1">
          <table:table-cell office:value-type="string">
            <text:p>01.03.2013</text:p>
          </table:table-cell>
          <table:table-cell office:value-type="string">
            <text:p>01:00:00.000</text:p>
          </table:table-cell>
          <table:table-cell table:number-columns-repeated="4" office:value-type="float" office:value="1.30178">
            <text:p>1,3017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2.03.2013</text:p>
          </table:table-cell>
          <table:table-cell office:value-type="string">
            <text:p>01:00:00.000</text:p>
          </table:table-cell>
          <table:table-cell office:value-type="float" office:value="1.30121">
            <text:p>1,30121</text:p>
          </table:table-cell>
          <table:table-cell office:value-type="float" office:value="1.30307">
            <text:p>1,30307</text:p>
          </table:table-cell>
          <table:table-cell office:value-type="float" office:value="1.30045">
            <text:p>1,30045</text:p>
          </table:table-cell>
          <table:table-cell office:value-type="float" office:value="1.30157">
            <text:p>1,30157</text:p>
          </table:table-cell>
          <table:table-cell office:value-type="float" office:value="5500.9199">
            <text:p>5500,9199</text:p>
          </table:table-cell>
          <table:table-cell table:number-columns-repeated="2"/>
        </table:table-row>
        <table:table-row table:style-name="ro1">
          <table:table-cell office:value-type="string">
            <text:p>03.03.2013</text:p>
          </table:table-cell>
          <table:table-cell office:value-type="string">
            <text:p>01:00:00.000</text:p>
          </table:table-cell>
          <table:table-cell office:value-type="float" office:value="1.30154">
            <text:p>1,30154</text:p>
          </table:table-cell>
          <table:table-cell office:value-type="float" office:value="1.30404">
            <text:p>1,30404</text:p>
          </table:table-cell>
          <table:table-cell office:value-type="float" office:value="1.29819">
            <text:p>1,29819</text:p>
          </table:table-cell>
          <table:table-cell office:value-type="float" office:value="1.30347">
            <text:p>1,30347</text:p>
          </table:table-cell>
          <table:table-cell office:value-type="float" office:value="144633.0938">
            <text:p>144633,0938</text:p>
          </table:table-cell>
          <table:table-cell table:number-columns-repeated="2"/>
        </table:table-row>
        <table:table-row table:style-name="ro1">
          <table:table-cell office:value-type="string">
            <text:p>04.03.2013</text:p>
          </table:table-cell>
          <table:table-cell office:value-type="string">
            <text:p>01:00:00.000</text:p>
          </table:table-cell>
          <table:table-cell office:value-type="float" office:value="1.30348">
            <text:p>1,30348</text:p>
          </table:table-cell>
          <table:table-cell office:value-type="float" office:value="1.3075">
            <text:p>1,3075</text:p>
          </table:table-cell>
          <table:table-cell office:value-type="float" office:value="1.3011">
            <text:p>1,3011</text:p>
          </table:table-cell>
          <table:table-cell office:value-type="float" office:value="1.30471">
            <text:p>1,30471</text:p>
          </table:table-cell>
          <table:table-cell office:value-type="float" office:value="152731.0313">
            <text:p>152731,0313</text:p>
          </table:table-cell>
          <table:table-cell table:number-columns-repeated="2"/>
        </table:table-row>
        <table:table-row table:style-name="ro1">
          <table:table-cell office:value-type="string">
            <text:p>05.03.2013</text:p>
          </table:table-cell>
          <table:table-cell office:value-type="string">
            <text:p>01:00:00.000</text:p>
          </table:table-cell>
          <table:table-cell office:value-type="float" office:value="1.30472">
            <text:p>1,30472</text:p>
          </table:table-cell>
          <table:table-cell office:value-type="float" office:value="1.307">
            <text:p>1,307</text:p>
          </table:table-cell>
          <table:table-cell office:value-type="float" office:value="1.29646">
            <text:p>1,29646</text:p>
          </table:table-cell>
          <table:table-cell office:value-type="float" office:value="1.29777">
            <text:p>1,29777</text:p>
          </table:table-cell>
          <table:table-cell office:value-type="float" office:value="144382.6094">
            <text:p>144382,6094</text:p>
          </table:table-cell>
          <table:table-cell table:number-columns-repeated="2"/>
        </table:table-row>
        <table:table-row table:style-name="ro1">
          <table:table-cell office:value-type="string">
            <text:p>06.03.2013</text:p>
          </table:table-cell>
          <table:table-cell office:value-type="string">
            <text:p>01:00:00.000</text:p>
          </table:table-cell>
          <table:table-cell office:value-type="float" office:value="1.29777">
            <text:p>1,29777</text:p>
          </table:table-cell>
          <table:table-cell office:value-type="float" office:value="1.31181">
            <text:p>1,31181</text:p>
          </table:table-cell>
          <table:table-cell office:value-type="float" office:value="1.29746">
            <text:p>1,29746</text:p>
          </table:table-cell>
          <table:table-cell office:value-type="float" office:value="1.31077">
            <text:p>1,31077</text:p>
          </table:table-cell>
          <table:table-cell office:value-type="float" office:value="176545.7188">
            <text:p>176545,7188</text:p>
          </table:table-cell>
          <table:table-cell table:number-columns-repeated="2"/>
        </table:table-row>
        <table:table-row table:style-name="ro1">
          <table:table-cell office:value-type="string">
            <text:p>07.03.2013</text:p>
          </table:table-cell>
          <table:table-cell office:value-type="string">
            <text:p>01:00:00.000</text:p>
          </table:table-cell>
          <table:table-cell office:value-type="float" office:value="1.31077">
            <text:p>1,31077</text:p>
          </table:table-cell>
          <table:table-cell office:value-type="float" office:value="1.31343">
            <text:p>1,31343</text:p>
          </table:table-cell>
          <table:table-cell office:value-type="float" office:value="1.29548">
            <text:p>1,29548</text:p>
          </table:table-cell>
          <table:table-cell office:value-type="float" office:value="1.30039">
            <text:p>1,30039</text:p>
          </table:table-cell>
          <table:table-cell office:value-type="float" office:value="167831.7813">
            <text:p>167831,7813</text:p>
          </table:table-cell>
          <table:table-cell table:number-columns-repeated="2"/>
        </table:table-row>
        <table:table-row table:style-name="ro1">
          <table:table-cell office:value-type="string">
            <text:p>08.03.2013</text:p>
          </table:table-cell>
          <table:table-cell office:value-type="string">
            <text:p>01:00:00.000</text:p>
          </table:table-cell>
          <table:table-cell table:number-columns-repeated="4" office:value-type="float" office:value="1.30039">
            <text:p>1,3003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9.03.2013</text:p>
          </table:table-cell>
          <table:table-cell office:value-type="string">
            <text:p>01:00:00.000</text:p>
          </table:table-cell>
          <table:table-cell office:value-type="float" office:value="1.29857">
            <text:p>1,29857</text:p>
          </table:table-cell>
          <table:table-cell office:value-type="float" office:value="1.30034">
            <text:p>1,30034</text:p>
          </table:table-cell>
          <table:table-cell office:value-type="float" office:value="1.29793">
            <text:p>1,29793</text:p>
          </table:table-cell>
          <table:table-cell office:value-type="float" office:value="1.29873">
            <text:p>1,29873</text:p>
          </table:table-cell>
          <table:table-cell office:value-type="float" office:value="7975.73">
            <text:p>7975,73</text:p>
          </table:table-cell>
          <table:table-cell table:number-columns-repeated="2"/>
        </table:table-row>
        <table:table-row table:style-name="ro1">
          <table:table-cell office:value-type="string">
            <text:p>10.03.2013</text:p>
          </table:table-cell>
          <table:table-cell office:value-type="string">
            <text:p>01:00:00.000</text:p>
          </table:table-cell>
          <table:table-cell office:value-type="float" office:value="1.29873">
            <text:p>1,29873</text:p>
          </table:table-cell>
          <table:table-cell office:value-type="float" office:value="1.30529">
            <text:p>1,30529</text:p>
          </table:table-cell>
          <table:table-cell office:value-type="float" office:value="1.29837">
            <text:p>1,29837</text:p>
          </table:table-cell>
          <table:table-cell office:value-type="float" office:value="1.30322">
            <text:p>1,30322</text:p>
          </table:table-cell>
          <table:table-cell office:value-type="float" office:value="133931.0469">
            <text:p>133931,0469</text:p>
          </table:table-cell>
          <table:table-cell table:number-columns-repeated="2"/>
        </table:table-row>
        <table:table-row table:style-name="ro1">
          <table:table-cell office:value-type="string">
            <text:p>11.03.2013</text:p>
          </table:table-cell>
          <table:table-cell office:value-type="string">
            <text:p>01:00:00.000</text:p>
          </table:table-cell>
          <table:table-cell office:value-type="float" office:value="1.30319">
            <text:p>1,30319</text:p>
          </table:table-cell>
          <table:table-cell office:value-type="float" office:value="1.30742">
            <text:p>1,30742</text:p>
          </table:table-cell>
          <table:table-cell office:value-type="float" office:value="1.29913">
            <text:p>1,29913</text:p>
          </table:table-cell>
          <table:table-cell office:value-type="float" office:value="1.30302">
            <text:p>1,30302</text:p>
          </table:table-cell>
          <table:table-cell office:value-type="float" office:value="167825.2656">
            <text:p>167825,2656</text:p>
          </table:table-cell>
          <table:table-cell table:number-columns-repeated="2"/>
        </table:table-row>
        <table:table-row table:style-name="ro1">
          <table:table-cell office:value-type="string">
            <text:p>12.03.2013</text:p>
          </table:table-cell>
          <table:table-cell office:value-type="string">
            <text:p>01:00:00.000</text:p>
          </table:table-cell>
          <table:table-cell office:value-type="float" office:value="1.30301">
            <text:p>1,30301</text:p>
          </table:table-cell>
          <table:table-cell office:value-type="float" office:value="1.30646">
            <text:p>1,30646</text:p>
          </table:table-cell>
          <table:table-cell office:value-type="float" office:value="1.29234">
            <text:p>1,29234</text:p>
          </table:table-cell>
          <table:table-cell office:value-type="float" office:value="1.29591">
            <text:p>1,29591</text:p>
          </table:table-cell>
          <table:table-cell office:value-type="float" office:value="166144.75">
            <text:p>166144,75</text:p>
          </table:table-cell>
          <table:table-cell table:number-columns-repeated="2"/>
        </table:table-row>
        <table:table-row table:style-name="ro1">
          <table:table-cell office:value-type="string">
            <text:p>13.03.2013</text:p>
          </table:table-cell>
          <table:table-cell office:value-type="string">
            <text:p>01:00:00.000</text:p>
          </table:table-cell>
          <table:table-cell office:value-type="float" office:value="1.29591">
            <text:p>1,29591</text:p>
          </table:table-cell>
          <table:table-cell office:value-type="float" office:value="1.30299">
            <text:p>1,30299</text:p>
          </table:table-cell>
          <table:table-cell office:value-type="float" office:value="1.29112">
            <text:p>1,29112</text:p>
          </table:table-cell>
          <table:table-cell office:value-type="float" office:value="1.30118">
            <text:p>1,30118</text:p>
          </table:table-cell>
          <table:table-cell office:value-type="float" office:value="202150.6719">
            <text:p>202150,6719</text:p>
          </table:table-cell>
          <table:table-cell table:number-columns-repeated="2"/>
        </table:table-row>
        <table:table-row table:style-name="ro1">
          <table:table-cell office:value-type="string">
            <text:p>14.03.2013</text:p>
          </table:table-cell>
          <table:table-cell office:value-type="string">
            <text:p>01:00:00.000</text:p>
          </table:table-cell>
          <table:table-cell office:value-type="float" office:value="1.30117">
            <text:p>1,30117</text:p>
          </table:table-cell>
          <table:table-cell office:value-type="float" office:value="1.31058">
            <text:p>1,31058</text:p>
          </table:table-cell>
          <table:table-cell office:value-type="float" office:value="1.30023">
            <text:p>1,30023</text:p>
          </table:table-cell>
          <table:table-cell office:value-type="float" office:value="1.30746">
            <text:p>1,30746</text:p>
          </table:table-cell>
          <table:table-cell office:value-type="float" office:value="182510.0156">
            <text:p>182510,0156</text:p>
          </table:table-cell>
          <table:table-cell table:number-columns-repeated="2"/>
        </table:table-row>
        <table:table-row table:style-name="ro1">
          <table:table-cell office:value-type="string">
            <text:p>15.03.2013</text:p>
          </table:table-cell>
          <table:table-cell office:value-type="string">
            <text:p>01:00:00.000</text:p>
          </table:table-cell>
          <table:table-cell table:number-columns-repeated="4" office:value-type="float" office:value="1.30746">
            <text:p>1,307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6.03.2013</text:p>
          </table:table-cell>
          <table:table-cell office:value-type="string">
            <text:p>01:00:00.000</text:p>
          </table:table-cell>
          <table:table-cell office:value-type="float" office:value="1.29052">
            <text:p>1,29052</text:p>
          </table:table-cell>
          <table:table-cell office:value-type="float" office:value="1.2931">
            <text:p>1,2931</text:p>
          </table:table-cell>
          <table:table-cell office:value-type="float" office:value="1.2888">
            <text:p>1,2888</text:p>
          </table:table-cell>
          <table:table-cell office:value-type="float" office:value="1.28907">
            <text:p>1,28907</text:p>
          </table:table-cell>
          <table:table-cell office:value-type="float" office:value="20235.0098">
            <text:p>20235,0098</text:p>
          </table:table-cell>
          <table:table-cell table:number-columns-repeated="2"/>
        </table:table-row>
        <table:table-row table:style-name="ro1">
          <table:table-cell office:value-type="string">
            <text:p>17.03.2013</text:p>
          </table:table-cell>
          <table:table-cell office:value-type="string">
            <text:p>01:00:00.000</text:p>
          </table:table-cell>
          <table:table-cell office:value-type="float" office:value="1.28907">
            <text:p>1,28907</text:p>
          </table:table-cell>
          <table:table-cell office:value-type="float" office:value="1.2994">
            <text:p>1,2994</text:p>
          </table:table-cell>
          <table:table-cell office:value-type="float" office:value="1.28817">
            <text:p>1,28817</text:p>
          </table:table-cell>
          <table:table-cell office:value-type="float" office:value="1.29434">
            <text:p>1,29434</text:p>
          </table:table-cell>
          <table:table-cell office:value-type="float" office:value="212480.2969">
            <text:p>212480,2969</text:p>
          </table:table-cell>
          <table:table-cell table:number-columns-repeated="2"/>
        </table:table-row>
        <table:table-row table:style-name="ro1">
          <table:table-cell office:value-type="string">
            <text:p>18.03.2013</text:p>
          </table:table-cell>
          <table:table-cell office:value-type="string">
            <text:p>01:00:00.000</text:p>
          </table:table-cell>
          <table:table-cell office:value-type="float" office:value="1.29435">
            <text:p>1,29435</text:p>
          </table:table-cell>
          <table:table-cell office:value-type="float" office:value="1.29694">
            <text:p>1,29694</text:p>
          </table:table-cell>
          <table:table-cell office:value-type="float" office:value="1.28466">
            <text:p>1,28466</text:p>
          </table:table-cell>
          <table:table-cell office:value-type="float" office:value="1.28638">
            <text:p>1,28638</text:p>
          </table:table-cell>
          <table:table-cell office:value-type="float" office:value="250997.6875">
            <text:p>250997,6875</text:p>
          </table:table-cell>
          <table:table-cell table:number-columns-repeated="2"/>
        </table:table-row>
        <table:table-row table:style-name="ro1">
          <table:table-cell office:value-type="string">
            <text:p>19.03.2013</text:p>
          </table:table-cell>
          <table:table-cell office:value-type="string">
            <text:p>01:00:00.000</text:p>
          </table:table-cell>
          <table:table-cell office:value-type="float" office:value="1.28639">
            <text:p>1,28639</text:p>
          </table:table-cell>
          <table:table-cell office:value-type="float" office:value="1.29738">
            <text:p>1,29738</text:p>
          </table:table-cell>
          <table:table-cell office:value-type="float" office:value="1.28634">
            <text:p>1,28634</text:p>
          </table:table-cell>
          <table:table-cell office:value-type="float" office:value="1.2939">
            <text:p>1,2939</text:p>
          </table:table-cell>
          <table:table-cell office:value-type="float" office:value="262743.8125">
            <text:p>262743,8125</text:p>
          </table:table-cell>
          <table:table-cell table:number-columns-repeated="2"/>
        </table:table-row>
        <table:table-row table:style-name="ro1">
          <table:table-cell office:value-type="string">
            <text:p>20.03.2013</text:p>
          </table:table-cell>
          <table:table-cell office:value-type="string">
            <text:p>01:00:00.000</text:p>
          </table:table-cell>
          <table:table-cell office:value-type="float" office:value="1.29391">
            <text:p>1,29391</text:p>
          </table:table-cell>
          <table:table-cell office:value-type="float" office:value="1.29551">
            <text:p>1,29551</text:p>
          </table:table-cell>
          <table:table-cell office:value-type="float" office:value="1.28799">
            <text:p>1,28799</text:p>
          </table:table-cell>
          <table:table-cell office:value-type="float" office:value="1.2903">
            <text:p>1,2903</text:p>
          </table:table-cell>
          <table:table-cell office:value-type="float" office:value="274952.5313">
            <text:p>274952,5313</text:p>
          </table:table-cell>
          <table:table-cell table:number-columns-repeated="2"/>
        </table:table-row>
        <table:table-row table:style-name="ro1">
          <table:table-cell office:value-type="string">
            <text:p>21.03.2013</text:p>
          </table:table-cell>
          <table:table-cell office:value-type="string">
            <text:p>01:00:00.000</text:p>
          </table:table-cell>
          <table:table-cell office:value-type="float" office:value="1.29031">
            <text:p>1,29031</text:p>
          </table:table-cell>
          <table:table-cell office:value-type="float" office:value="1.30074">
            <text:p>1,30074</text:p>
          </table:table-cell>
          <table:table-cell office:value-type="float" office:value="1.2888">
            <text:p>1,2888</text:p>
          </table:table-cell>
          <table:table-cell office:value-type="float" office:value="1.29885">
            <text:p>1,29885</text:p>
          </table:table-cell>
          <table:table-cell office:value-type="float" office:value="243585.625">
            <text:p>243585,625</text:p>
          </table:table-cell>
          <table:table-cell table:number-columns-repeated="2"/>
        </table:table-row>
        <table:table-row table:style-name="ro1">
          <table:table-cell office:value-type="string">
            <text:p>22.03.2013</text:p>
          </table:table-cell>
          <table:table-cell office:value-type="string">
            <text:p>01:00:00.000</text:p>
          </table:table-cell>
          <table:table-cell table:number-columns-repeated="4" office:value-type="float" office:value="1.29885">
            <text:p>1,2988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3.03.2013</text:p>
          </table:table-cell>
          <table:table-cell office:value-type="string">
            <text:p>01:00:00.000</text:p>
          </table:table-cell>
          <table:table-cell office:value-type="float" office:value="1.29475">
            <text:p>1,29475</text:p>
          </table:table-cell>
          <table:table-cell office:value-type="float" office:value="1.30474">
            <text:p>1,30474</text:p>
          </table:table-cell>
          <table:table-cell office:value-type="float" office:value="1.29448">
            <text:p>1,29448</text:p>
          </table:table-cell>
          <table:table-cell office:value-type="float" office:value="1.30185">
            <text:p>1,30185</text:p>
          </table:table-cell>
          <table:table-cell office:value-type="float" office:value="16525.5293">
            <text:p>16525,5293</text:p>
          </table:table-cell>
          <table:table-cell table:number-columns-repeated="2"/>
        </table:table-row>
        <table:table-row table:style-name="ro1">
          <table:table-cell office:value-type="string">
            <text:p>24.03.2013</text:p>
          </table:table-cell>
          <table:table-cell office:value-type="string">
            <text:p>01:00:00.000</text:p>
          </table:table-cell>
          <table:table-cell office:value-type="float" office:value="1.30185">
            <text:p>1,30185</text:p>
          </table:table-cell>
          <table:table-cell office:value-type="float" office:value="1.30479">
            <text:p>1,30479</text:p>
          </table:table-cell>
          <table:table-cell office:value-type="float" office:value="1.28342">
            <text:p>1,28342</text:p>
          </table:table-cell>
          <table:table-cell office:value-type="float" office:value="1.2857">
            <text:p>1,2857</text:p>
          </table:table-cell>
          <table:table-cell office:value-type="float" office:value="289166.2813">
            <text:p>289166,2813</text:p>
          </table:table-cell>
          <table:table-cell table:number-columns-repeated="2"/>
        </table:table-row>
        <table:table-row table:style-name="ro1">
          <table:table-cell office:value-type="string">
            <text:p>25.03.2013</text:p>
          </table:table-cell>
          <table:table-cell office:value-type="string">
            <text:p>01:00:00.000</text:p>
          </table:table-cell>
          <table:table-cell office:value-type="float" office:value="1.2857">
            <text:p>1,2857</text:p>
          </table:table-cell>
          <table:table-cell office:value-type="float" office:value="1.28887">
            <text:p>1,28887</text:p>
          </table:table-cell>
          <table:table-cell office:value-type="float" office:value="1.28313">
            <text:p>1,28313</text:p>
          </table:table-cell>
          <table:table-cell office:value-type="float" office:value="1.28605">
            <text:p>1,28605</text:p>
          </table:table-cell>
          <table:table-cell office:value-type="float" office:value="242433.6875">
            <text:p>242433,6875</text:p>
          </table:table-cell>
          <table:table-cell table:number-columns-repeated="2"/>
        </table:table-row>
        <table:table-row table:style-name="ro1">
          <table:table-cell office:value-type="string">
            <text:p>26.03.2013</text:p>
          </table:table-cell>
          <table:table-cell office:value-type="string">
            <text:p>01:00:00.000</text:p>
          </table:table-cell>
          <table:table-cell office:value-type="float" office:value="1.28609">
            <text:p>1,28609</text:p>
          </table:table-cell>
          <table:table-cell office:value-type="float" office:value="1.28665">
            <text:p>1,28665</text:p>
          </table:table-cell>
          <table:table-cell office:value-type="float" office:value="1.27539">
            <text:p>1,27539</text:p>
          </table:table-cell>
          <table:table-cell office:value-type="float" office:value="1.27742">
            <text:p>1,27742</text:p>
          </table:table-cell>
          <table:table-cell office:value-type="float" office:value="248066.0156">
            <text:p>248066,0156</text:p>
          </table:table-cell>
          <table:table-cell table:number-columns-repeated="2"/>
        </table:table-row>
        <table:table-row table:style-name="ro1">
          <table:table-cell office:value-type="string">
            <text:p>27.03.2013</text:p>
          </table:table-cell>
          <table:table-cell office:value-type="string">
            <text:p>01:00:00.000</text:p>
          </table:table-cell>
          <table:table-cell office:value-type="float" office:value="1.27746">
            <text:p>1,27746</text:p>
          </table:table-cell>
          <table:table-cell office:value-type="float" office:value="1.28437">
            <text:p>1,28437</text:p>
          </table:table-cell>
          <table:table-cell office:value-type="float" office:value="1.27556">
            <text:p>1,27556</text:p>
          </table:table-cell>
          <table:table-cell office:value-type="float" office:value="1.28142">
            <text:p>1,28142</text:p>
          </table:table-cell>
          <table:table-cell office:value-type="float" office:value="226366.8281">
            <text:p>226366,8281</text:p>
          </table:table-cell>
          <table:table-cell table:number-columns-repeated="2"/>
        </table:table-row>
        <table:table-row table:style-name="ro1">
          <table:table-cell office:value-type="string">
            <text:p>28.03.2013</text:p>
          </table:table-cell>
          <table:table-cell office:value-type="string">
            <text:p>01:00:00.000</text:p>
          </table:table-cell>
          <table:table-cell office:value-type="float" office:value="1.28137">
            <text:p>1,28137</text:p>
          </table:table-cell>
          <table:table-cell office:value-type="float" office:value="1.28368">
            <text:p>1,28368</text:p>
          </table:table-cell>
          <table:table-cell office:value-type="float" office:value="1.27944">
            <text:p>1,27944</text:p>
          </table:table-cell>
          <table:table-cell office:value-type="float" office:value="1.28184">
            <text:p>1,28184</text:p>
          </table:table-cell>
          <table:table-cell office:value-type="float" office:value="58011.4414">
            <text:p>58011,4414</text:p>
          </table:table-cell>
          <table:table-cell table:number-columns-repeated="2"/>
        </table:table-row>
        <table:table-row table:style-name="ro1">
          <table:table-cell office:value-type="string">
            <text:p>29.03.2013</text:p>
          </table:table-cell>
          <table:table-cell office:value-type="string">
            <text:p>01:00:00.000</text:p>
          </table:table-cell>
          <table:table-cell table:number-columns-repeated="4" office:value-type="float" office:value="1.28184">
            <text:p>1,2818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0.03.2013</text:p>
          </table:table-cell>
          <table:table-cell office:value-type="string">
            <text:p>01:00:00.000</text:p>
          </table:table-cell>
          <table:table-cell office:value-type="float" office:value="1.28029">
            <text:p>1,28029</text:p>
          </table:table-cell>
          <table:table-cell office:value-type="float" office:value="1.2812">
            <text:p>1,2812</text:p>
          </table:table-cell>
          <table:table-cell office:value-type="float" office:value="1.28">
            <text:p>1,28</text:p>
          </table:table-cell>
          <table:table-cell office:value-type="float" office:value="1.28052">
            <text:p>1,28052</text:p>
          </table:table-cell>
          <table:table-cell office:value-type="float" office:value="3477.8">
            <text:p>3477,8</text:p>
          </table:table-cell>
          <table:table-cell table:number-columns-repeated="2"/>
        </table:table-row>
        <table:table-row table:style-name="ro1">
          <table:table-cell office:value-type="string">
            <text:p>31.03.2013</text:p>
          </table:table-cell>
          <table:table-cell office:value-type="string">
            <text:p>01:00:00.000</text:p>
          </table:table-cell>
          <table:table-cell office:value-type="float" office:value="1.28051">
            <text:p>1,28051</text:p>
          </table:table-cell>
          <table:table-cell office:value-type="float" office:value="1.28666">
            <text:p>1,28666</text:p>
          </table:table-cell>
          <table:table-cell office:value-type="float" office:value="1.27713">
            <text:p>1,27713</text:p>
          </table:table-cell>
          <table:table-cell office:value-type="float" office:value="1.28485">
            <text:p>1,28485</text:p>
          </table:table-cell>
          <table:table-cell office:value-type="float" office:value="108440.4922">
            <text:p>108440,4922</text:p>
          </table:table-cell>
          <table:table-cell table:number-columns-repeated="2"/>
        </table:table-row>
        <table:table-row table:style-name="ro1">
          <table:table-cell office:value-type="string">
            <text:p>01.04.2013</text:p>
          </table:table-cell>
          <table:table-cell office:value-type="string">
            <text:p>02:00:00.000</text:p>
          </table:table-cell>
          <table:table-cell office:value-type="float" office:value="1.28483">
            <text:p>1,28483</text:p>
          </table:table-cell>
          <table:table-cell office:value-type="float" office:value="1.28777">
            <text:p>1,28777</text:p>
          </table:table-cell>
          <table:table-cell office:value-type="float" office:value="1.28096">
            <text:p>1,28096</text:p>
          </table:table-cell>
          <table:table-cell office:value-type="float" office:value="1.2819">
            <text:p>1,2819</text:p>
          </table:table-cell>
          <table:table-cell office:value-type="float" office:value="216308.8594">
            <text:p>216308,8594</text:p>
          </table:table-cell>
          <table:table-cell table:number-columns-repeated="2"/>
        </table:table-row>
        <table:table-row table:style-name="ro1">
          <table:table-cell office:value-type="string">
            <text:p>02.04.2013</text:p>
          </table:table-cell>
          <table:table-cell office:value-type="string">
            <text:p>02:00:00.000</text:p>
          </table:table-cell>
          <table:table-cell office:value-type="float" office:value="1.2819">
            <text:p>1,2819</text:p>
          </table:table-cell>
          <table:table-cell office:value-type="float" office:value="1.28639">
            <text:p>1,28639</text:p>
          </table:table-cell>
          <table:table-cell office:value-type="float" office:value="1.27898">
            <text:p>1,27898</text:p>
          </table:table-cell>
          <table:table-cell office:value-type="float" office:value="1.28489">
            <text:p>1,28489</text:p>
          </table:table-cell>
          <table:table-cell office:value-type="float" office:value="211843.9375">
            <text:p>211843,9375</text:p>
          </table:table-cell>
          <table:table-cell table:number-columns-repeated="2"/>
        </table:table-row>
        <table:table-row table:style-name="ro1">
          <table:table-cell office:value-type="string">
            <text:p>03.04.2013</text:p>
          </table:table-cell>
          <table:table-cell office:value-type="string">
            <text:p>02:00:00.000</text:p>
          </table:table-cell>
          <table:table-cell office:value-type="float" office:value="1.2849">
            <text:p>1,2849</text:p>
          </table:table-cell>
          <table:table-cell office:value-type="float" office:value="1.29487">
            <text:p>1,29487</text:p>
          </table:table-cell>
          <table:table-cell office:value-type="float" office:value="1.27468">
            <text:p>1,27468</text:p>
          </table:table-cell>
          <table:table-cell office:value-type="float" office:value="1.29258">
            <text:p>1,29258</text:p>
          </table:table-cell>
          <table:table-cell office:value-type="float" office:value="272416.1563">
            <text:p>272416,1563</text:p>
          </table:table-cell>
          <table:table-cell table:number-columns-repeated="2"/>
        </table:table-row>
        <table:table-row table:style-name="ro1">
          <table:table-cell office:value-type="string">
            <text:p>04.04.2013</text:p>
          </table:table-cell>
          <table:table-cell office:value-type="string">
            <text:p>02:00:00.000</text:p>
          </table:table-cell>
          <table:table-cell office:value-type="float" office:value="1.29257">
            <text:p>1,29257</text:p>
          </table:table-cell>
          <table:table-cell office:value-type="float" office:value="1.30389">
            <text:p>1,30389</text:p>
          </table:table-cell>
          <table:table-cell office:value-type="float" office:value="1.29006">
            <text:p>1,29006</text:p>
          </table:table-cell>
          <table:table-cell office:value-type="float" office:value="1.29936">
            <text:p>1,29936</text:p>
          </table:table-cell>
          <table:table-cell office:value-type="float" office:value="249063.1563">
            <text:p>249063,1563</text:p>
          </table:table-cell>
          <table:table-cell table:number-columns-repeated="2"/>
        </table:table-row>
        <table:table-row table:style-name="ro1">
          <table:table-cell office:value-type="string">
            <text:p>05.04.2013</text:p>
          </table:table-cell>
          <table:table-cell office:value-type="string">
            <text:p>02:00:00.000</text:p>
          </table:table-cell>
          <table:table-cell table:number-columns-repeated="4" office:value-type="float" office:value="1.29936">
            <text:p>1,299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6.04.2013</text:p>
          </table:table-cell>
          <table:table-cell office:value-type="string">
            <text:p>02:00:00.000</text:p>
          </table:table-cell>
          <table:table-cell office:value-type="float" office:value="1.29732">
            <text:p>1,29732</text:p>
          </table:table-cell>
          <table:table-cell office:value-type="float" office:value="1.3006">
            <text:p>1,3006</text:p>
          </table:table-cell>
          <table:table-cell office:value-type="float" office:value="1.2972">
            <text:p>1,2972</text:p>
          </table:table-cell>
          <table:table-cell office:value-type="float" office:value="1.29909">
            <text:p>1,29909</text:p>
          </table:table-cell>
          <table:table-cell office:value-type="float" office:value="13558.2197">
            <text:p>13558,2197</text:p>
          </table:table-cell>
          <table:table-cell table:number-columns-repeated="2"/>
        </table:table-row>
        <table:table-row table:style-name="ro1">
          <table:table-cell office:value-type="string">
            <text:p>07.04.2013</text:p>
          </table:table-cell>
          <table:table-cell office:value-type="string">
            <text:p>02:00:00.000</text:p>
          </table:table-cell>
          <table:table-cell office:value-type="float" office:value="1.2991">
            <text:p>1,2991</text:p>
          </table:table-cell>
          <table:table-cell office:value-type="float" office:value="1.30365">
            <text:p>1,30365</text:p>
          </table:table-cell>
          <table:table-cell office:value-type="float" office:value="1.29685">
            <text:p>1,29685</text:p>
          </table:table-cell>
          <table:table-cell office:value-type="float" office:value="1.30293">
            <text:p>1,30293</text:p>
          </table:table-cell>
          <table:table-cell office:value-type="float" office:value="214353.1875">
            <text:p>214353,1875</text:p>
          </table:table-cell>
          <table:table-cell table:number-columns-repeated="2"/>
        </table:table-row>
        <table:table-row table:style-name="ro1">
          <table:table-cell office:value-type="string">
            <text:p>08.04.2013</text:p>
          </table:table-cell>
          <table:table-cell office:value-type="string">
            <text:p>02:00:00.000</text:p>
          </table:table-cell>
          <table:table-cell office:value-type="float" office:value="1.30293">
            <text:p>1,30293</text:p>
          </table:table-cell>
          <table:table-cell office:value-type="float" office:value="1.31025">
            <text:p>1,31025</text:p>
          </table:table-cell>
          <table:table-cell office:value-type="float" office:value="1.30056">
            <text:p>1,30056</text:p>
          </table:table-cell>
          <table:table-cell office:value-type="float" office:value="1.30805">
            <text:p>1,30805</text:p>
          </table:table-cell>
          <table:table-cell office:value-type="float" office:value="238262.6875">
            <text:p>238262,6875</text:p>
          </table:table-cell>
          <table:table-cell table:number-columns-repeated="2"/>
        </table:table-row>
        <table:table-row table:style-name="ro1">
          <table:table-cell office:value-type="string">
            <text:p>09.04.2013</text:p>
          </table:table-cell>
          <table:table-cell office:value-type="string">
            <text:p>02:00:00.000</text:p>
          </table:table-cell>
          <table:table-cell office:value-type="float" office:value="1.308">
            <text:p>1,308</text:p>
          </table:table-cell>
          <table:table-cell office:value-type="float" office:value="1.31217">
            <text:p>1,31217</text:p>
          </table:table-cell>
          <table:table-cell office:value-type="float" office:value="1.3051">
            <text:p>1,3051</text:p>
          </table:table-cell>
          <table:table-cell office:value-type="float" office:value="1.3052">
            <text:p>1,3052</text:p>
          </table:table-cell>
          <table:table-cell office:value-type="float" office:value="214647.0938">
            <text:p>214647,0938</text:p>
          </table:table-cell>
          <table:table-cell table:number-columns-repeated="2"/>
        </table:table-row>
        <table:table-row table:style-name="ro1">
          <table:table-cell office:value-type="string">
            <text:p>10.04.2013</text:p>
          </table:table-cell>
          <table:table-cell office:value-type="string">
            <text:p>02:00:00.000</text:p>
          </table:table-cell>
          <table:table-cell office:value-type="float" office:value="1.30522">
            <text:p>1,30522</text:p>
          </table:table-cell>
          <table:table-cell office:value-type="float" office:value="1.3138">
            <text:p>1,3138</text:p>
          </table:table-cell>
          <table:table-cell office:value-type="float" office:value="1.30436">
            <text:p>1,30436</text:p>
          </table:table-cell>
          <table:table-cell office:value-type="float" office:value="1.31162">
            <text:p>1,31162</text:p>
          </table:table-cell>
          <table:table-cell office:value-type="float" office:value="229108.8125">
            <text:p>229108,8125</text:p>
          </table:table-cell>
          <table:table-cell table:number-columns-repeated="2"/>
        </table:table-row>
        <table:table-row table:style-name="ro1">
          <table:table-cell office:value-type="string">
            <text:p>11.04.2013</text:p>
          </table:table-cell>
          <table:table-cell office:value-type="string">
            <text:p>02:00:00.000</text:p>
          </table:table-cell>
          <table:table-cell office:value-type="float" office:value="1.3116">
            <text:p>1,3116</text:p>
          </table:table-cell>
          <table:table-cell office:value-type="float" office:value="1.31262">
            <text:p>1,31262</text:p>
          </table:table-cell>
          <table:table-cell office:value-type="float" office:value="1.30384">
            <text:p>1,30384</text:p>
          </table:table-cell>
          <table:table-cell office:value-type="float" office:value="1.31113">
            <text:p>1,31113</text:p>
          </table:table-cell>
          <table:table-cell office:value-type="float" office:value="216871.7969">
            <text:p>216871,7969</text:p>
          </table:table-cell>
          <table:table-cell table:number-columns-repeated="2"/>
        </table:table-row>
        <table:table-row table:style-name="ro1">
          <table:table-cell office:value-type="string">
            <text:p>12.04.2013</text:p>
          </table:table-cell>
          <table:table-cell office:value-type="string">
            <text:p>02:00:00.000</text:p>
          </table:table-cell>
          <table:table-cell table:number-columns-repeated="4" office:value-type="float" office:value="1.31113">
            <text:p>1,311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3.04.2013</text:p>
          </table:table-cell>
          <table:table-cell office:value-type="string">
            <text:p>02:00:00.000</text:p>
          </table:table-cell>
          <table:table-cell office:value-type="float" office:value="1.31141">
            <text:p>1,31141</text:p>
          </table:table-cell>
          <table:table-cell office:value-type="float" office:value="1.31147">
            <text:p>1,31147</text:p>
          </table:table-cell>
          <table:table-cell office:value-type="float" office:value="1.30958">
            <text:p>1,30958</text:p>
          </table:table-cell>
          <table:table-cell office:value-type="float" office:value="1.30966">
            <text:p>1,30966</text:p>
          </table:table-cell>
          <table:table-cell office:value-type="float" office:value="10062.9297">
            <text:p>10062,9297</text:p>
          </table:table-cell>
          <table:table-cell table:number-columns-repeated="2"/>
        </table:table-row>
        <table:table-row table:style-name="ro1">
          <table:table-cell office:value-type="string">
            <text:p>14.04.2013</text:p>
          </table:table-cell>
          <table:table-cell office:value-type="string">
            <text:p>02:00:00.000</text:p>
          </table:table-cell>
          <table:table-cell office:value-type="float" office:value="1.30968">
            <text:p>1,30968</text:p>
          </table:table-cell>
          <table:table-cell office:value-type="float" office:value="1.31075">
            <text:p>1,31075</text:p>
          </table:table-cell>
          <table:table-cell office:value-type="float" office:value="1.3022">
            <text:p>1,3022</text:p>
          </table:table-cell>
          <table:table-cell office:value-type="float" office:value="1.30531">
            <text:p>1,30531</text:p>
          </table:table-cell>
          <table:table-cell office:value-type="float" office:value="269902.25">
            <text:p>269902,25</text:p>
          </table:table-cell>
          <table:table-cell table:number-columns-repeated="2"/>
        </table:table-row>
        <table:table-row table:style-name="ro1">
          <table:table-cell office:value-type="string">
            <text:p>15.04.2013</text:p>
          </table:table-cell>
          <table:table-cell office:value-type="string">
            <text:p>02:00:00.000</text:p>
          </table:table-cell>
          <table:table-cell office:value-type="float" office:value="1.3053">
            <text:p>1,3053</text:p>
          </table:table-cell>
          <table:table-cell office:value-type="float" office:value="1.32015">
            <text:p>1,32015</text:p>
          </table:table-cell>
          <table:table-cell office:value-type="float" office:value="1.30292">
            <text:p>1,30292</text:p>
          </table:table-cell>
          <table:table-cell office:value-type="float" office:value="1.31779">
            <text:p>1,31779</text:p>
          </table:table-cell>
          <table:table-cell office:value-type="float" office:value="283609.875">
            <text:p>283609,875</text:p>
          </table:table-cell>
          <table:table-cell table:number-columns-repeated="2"/>
        </table:table-row>
        <table:table-row table:style-name="ro1">
          <table:table-cell office:value-type="string">
            <text:p>16.04.2013</text:p>
          </table:table-cell>
          <table:table-cell office:value-type="string">
            <text:p>02:00:00.000</text:p>
          </table:table-cell>
          <table:table-cell office:value-type="float" office:value="1.3178">
            <text:p>1,3178</text:p>
          </table:table-cell>
          <table:table-cell office:value-type="float" office:value="1.31995">
            <text:p>1,31995</text:p>
          </table:table-cell>
          <table:table-cell office:value-type="float" office:value="1.30011">
            <text:p>1,30011</text:p>
          </table:table-cell>
          <table:table-cell office:value-type="float" office:value="1.30335">
            <text:p>1,30335</text:p>
          </table:table-cell>
          <table:table-cell office:value-type="float" office:value="278089.9375">
            <text:p>278089,9375</text:p>
          </table:table-cell>
          <table:table-cell table:number-columns-repeated="2"/>
        </table:table-row>
        <table:table-row table:style-name="ro1">
          <table:table-cell office:value-type="string">
            <text:p>17.04.2013</text:p>
          </table:table-cell>
          <table:table-cell office:value-type="string">
            <text:p>02:00:00.000</text:p>
          </table:table-cell>
          <table:table-cell office:value-type="float" office:value="1.30335">
            <text:p>1,30335</text:p>
          </table:table-cell>
          <table:table-cell office:value-type="float" office:value="1.3096">
            <text:p>1,3096</text:p>
          </table:table-cell>
          <table:table-cell office:value-type="float" office:value="1.30208">
            <text:p>1,30208</text:p>
          </table:table-cell>
          <table:table-cell office:value-type="float" office:value="1.30524">
            <text:p>1,30524</text:p>
          </table:table-cell>
          <table:table-cell office:value-type="float" office:value="272315.8125">
            <text:p>272315,8125</text:p>
          </table:table-cell>
          <table:table-cell table:number-columns-repeated="2"/>
        </table:table-row>
        <table:table-row table:style-name="ro1">
          <table:table-cell office:value-type="string">
            <text:p>18.04.2013</text:p>
          </table:table-cell>
          <table:table-cell office:value-type="string">
            <text:p>02:00:00.000</text:p>
          </table:table-cell>
          <table:table-cell office:value-type="float" office:value="1.30523">
            <text:p>1,30523</text:p>
          </table:table-cell>
          <table:table-cell office:value-type="float" office:value="1.31271">
            <text:p>1,31271</text:p>
          </table:table-cell>
          <table:table-cell office:value-type="float" office:value="1.3048">
            <text:p>1,3048</text:p>
          </table:table-cell>
          <table:table-cell office:value-type="float" office:value="1.3051">
            <text:p>1,3051</text:p>
          </table:table-cell>
          <table:table-cell office:value-type="float" office:value="218212.4375">
            <text:p>218212,4375</text:p>
          </table:table-cell>
          <table:table-cell table:number-columns-repeated="2"/>
        </table:table-row>
        <table:table-row table:style-name="ro1">
          <table:table-cell office:value-type="string">
            <text:p>19.04.2013</text:p>
          </table:table-cell>
          <table:table-cell office:value-type="string">
            <text:p>02:00:00.000</text:p>
          </table:table-cell>
          <table:table-cell table:number-columns-repeated="4" office:value-type="float" office:value="1.3051">
            <text:p>1,30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0.04.2013</text:p>
          </table:table-cell>
          <table:table-cell office:value-type="string">
            <text:p>02:00:00.000</text:p>
          </table:table-cell>
          <table:table-cell office:value-type="float" office:value="1.30762">
            <text:p>1,30762</text:p>
          </table:table-cell>
          <table:table-cell office:value-type="float" office:value="1.30769">
            <text:p>1,30769</text:p>
          </table:table-cell>
          <table:table-cell office:value-type="float" office:value="1.3053">
            <text:p>1,3053</text:p>
          </table:table-cell>
          <table:table-cell office:value-type="float" office:value="1.30575">
            <text:p>1,30575</text:p>
          </table:table-cell>
          <table:table-cell office:value-type="float" office:value="6088.6899">
            <text:p>6088,6899</text:p>
          </table:table-cell>
          <table:table-cell table:number-columns-repeated="2"/>
        </table:table-row>
        <table:table-row table:style-name="ro1">
          <table:table-cell office:value-type="string">
            <text:p>21.04.2013</text:p>
          </table:table-cell>
          <table:table-cell office:value-type="string">
            <text:p>02:00:00.000</text:p>
          </table:table-cell>
          <table:table-cell office:value-type="float" office:value="1.30573">
            <text:p>1,30573</text:p>
          </table:table-cell>
          <table:table-cell office:value-type="float" office:value="1.30836">
            <text:p>1,30836</text:p>
          </table:table-cell>
          <table:table-cell office:value-type="float" office:value="1.30154">
            <text:p>1,30154</text:p>
          </table:table-cell>
          <table:table-cell office:value-type="float" office:value="1.30593">
            <text:p>1,30593</text:p>
          </table:table-cell>
          <table:table-cell office:value-type="float" office:value="188835.0313">
            <text:p>188835,0313</text:p>
          </table:table-cell>
          <table:table-cell table:number-columns-repeated="2"/>
        </table:table-row>
        <table:table-row table:style-name="ro1">
          <table:table-cell office:value-type="string">
            <text:p>22.04.2013</text:p>
          </table:table-cell>
          <table:table-cell office:value-type="string">
            <text:p>02:00:00.000</text:p>
          </table:table-cell>
          <table:table-cell office:value-type="float" office:value="1.30592">
            <text:p>1,30592</text:p>
          </table:table-cell>
          <table:table-cell office:value-type="float" office:value="1.30824">
            <text:p>1,30824</text:p>
          </table:table-cell>
          <table:table-cell office:value-type="float" office:value="1.2973">
            <text:p>1,2973</text:p>
          </table:table-cell>
          <table:table-cell office:value-type="float" office:value="1.2994">
            <text:p>1,2994</text:p>
          </table:table-cell>
          <table:table-cell office:value-type="float" office:value="240504.5625">
            <text:p>240504,5625</text:p>
          </table:table-cell>
          <table:table-cell table:number-columns-repeated="2"/>
        </table:table-row>
        <table:table-row table:style-name="ro1">
          <table:table-cell office:value-type="string">
            <text:p>23.04.2013</text:p>
          </table:table-cell>
          <table:table-cell office:value-type="string">
            <text:p>02:00:00.000</text:p>
          </table:table-cell>
          <table:table-cell office:value-type="float" office:value="1.29938">
            <text:p>1,29938</text:p>
          </table:table-cell>
          <table:table-cell office:value-type="float" office:value="1.3033">
            <text:p>1,3033</text:p>
          </table:table-cell>
          <table:table-cell office:value-type="float" office:value="1.29611">
            <text:p>1,29611</text:p>
          </table:table-cell>
          <table:table-cell office:value-type="float" office:value="1.30155">
            <text:p>1,30155</text:p>
          </table:table-cell>
          <table:table-cell office:value-type="float" office:value="213278.9375">
            <text:p>213278,9375</text:p>
          </table:table-cell>
          <table:table-cell table:number-columns-repeated="2"/>
        </table:table-row>
        <table:table-row table:style-name="ro1">
          <table:table-cell office:value-type="string">
            <text:p>24.04.2013</text:p>
          </table:table-cell>
          <table:table-cell office:value-type="string">
            <text:p>02:00:00.000</text:p>
          </table:table-cell>
          <table:table-cell office:value-type="float" office:value="1.30157">
            <text:p>1,30157</text:p>
          </table:table-cell>
          <table:table-cell office:value-type="float" office:value="1.30933">
            <text:p>1,30933</text:p>
          </table:table-cell>
          <table:table-cell office:value-type="float" office:value="1.29894">
            <text:p>1,29894</text:p>
          </table:table-cell>
          <table:table-cell office:value-type="float" office:value="1.30038">
            <text:p>1,30038</text:p>
          </table:table-cell>
          <table:table-cell office:value-type="float" office:value="228252.3438">
            <text:p>228252,3438</text:p>
          </table:table-cell>
          <table:table-cell table:number-columns-repeated="2"/>
        </table:table-row>
        <table:table-row table:style-name="ro1">
          <table:table-cell office:value-type="string">
            <text:p>25.04.2013</text:p>
          </table:table-cell>
          <table:table-cell office:value-type="string">
            <text:p>02:00:00.000</text:p>
          </table:table-cell>
          <table:table-cell office:value-type="float" office:value="1.30037">
            <text:p>1,30037</text:p>
          </table:table-cell>
          <table:table-cell office:value-type="float" office:value="1.30475">
            <text:p>1,30475</text:p>
          </table:table-cell>
          <table:table-cell office:value-type="float" office:value="1.29912">
            <text:p>1,29912</text:p>
          </table:table-cell>
          <table:table-cell office:value-type="float" office:value="1.30274">
            <text:p>1,30274</text:p>
          </table:table-cell>
          <table:table-cell office:value-type="float" office:value="219266.3906">
            <text:p>219266,3906</text:p>
          </table:table-cell>
          <table:table-cell table:number-columns-repeated="2"/>
        </table:table-row>
        <table:table-row table:style-name="ro1">
          <table:table-cell office:value-type="string">
            <text:p>26.04.2013</text:p>
          </table:table-cell>
          <table:table-cell office:value-type="string">
            <text:p>02:00:00.000</text:p>
          </table:table-cell>
          <table:table-cell table:number-columns-repeated="4" office:value-type="float" office:value="1.30274">
            <text:p>1,3027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7.04.2013</text:p>
          </table:table-cell>
          <table:table-cell office:value-type="string">
            <text:p>02:00:00.000</text:p>
          </table:table-cell>
          <table:table-cell office:value-type="float" office:value="1.30504">
            <text:p>1,30504</text:p>
          </table:table-cell>
          <table:table-cell office:value-type="float" office:value="1.30676">
            <text:p>1,30676</text:p>
          </table:table-cell>
          <table:table-cell office:value-type="float" office:value="1.3039">
            <text:p>1,3039</text:p>
          </table:table-cell>
          <table:table-cell office:value-type="float" office:value="1.30406">
            <text:p>1,30406</text:p>
          </table:table-cell>
          <table:table-cell office:value-type="float" office:value="8061.0898">
            <text:p>8061,0898</text:p>
          </table:table-cell>
          <table:table-cell table:number-columns-repeated="2"/>
        </table:table-row>
        <table:table-row table:style-name="ro1">
          <table:table-cell office:value-type="string">
            <text:p>28.04.2013</text:p>
          </table:table-cell>
          <table:table-cell office:value-type="string">
            <text:p>02:00:00.000</text:p>
          </table:table-cell>
          <table:table-cell office:value-type="float" office:value="1.30402">
            <text:p>1,30402</text:p>
          </table:table-cell>
          <table:table-cell office:value-type="float" office:value="1.31158">
            <text:p>1,31158</text:p>
          </table:table-cell>
          <table:table-cell office:value-type="float" office:value="1.30318">
            <text:p>1,30318</text:p>
          </table:table-cell>
          <table:table-cell office:value-type="float" office:value="1.30943">
            <text:p>1,30943</text:p>
          </table:table-cell>
          <table:table-cell office:value-type="float" office:value="200207.0313">
            <text:p>200207,0313</text:p>
          </table:table-cell>
          <table:table-cell table:number-columns-repeated="2"/>
        </table:table-row>
        <table:table-row table:style-name="ro1">
          <table:table-cell office:value-type="string">
            <text:p>29.04.2013</text:p>
          </table:table-cell>
          <table:table-cell office:value-type="string">
            <text:p>02:00:00.000</text:p>
          </table:table-cell>
          <table:table-cell office:value-type="float" office:value="1.30941">
            <text:p>1,30941</text:p>
          </table:table-cell>
          <table:table-cell office:value-type="float" office:value="1.31858">
            <text:p>1,31858</text:p>
          </table:table-cell>
          <table:table-cell office:value-type="float" office:value="1.30557">
            <text:p>1,30557</text:p>
          </table:table-cell>
          <table:table-cell office:value-type="float" office:value="1.31678">
            <text:p>1,31678</text:p>
          </table:table-cell>
          <table:table-cell office:value-type="float" office:value="221584.0625">
            <text:p>221584,0625</text:p>
          </table:table-cell>
          <table:table-cell table:number-columns-repeated="2"/>
        </table:table-row>
        <table:table-row table:style-name="ro1">
          <table:table-cell office:value-type="string">
            <text:p>30.04.2013</text:p>
          </table:table-cell>
          <table:table-cell office:value-type="string">
            <text:p>02:00:00.000</text:p>
          </table:table-cell>
          <table:table-cell office:value-type="float" office:value="1.31679">
            <text:p>1,31679</text:p>
          </table:table-cell>
          <table:table-cell office:value-type="float" office:value="1.32427">
            <text:p>1,32427</text:p>
          </table:table-cell>
          <table:table-cell office:value-type="float" office:value="1.31606">
            <text:p>1,31606</text:p>
          </table:table-cell>
          <table:table-cell office:value-type="float" office:value="1.31792">
            <text:p>1,31792</text:p>
          </table:table-cell>
          <table:table-cell office:value-type="float" office:value="179806.4375">
            <text:p>179806,4375</text:p>
          </table:table-cell>
          <table:table-cell table:number-columns-repeated="2"/>
        </table:table-row>
        <table:table-row table:style-name="ro1">
          <table:table-cell office:value-type="string">
            <text:p>01.05.2013</text:p>
          </table:table-cell>
          <table:table-cell office:value-type="string">
            <text:p>02:00:00.000</text:p>
          </table:table-cell>
          <table:table-cell office:value-type="float" office:value="1.31793">
            <text:p>1,31793</text:p>
          </table:table-cell>
          <table:table-cell office:value-type="float" office:value="1.32148">
            <text:p>1,32148</text:p>
          </table:table-cell>
          <table:table-cell office:value-type="float" office:value="1.30384">
            <text:p>1,30384</text:p>
          </table:table-cell>
          <table:table-cell office:value-type="float" office:value="1.30658">
            <text:p>1,30658</text:p>
          </table:table-cell>
          <table:table-cell office:value-type="float" office:value="242076.4063">
            <text:p>242076,4063</text:p>
          </table:table-cell>
          <table:table-cell table:number-columns-repeated="2"/>
        </table:table-row>
        <table:table-row table:style-name="ro1">
          <table:table-cell office:value-type="string">
            <text:p>02.05.2013</text:p>
          </table:table-cell>
          <table:table-cell office:value-type="string">
            <text:p>02:00:00.000</text:p>
          </table:table-cell>
          <table:table-cell office:value-type="float" office:value="1.30658">
            <text:p>1,30658</text:p>
          </table:table-cell>
          <table:table-cell office:value-type="float" office:value="1.31565">
            <text:p>1,31565</text:p>
          </table:table-cell>
          <table:table-cell office:value-type="float" office:value="1.30351">
            <text:p>1,30351</text:p>
          </table:table-cell>
          <table:table-cell office:value-type="float" office:value="1.31131">
            <text:p>1,31131</text:p>
          </table:table-cell>
          <table:table-cell office:value-type="float" office:value="203871.6719">
            <text:p>203871,6719</text:p>
          </table:table-cell>
          <table:table-cell table:number-columns-repeated="2"/>
        </table:table-row>
        <table:table-row table:style-name="ro1">
          <table:table-cell office:value-type="string">
            <text:p>03.05.2013</text:p>
          </table:table-cell>
          <table:table-cell office:value-type="string">
            <text:p>02:00:00.000</text:p>
          </table:table-cell>
          <table:table-cell table:number-columns-repeated="4" office:value-type="float" office:value="1.31131">
            <text:p>1,3113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4.05.2013</text:p>
          </table:table-cell>
          <table:table-cell office:value-type="string">
            <text:p>02:00:00.000</text:p>
          </table:table-cell>
          <table:table-cell office:value-type="float" office:value="1.31188">
            <text:p>1,31188</text:p>
          </table:table-cell>
          <table:table-cell office:value-type="float" office:value="1.3126">
            <text:p>1,3126</text:p>
          </table:table-cell>
          <table:table-cell office:value-type="float" office:value="1.31104">
            <text:p>1,31104</text:p>
          </table:table-cell>
          <table:table-cell office:value-type="float" office:value="1.31206">
            <text:p>1,31206</text:p>
          </table:table-cell>
          <table:table-cell office:value-type="float" office:value="3958.3201">
            <text:p>3958,3201</text:p>
          </table:table-cell>
          <table:table-cell table:number-columns-repeated="2"/>
        </table:table-row>
        <table:table-row table:style-name="ro1">
          <table:table-cell office:value-type="string">
            <text:p>05.05.2013</text:p>
          </table:table-cell>
          <table:table-cell office:value-type="string">
            <text:p>02:00:00.000</text:p>
          </table:table-cell>
          <table:table-cell office:value-type="float" office:value="1.31207">
            <text:p>1,31207</text:p>
          </table:table-cell>
          <table:table-cell office:value-type="float" office:value="1.31396">
            <text:p>1,31396</text:p>
          </table:table-cell>
          <table:table-cell office:value-type="float" office:value="1.30534">
            <text:p>1,30534</text:p>
          </table:table-cell>
          <table:table-cell office:value-type="float" office:value="1.30727">
            <text:p>1,30727</text:p>
          </table:table-cell>
          <table:table-cell office:value-type="float" office:value="120991.3125">
            <text:p>120991,3125</text:p>
          </table:table-cell>
          <table:table-cell table:number-columns-repeated="2"/>
        </table:table-row>
        <table:table-row table:style-name="ro1">
          <table:table-cell office:value-type="string">
            <text:p>06.05.2013</text:p>
          </table:table-cell>
          <table:table-cell office:value-type="string">
            <text:p>02:00:00.000</text:p>
          </table:table-cell>
          <table:table-cell office:value-type="float" office:value="1.30722">
            <text:p>1,30722</text:p>
          </table:table-cell>
          <table:table-cell office:value-type="float" office:value="1.31315">
            <text:p>1,31315</text:p>
          </table:table-cell>
          <table:table-cell office:value-type="float" office:value="1.30677">
            <text:p>1,30677</text:p>
          </table:table-cell>
          <table:table-cell office:value-type="float" office:value="1.3075">
            <text:p>1,3075</text:p>
          </table:table-cell>
          <table:table-cell office:value-type="float" office:value="173601.0938">
            <text:p>173601,0938</text:p>
          </table:table-cell>
          <table:table-cell table:number-columns-repeated="2"/>
        </table:table-row>
        <table:table-row table:style-name="ro1">
          <table:table-cell office:value-type="string">
            <text:p>07.05.2013</text:p>
          </table:table-cell>
          <table:table-cell office:value-type="string">
            <text:p>02:00:00.000</text:p>
          </table:table-cell>
          <table:table-cell office:value-type="float" office:value="1.3075">
            <text:p>1,3075</text:p>
          </table:table-cell>
          <table:table-cell office:value-type="float" office:value="1.31944">
            <text:p>1,31944</text:p>
          </table:table-cell>
          <table:table-cell office:value-type="float" office:value="1.30726">
            <text:p>1,30726</text:p>
          </table:table-cell>
          <table:table-cell office:value-type="float" office:value="1.31602">
            <text:p>1,31602</text:p>
          </table:table-cell>
          <table:table-cell office:value-type="float" office:value="196316.2656">
            <text:p>196316,2656</text:p>
          </table:table-cell>
          <table:table-cell table:number-columns-repeated="2"/>
        </table:table-row>
        <table:table-row table:style-name="ro1">
          <table:table-cell office:value-type="string">
            <text:p>08.05.2013</text:p>
          </table:table-cell>
          <table:table-cell office:value-type="string">
            <text:p>02:00:00.000</text:p>
          </table:table-cell>
          <table:table-cell office:value-type="float" office:value="1.31602">
            <text:p>1,31602</text:p>
          </table:table-cell>
          <table:table-cell office:value-type="float" office:value="1.3177">
            <text:p>1,3177</text:p>
          </table:table-cell>
          <table:table-cell office:value-type="float" office:value="1.30098">
            <text:p>1,30098</text:p>
          </table:table-cell>
          <table:table-cell office:value-type="float" office:value="1.30315">
            <text:p>1,30315</text:p>
          </table:table-cell>
          <table:table-cell office:value-type="float" office:value="206555.2344">
            <text:p>206555,2344</text:p>
          </table:table-cell>
          <table:table-cell table:number-columns-repeated="2"/>
        </table:table-row>
        <table:table-row table:style-name="ro1">
          <table:table-cell office:value-type="string">
            <text:p>09.05.2013</text:p>
          </table:table-cell>
          <table:table-cell office:value-type="string">
            <text:p>02:00:00.000</text:p>
          </table:table-cell>
          <table:table-cell office:value-type="float" office:value="1.30316">
            <text:p>1,30316</text:p>
          </table:table-cell>
          <table:table-cell office:value-type="float" office:value="1.30506">
            <text:p>1,30506</text:p>
          </table:table-cell>
          <table:table-cell office:value-type="float" office:value="1.2935">
            <text:p>1,2935</text:p>
          </table:table-cell>
          <table:table-cell office:value-type="float" office:value="1.29899">
            <text:p>1,29899</text:p>
          </table:table-cell>
          <table:table-cell office:value-type="float" office:value="245450">
            <text:p>245450</text:p>
          </table:table-cell>
          <table:table-cell table:number-columns-repeated="2"/>
        </table:table-row>
        <table:table-row table:style-name="ro1">
          <table:table-cell office:value-type="string">
            <text:p>10.05.2013</text:p>
          </table:table-cell>
          <table:table-cell office:value-type="string">
            <text:p>02:00:00.000</text:p>
          </table:table-cell>
          <table:table-cell table:number-columns-repeated="4" office:value-type="float" office:value="1.29899">
            <text:p>1,2989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1.05.2013</text:p>
          </table:table-cell>
          <table:table-cell office:value-type="string">
            <text:p>02:00:00.000</text:p>
          </table:table-cell>
          <table:table-cell office:value-type="float" office:value="1.29724">
            <text:p>1,29724</text:p>
          </table:table-cell>
          <table:table-cell office:value-type="float" office:value="1.29781">
            <text:p>1,29781</text:p>
          </table:table-cell>
          <table:table-cell office:value-type="float" office:value="1.29596">
            <text:p>1,29596</text:p>
          </table:table-cell>
          <table:table-cell office:value-type="float" office:value="1.2967">
            <text:p>1,2967</text:p>
          </table:table-cell>
          <table:table-cell office:value-type="float" office:value="6154.4502">
            <text:p>6154,4502</text:p>
          </table:table-cell>
          <table:table-cell table:number-columns-repeated="2"/>
        </table:table-row>
        <table:table-row table:style-name="ro1">
          <table:table-cell office:value-type="string">
            <text:p>12.05.2013</text:p>
          </table:table-cell>
          <table:table-cell office:value-type="string">
            <text:p>02:00:00.000</text:p>
          </table:table-cell>
          <table:table-cell office:value-type="float" office:value="1.2967">
            <text:p>1,2967</text:p>
          </table:table-cell>
          <table:table-cell office:value-type="float" office:value="1.2997">
            <text:p>1,2997</text:p>
          </table:table-cell>
          <table:table-cell office:value-type="float" office:value="1.29415">
            <text:p>1,29415</text:p>
          </table:table-cell>
          <table:table-cell office:value-type="float" office:value="1.2987">
            <text:p>1,2987</text:p>
          </table:table-cell>
          <table:table-cell office:value-type="float" office:value="202554.1719">
            <text:p>202554,1719</text:p>
          </table:table-cell>
          <table:table-cell table:number-columns-repeated="2"/>
        </table:table-row>
        <table:table-row table:style-name="ro1">
          <table:table-cell office:value-type="string">
            <text:p>13.05.2013</text:p>
          </table:table-cell>
          <table:table-cell office:value-type="string">
            <text:p>02:00:00.000</text:p>
          </table:table-cell>
          <table:table-cell office:value-type="float" office:value="1.29868">
            <text:p>1,29868</text:p>
          </table:table-cell>
          <table:table-cell office:value-type="float" office:value="1.30289">
            <text:p>1,30289</text:p>
          </table:table-cell>
          <table:table-cell office:value-type="float" office:value="1.29181">
            <text:p>1,29181</text:p>
          </table:table-cell>
          <table:table-cell office:value-type="float" office:value="1.29363">
            <text:p>1,29363</text:p>
          </table:table-cell>
          <table:table-cell office:value-type="float" office:value="238229.8594">
            <text:p>238229,8594</text:p>
          </table:table-cell>
          <table:table-cell table:number-columns-repeated="2"/>
        </table:table-row>
        <table:table-row table:style-name="ro1">
          <table:table-cell office:value-type="string">
            <text:p>14.05.2013</text:p>
          </table:table-cell>
          <table:table-cell office:value-type="string">
            <text:p>02:00:00.000</text:p>
          </table:table-cell>
          <table:table-cell office:value-type="float" office:value="1.29362">
            <text:p>1,29362</text:p>
          </table:table-cell>
          <table:table-cell office:value-type="float" office:value="1.29424">
            <text:p>1,29424</text:p>
          </table:table-cell>
          <table:table-cell office:value-type="float" office:value="1.2843">
            <text:p>1,2843</text:p>
          </table:table-cell>
          <table:table-cell office:value-type="float" office:value="1.28824">
            <text:p>1,28824</text:p>
          </table:table-cell>
          <table:table-cell office:value-type="float" office:value="233519.2031">
            <text:p>233519,2031</text:p>
          </table:table-cell>
          <table:table-cell table:number-columns-repeated="2"/>
        </table:table-row>
        <table:table-row table:style-name="ro1">
          <table:table-cell office:value-type="string">
            <text:p>15.05.2013</text:p>
          </table:table-cell>
          <table:table-cell office:value-type="string">
            <text:p>02:00:00.000</text:p>
          </table:table-cell>
          <table:table-cell office:value-type="float" office:value="1.28824">
            <text:p>1,28824</text:p>
          </table:table-cell>
          <table:table-cell office:value-type="float" office:value="1.29297">
            <text:p>1,29297</text:p>
          </table:table-cell>
          <table:table-cell office:value-type="float" office:value="1.28463">
            <text:p>1,28463</text:p>
          </table:table-cell>
          <table:table-cell office:value-type="float" office:value="1.28828">
            <text:p>1,28828</text:p>
          </table:table-cell>
          <table:table-cell office:value-type="float" office:value="228658.2656">
            <text:p>228658,2656</text:p>
          </table:table-cell>
          <table:table-cell table:number-columns-repeated="2"/>
        </table:table-row>
        <table:table-row table:style-name="ro1">
          <table:table-cell office:value-type="string">
            <text:p>16.05.2013</text:p>
          </table:table-cell>
          <table:table-cell office:value-type="string">
            <text:p>02:00:00.000</text:p>
          </table:table-cell>
          <table:table-cell office:value-type="float" office:value="1.2883">
            <text:p>1,2883</text:p>
          </table:table-cell>
          <table:table-cell office:value-type="float" office:value="1.28887">
            <text:p>1,28887</text:p>
          </table:table-cell>
          <table:table-cell office:value-type="float" office:value="1.2796">
            <text:p>1,2796</text:p>
          </table:table-cell>
          <table:table-cell office:value-type="float" office:value="1.28387">
            <text:p>1,28387</text:p>
          </table:table-cell>
          <table:table-cell office:value-type="float" office:value="191829.3438">
            <text:p>191829,3438</text:p>
          </table:table-cell>
          <table:table-cell table:number-columns-repeated="2"/>
        </table:table-row>
        <table:table-row table:style-name="ro1">
          <table:table-cell office:value-type="string">
            <text:p>17.05.2013</text:p>
          </table:table-cell>
          <table:table-cell office:value-type="string">
            <text:p>02:00:00.000</text:p>
          </table:table-cell>
          <table:table-cell table:number-columns-repeated="4" office:value-type="float" office:value="1.28387">
            <text:p>1,283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8.05.2013</text:p>
          </table:table-cell>
          <table:table-cell office:value-type="string">
            <text:p>02:00:00.000</text:p>
          </table:table-cell>
          <table:table-cell office:value-type="float" office:value="1.28421">
            <text:p>1,28421</text:p>
          </table:table-cell>
          <table:table-cell office:value-type="float" office:value="1.28482">
            <text:p>1,28482</text:p>
          </table:table-cell>
          <table:table-cell office:value-type="float" office:value="1.28276">
            <text:p>1,28276</text:p>
          </table:table-cell>
          <table:table-cell office:value-type="float" office:value="1.28306">
            <text:p>1,28306</text:p>
          </table:table-cell>
          <table:table-cell office:value-type="float" office:value="6912.79">
            <text:p>6912,79</text:p>
          </table:table-cell>
          <table:table-cell table:number-columns-repeated="2"/>
        </table:table-row>
        <table:table-row table:style-name="ro1">
          <table:table-cell office:value-type="string">
            <text:p>19.05.2013</text:p>
          </table:table-cell>
          <table:table-cell office:value-type="string">
            <text:p>02:00:00.000</text:p>
          </table:table-cell>
          <table:table-cell office:value-type="float" office:value="1.28307">
            <text:p>1,28307</text:p>
          </table:table-cell>
          <table:table-cell office:value-type="float" office:value="1.29035">
            <text:p>1,29035</text:p>
          </table:table-cell>
          <table:table-cell office:value-type="float" office:value="1.28192">
            <text:p>1,28192</text:p>
          </table:table-cell>
          <table:table-cell office:value-type="float" office:value="1.28903">
            <text:p>1,28903</text:p>
          </table:table-cell>
          <table:table-cell office:value-type="float" office:value="169980.1406">
            <text:p>169980,1406</text:p>
          </table:table-cell>
          <table:table-cell table:number-columns-repeated="2"/>
        </table:table-row>
        <table:table-row table:style-name="ro1">
          <table:table-cell office:value-type="string">
            <text:p>20.05.2013</text:p>
          </table:table-cell>
          <table:table-cell office:value-type="string">
            <text:p>02:00:00.000</text:p>
          </table:table-cell>
          <table:table-cell office:value-type="float" office:value="1.28903">
            <text:p>1,28903</text:p>
          </table:table-cell>
          <table:table-cell office:value-type="float" office:value="1.29327">
            <text:p>1,29327</text:p>
          </table:table-cell>
          <table:table-cell office:value-type="float" office:value="1.2841">
            <text:p>1,2841</text:p>
          </table:table-cell>
          <table:table-cell office:value-type="float" office:value="1.29198">
            <text:p>1,29198</text:p>
          </table:table-cell>
          <table:table-cell office:value-type="float" office:value="213530.7344">
            <text:p>213530,7344</text:p>
          </table:table-cell>
          <table:table-cell table:number-columns-repeated="2"/>
        </table:table-row>
        <table:table-row table:style-name="ro1">
          <table:table-cell office:value-type="string">
            <text:p>21.05.2013</text:p>
          </table:table-cell>
          <table:table-cell office:value-type="string">
            <text:p>02:00:00.000</text:p>
          </table:table-cell>
          <table:table-cell office:value-type="float" office:value="1.29197">
            <text:p>1,29197</text:p>
          </table:table-cell>
          <table:table-cell office:value-type="float" office:value="1.29978">
            <text:p>1,29978</text:p>
          </table:table-cell>
          <table:table-cell office:value-type="float" office:value="1.28335">
            <text:p>1,28335</text:p>
          </table:table-cell>
          <table:table-cell office:value-type="float" office:value="1.28421">
            <text:p>1,28421</text:p>
          </table:table-cell>
          <table:table-cell office:value-type="float" office:value="271095.6875">
            <text:p>271095,6875</text:p>
          </table:table-cell>
          <table:table-cell table:number-columns-repeated="2"/>
        </table:table-row>
        <table:table-row table:style-name="ro1">
          <table:table-cell office:value-type="string">
            <text:p>22.05.2013</text:p>
          </table:table-cell>
          <table:table-cell office:value-type="string">
            <text:p>02:00:00.000</text:p>
          </table:table-cell>
          <table:table-cell office:value-type="float" office:value="1.28422">
            <text:p>1,28422</text:p>
          </table:table-cell>
          <table:table-cell office:value-type="float" office:value="1.29539">
            <text:p>1,29539</text:p>
          </table:table-cell>
          <table:table-cell office:value-type="float" office:value="1.28214">
            <text:p>1,28214</text:p>
          </table:table-cell>
          <table:table-cell office:value-type="float" office:value="1.29228">
            <text:p>1,29228</text:p>
          </table:table-cell>
          <table:table-cell office:value-type="float" office:value="278910.3438">
            <text:p>278910,3438</text:p>
          </table:table-cell>
          <table:table-cell table:number-columns-repeated="2"/>
        </table:table-row>
        <table:table-row table:style-name="ro1">
          <table:table-cell office:value-type="string">
            <text:p>23.05.2013</text:p>
          </table:table-cell>
          <table:table-cell office:value-type="string">
            <text:p>02:00:00.000</text:p>
          </table:table-cell>
          <table:table-cell office:value-type="float" office:value="1.29229">
            <text:p>1,29229</text:p>
          </table:table-cell>
          <table:table-cell office:value-type="float" office:value="1.29928">
            <text:p>1,29928</text:p>
          </table:table-cell>
          <table:table-cell office:value-type="float" office:value="1.29043">
            <text:p>1,29043</text:p>
          </table:table-cell>
          <table:table-cell office:value-type="float" office:value="1.29323">
            <text:p>1,29323</text:p>
          </table:table-cell>
          <table:table-cell office:value-type="float" office:value="214425.625">
            <text:p>214425,625</text:p>
          </table:table-cell>
          <table:table-cell table:number-columns-repeated="2"/>
        </table:table-row>
        <table:table-row table:style-name="ro1">
          <table:table-cell office:value-type="string">
            <text:p>24.05.2013</text:p>
          </table:table-cell>
          <table:table-cell office:value-type="string">
            <text:p>02:00:00.000</text:p>
          </table:table-cell>
          <table:table-cell table:number-columns-repeated="4" office:value-type="float" office:value="1.29323">
            <text:p>1,293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5.05.2013</text:p>
          </table:table-cell>
          <table:table-cell office:value-type="string">
            <text:p>02:00:00.000</text:p>
          </table:table-cell>
          <table:table-cell office:value-type="float" office:value="1.29347">
            <text:p>1,29347</text:p>
          </table:table-cell>
          <table:table-cell office:value-type="float" office:value="1.29436">
            <text:p>1,29436</text:p>
          </table:table-cell>
          <table:table-cell office:value-type="float" office:value="1.29328">
            <text:p>1,29328</text:p>
          </table:table-cell>
          <table:table-cell office:value-type="float" office:value="1.29357">
            <text:p>1,29357</text:p>
          </table:table-cell>
          <table:table-cell office:value-type="float" office:value="5845.1602">
            <text:p>5845,1602</text:p>
          </table:table-cell>
          <table:table-cell table:number-columns-repeated="2"/>
        </table:table-row>
        <table:table-row table:style-name="ro1">
          <table:table-cell office:value-type="string">
            <text:p>26.05.2013</text:p>
          </table:table-cell>
          <table:table-cell office:value-type="string">
            <text:p>02:00:00.000</text:p>
          </table:table-cell>
          <table:table-cell office:value-type="float" office:value="1.29357">
            <text:p>1,29357</text:p>
          </table:table-cell>
          <table:table-cell office:value-type="float" office:value="1.29485">
            <text:p>1,29485</text:p>
          </table:table-cell>
          <table:table-cell office:value-type="float" office:value="1.29159">
            <text:p>1,29159</text:p>
          </table:table-cell>
          <table:table-cell office:value-type="float" office:value="1.29339">
            <text:p>1,29339</text:p>
          </table:table-cell>
          <table:table-cell office:value-type="float" office:value="83768.2422">
            <text:p>83768,2422</text:p>
          </table:table-cell>
          <table:table-cell table:number-columns-repeated="2"/>
        </table:table-row>
        <table:table-row table:style-name="ro1">
          <table:table-cell office:value-type="string">
            <text:p>27.05.2013</text:p>
          </table:table-cell>
          <table:table-cell office:value-type="string">
            <text:p>02:00:00.000</text:p>
          </table:table-cell>
          <table:table-cell office:value-type="float" office:value="1.29339">
            <text:p>1,29339</text:p>
          </table:table-cell>
          <table:table-cell office:value-type="float" office:value="1.29468">
            <text:p>1,29468</text:p>
          </table:table-cell>
          <table:table-cell office:value-type="float" office:value="1.2841">
            <text:p>1,2841</text:p>
          </table:table-cell>
          <table:table-cell office:value-type="float" office:value="1.28445">
            <text:p>1,28445</text:p>
          </table:table-cell>
          <table:table-cell office:value-type="float" office:value="231547.5469">
            <text:p>231547,5469</text:p>
          </table:table-cell>
          <table:table-cell table:number-columns-repeated="2"/>
        </table:table-row>
        <table:table-row table:style-name="ro1">
          <table:table-cell office:value-type="string">
            <text:p>28.05.2013</text:p>
          </table:table-cell>
          <table:table-cell office:value-type="string">
            <text:p>02:00:00.000</text:p>
          </table:table-cell>
          <table:table-cell office:value-type="float" office:value="1.28446">
            <text:p>1,28446</text:p>
          </table:table-cell>
          <table:table-cell office:value-type="float" office:value="1.2975">
            <text:p>1,2975</text:p>
          </table:table-cell>
          <table:table-cell office:value-type="float" office:value="1.2838">
            <text:p>1,2838</text:p>
          </table:table-cell>
          <table:table-cell office:value-type="float" office:value="1.29465">
            <text:p>1,29465</text:p>
          </table:table-cell>
          <table:table-cell office:value-type="float" office:value="262892.4375">
            <text:p>262892,4375</text:p>
          </table:table-cell>
          <table:table-cell table:number-columns-repeated="2"/>
        </table:table-row>
        <table:table-row table:style-name="ro1">
          <table:table-cell office:value-type="string">
            <text:p>29.05.2013</text:p>
          </table:table-cell>
          <table:table-cell office:value-type="string">
            <text:p>02:00:00.000</text:p>
          </table:table-cell>
          <table:table-cell office:value-type="float" office:value="1.29465">
            <text:p>1,29465</text:p>
          </table:table-cell>
          <table:table-cell office:value-type="float" office:value="1.30614">
            <text:p>1,30614</text:p>
          </table:table-cell>
          <table:table-cell office:value-type="float" office:value="1.29333">
            <text:p>1,29333</text:p>
          </table:table-cell>
          <table:table-cell office:value-type="float" office:value="1.30419">
            <text:p>1,30419</text:p>
          </table:table-cell>
          <table:table-cell office:value-type="float" office:value="257539.6563">
            <text:p>257539,6563</text:p>
          </table:table-cell>
          <table:table-cell table:number-columns-repeated="2"/>
        </table:table-row>
        <table:table-row table:style-name="ro1">
          <table:table-cell office:value-type="string">
            <text:p>30.05.2013</text:p>
          </table:table-cell>
          <table:table-cell office:value-type="string">
            <text:p>02:00:00.000</text:p>
          </table:table-cell>
          <table:table-cell office:value-type="float" office:value="1.30419">
            <text:p>1,30419</text:p>
          </table:table-cell>
          <table:table-cell office:value-type="float" office:value="1.30484">
            <text:p>1,30484</text:p>
          </table:table-cell>
          <table:table-cell office:value-type="float" office:value="1.2944">
            <text:p>1,2944</text:p>
          </table:table-cell>
          <table:table-cell office:value-type="float" office:value="1.29953">
            <text:p>1,29953</text:p>
          </table:table-cell>
          <table:table-cell office:value-type="float" office:value="214483.0156">
            <text:p>214483,0156</text:p>
          </table:table-cell>
          <table:table-cell table:number-columns-repeated="2"/>
        </table:table-row>
        <table:table-row table:style-name="ro1">
          <table:table-cell office:value-type="string">
            <text:p>31.05.2013</text:p>
          </table:table-cell>
          <table:table-cell office:value-type="string">
            <text:p>02:00:00.000</text:p>
          </table:table-cell>
          <table:table-cell table:number-columns-repeated="4" office:value-type="float" office:value="1.29953">
            <text:p>1,2995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1.06.2013</text:p>
          </table:table-cell>
          <table:table-cell office:value-type="string">
            <text:p>02:00:00.000</text:p>
          </table:table-cell>
          <table:table-cell office:value-type="float" office:value="1.29933">
            <text:p>1,29933</text:p>
          </table:table-cell>
          <table:table-cell office:value-type="float" office:value="1.30001">
            <text:p>1,30001</text:p>
          </table:table-cell>
          <table:table-cell office:value-type="float" office:value="1.2983">
            <text:p>1,2983</text:p>
          </table:table-cell>
          <table:table-cell office:value-type="float" office:value="1.29942">
            <text:p>1,29942</text:p>
          </table:table-cell>
          <table:table-cell office:value-type="float" office:value="5804.2998">
            <text:p>5804,2998</text:p>
          </table:table-cell>
          <table:table-cell table:number-columns-repeated="2"/>
        </table:table-row>
        <table:table-row table:style-name="ro1">
          <table:table-cell office:value-type="string">
            <text:p>02.06.2013</text:p>
          </table:table-cell>
          <table:table-cell office:value-type="string">
            <text:p>02:00:00.000</text:p>
          </table:table-cell>
          <table:table-cell office:value-type="float" office:value="1.29944">
            <text:p>1,29944</text:p>
          </table:table-cell>
          <table:table-cell office:value-type="float" office:value="1.31074">
            <text:p>1,31074</text:p>
          </table:table-cell>
          <table:table-cell office:value-type="float" office:value="1.29556">
            <text:p>1,29556</text:p>
          </table:table-cell>
          <table:table-cell office:value-type="float" office:value="1.30704">
            <text:p>1,30704</text:p>
          </table:table-cell>
          <table:table-cell office:value-type="float" office:value="214226.5156">
            <text:p>214226,5156</text:p>
          </table:table-cell>
          <table:table-cell table:number-columns-repeated="2"/>
        </table:table-row>
        <table:table-row table:style-name="ro1">
          <table:table-cell office:value-type="string">
            <text:p>03.06.2013</text:p>
          </table:table-cell>
          <table:table-cell office:value-type="string">
            <text:p>02:00:00.000</text:p>
          </table:table-cell>
          <table:table-cell office:value-type="float" office:value="1.30702">
            <text:p>1,30702</text:p>
          </table:table-cell>
          <table:table-cell office:value-type="float" office:value="1.31012">
            <text:p>1,31012</text:p>
          </table:table-cell>
          <table:table-cell office:value-type="float" office:value="1.30418">
            <text:p>1,30418</text:p>
          </table:table-cell>
          <table:table-cell office:value-type="float" office:value="1.30715">
            <text:p>1,30715</text:p>
          </table:table-cell>
          <table:table-cell office:value-type="float" office:value="240402.25">
            <text:p>240402,25</text:p>
          </table:table-cell>
          <table:table-cell table:number-columns-repeated="2"/>
        </table:table-row>
        <table:table-row table:style-name="ro1">
          <table:table-cell office:value-type="string">
            <text:p>04.06.2013</text:p>
          </table:table-cell>
          <table:table-cell office:value-type="string">
            <text:p>02:00:00.000</text:p>
          </table:table-cell>
          <table:table-cell office:value-type="float" office:value="1.30714">
            <text:p>1,30714</text:p>
          </table:table-cell>
          <table:table-cell office:value-type="float" office:value="1.31142">
            <text:p>1,31142</text:p>
          </table:table-cell>
          <table:table-cell office:value-type="float" office:value="1.30529">
            <text:p>1,30529</text:p>
          </table:table-cell>
          <table:table-cell office:value-type="float" office:value="1.30865">
            <text:p>1,30865</text:p>
          </table:table-cell>
          <table:table-cell office:value-type="float" office:value="278373.4688">
            <text:p>278373,4688</text:p>
          </table:table-cell>
          <table:table-cell table:number-columns-repeated="2"/>
        </table:table-row>
        <table:table-row table:style-name="ro1">
          <table:table-cell office:value-type="string">
            <text:p>05.06.2013</text:p>
          </table:table-cell>
          <table:table-cell office:value-type="string">
            <text:p>02:00:00.000</text:p>
          </table:table-cell>
          <table:table-cell office:value-type="float" office:value="1.30864">
            <text:p>1,30864</text:p>
          </table:table-cell>
          <table:table-cell office:value-type="float" office:value="1.33054">
            <text:p>1,33054</text:p>
          </table:table-cell>
          <table:table-cell office:value-type="float" office:value="1.30749">
            <text:p>1,30749</text:p>
          </table:table-cell>
          <table:table-cell office:value-type="float" office:value="1.32423">
            <text:p>1,32423</text:p>
          </table:table-cell>
          <table:table-cell office:value-type="float" office:value="319307.75">
            <text:p>319307,75</text:p>
          </table:table-cell>
          <table:table-cell table:number-columns-repeated="2"/>
        </table:table-row>
        <table:table-row table:style-name="ro1">
          <table:table-cell office:value-type="string">
            <text:p>06.06.2013</text:p>
          </table:table-cell>
          <table:table-cell office:value-type="string">
            <text:p>02:00:00.000</text:p>
          </table:table-cell>
          <table:table-cell office:value-type="float" office:value="1.32423">
            <text:p>1,32423</text:p>
          </table:table-cell>
          <table:table-cell office:value-type="float" office:value="1.32846">
            <text:p>1,32846</text:p>
          </table:table-cell>
          <table:table-cell office:value-type="float" office:value="1.31918">
            <text:p>1,31918</text:p>
          </table:table-cell>
          <table:table-cell office:value-type="float" office:value="1.32187">
            <text:p>1,32187</text:p>
          </table:table-cell>
          <table:table-cell office:value-type="float" office:value="297733">
            <text:p>297733</text:p>
          </table:table-cell>
          <table:table-cell table:number-columns-repeated="2"/>
        </table:table-row>
        <table:table-row table:style-name="ro1">
          <table:table-cell office:value-type="string">
            <text:p>07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2187">
            <text:p>1,3218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8.06.2013</text:p>
          </table:table-cell>
          <table:table-cell office:value-type="string">
            <text:p>02:00:00.000</text:p>
          </table:table-cell>
          <table:table-cell office:value-type="float" office:value="1.31906">
            <text:p>1,31906</text:p>
          </table:table-cell>
          <table:table-cell office:value-type="float" office:value="1.32149">
            <text:p>1,32149</text:p>
          </table:table-cell>
          <table:table-cell office:value-type="float" office:value="1.31851">
            <text:p>1,31851</text:p>
          </table:table-cell>
          <table:table-cell office:value-type="float" office:value="1.32024">
            <text:p>1,32024</text:p>
          </table:table-cell>
          <table:table-cell office:value-type="float" office:value="10306.9199">
            <text:p>10306,9199</text:p>
          </table:table-cell>
          <table:table-cell table:number-columns-repeated="2"/>
        </table:table-row>
        <table:table-row table:style-name="ro1">
          <table:table-cell office:value-type="string">
            <text:p>09.06.2013</text:p>
          </table:table-cell>
          <table:table-cell office:value-type="string">
            <text:p>02:00:00.000</text:p>
          </table:table-cell>
          <table:table-cell office:value-type="float" office:value="1.32024">
            <text:p>1,32024</text:p>
          </table:table-cell>
          <table:table-cell office:value-type="float" office:value="1.32689">
            <text:p>1,32689</text:p>
          </table:table-cell>
          <table:table-cell office:value-type="float" office:value="1.31775">
            <text:p>1,31775</text:p>
          </table:table-cell>
          <table:table-cell office:value-type="float" office:value="1.32528">
            <text:p>1,32528</text:p>
          </table:table-cell>
          <table:table-cell office:value-type="float" office:value="237372.0469">
            <text:p>237372,0469</text:p>
          </table:table-cell>
          <table:table-cell table:number-columns-repeated="2"/>
        </table:table-row>
        <table:table-row table:style-name="ro1">
          <table:table-cell office:value-type="string">
            <text:p>10.06.2013</text:p>
          </table:table-cell>
          <table:table-cell office:value-type="string">
            <text:p>02:00:00.000</text:p>
          </table:table-cell>
          <table:table-cell office:value-type="float" office:value="1.32528">
            <text:p>1,32528</text:p>
          </table:table-cell>
          <table:table-cell office:value-type="float" office:value="1.33173">
            <text:p>1,33173</text:p>
          </table:table-cell>
          <table:table-cell office:value-type="float" office:value="1.3232">
            <text:p>1,3232</text:p>
          </table:table-cell>
          <table:table-cell office:value-type="float" office:value="1.33121">
            <text:p>1,33121</text:p>
          </table:table-cell>
          <table:table-cell office:value-type="float" office:value="319573.125">
            <text:p>319573,125</text:p>
          </table:table-cell>
          <table:table-cell table:number-columns-repeated="2"/>
        </table:table-row>
        <table:table-row table:style-name="ro1">
          <table:table-cell office:value-type="string">
            <text:p>11.06.2013</text:p>
          </table:table-cell>
          <table:table-cell office:value-type="string">
            <text:p>02:00:00.000</text:p>
          </table:table-cell>
          <table:table-cell office:value-type="float" office:value="1.33122">
            <text:p>1,33122</text:p>
          </table:table-cell>
          <table:table-cell office:value-type="float" office:value="1.33591">
            <text:p>1,33591</text:p>
          </table:table-cell>
          <table:table-cell office:value-type="float" office:value="1.32655">
            <text:p>1,32655</text:p>
          </table:table-cell>
          <table:table-cell office:value-type="float" office:value="1.33438">
            <text:p>1,33438</text:p>
          </table:table-cell>
          <table:table-cell office:value-type="float" office:value="286381.0313">
            <text:p>286381,0313</text:p>
          </table:table-cell>
          <table:table-cell table:number-columns-repeated="2"/>
        </table:table-row>
        <table:table-row table:style-name="ro1">
          <table:table-cell office:value-type="string">
            <text:p>12.06.2013</text:p>
          </table:table-cell>
          <table:table-cell office:value-type="string">
            <text:p>02:00:00.000</text:p>
          </table:table-cell>
          <table:table-cell office:value-type="float" office:value="1.33438">
            <text:p>1,33438</text:p>
          </table:table-cell>
          <table:table-cell office:value-type="float" office:value="1.33902">
            <text:p>1,33902</text:p>
          </table:table-cell>
          <table:table-cell office:value-type="float" office:value="1.32785">
            <text:p>1,32785</text:p>
          </table:table-cell>
          <table:table-cell office:value-type="float" office:value="1.33586">
            <text:p>1,33586</text:p>
          </table:table-cell>
          <table:table-cell office:value-type="float" office:value="313418.6875">
            <text:p>313418,6875</text:p>
          </table:table-cell>
          <table:table-cell table:number-columns-repeated="2"/>
        </table:table-row>
        <table:table-row table:style-name="ro1">
          <table:table-cell office:value-type="string">
            <text:p>13.06.2013</text:p>
          </table:table-cell>
          <table:table-cell office:value-type="string">
            <text:p>02:00:00.000</text:p>
          </table:table-cell>
          <table:table-cell office:value-type="float" office:value="1.33587">
            <text:p>1,33587</text:p>
          </table:table-cell>
          <table:table-cell office:value-type="float" office:value="1.33728">
            <text:p>1,33728</text:p>
          </table:table-cell>
          <table:table-cell office:value-type="float" office:value="1.32948">
            <text:p>1,32948</text:p>
          </table:table-cell>
          <table:table-cell office:value-type="float" office:value="1.33466">
            <text:p>1,33466</text:p>
          </table:table-cell>
          <table:table-cell office:value-type="float" office:value="227949.8438">
            <text:p>227949,8438</text:p>
          </table:table-cell>
          <table:table-cell table:number-columns-repeated="2"/>
        </table:table-row>
        <table:table-row table:style-name="ro1">
          <table:table-cell office:value-type="string">
            <text:p>14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3466">
            <text:p>1,3346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5.06.2013</text:p>
          </table:table-cell>
          <table:table-cell office:value-type="string">
            <text:p>02:00:00.000</text:p>
          </table:table-cell>
          <table:table-cell office:value-type="float" office:value="1.33476">
            <text:p>1,33476</text:p>
          </table:table-cell>
          <table:table-cell office:value-type="float" office:value="1.33572">
            <text:p>1,33572</text:p>
          </table:table-cell>
          <table:table-cell office:value-type="float" office:value="1.33431">
            <text:p>1,33431</text:p>
          </table:table-cell>
          <table:table-cell office:value-type="float" office:value="1.33546">
            <text:p>1,33546</text:p>
          </table:table-cell>
          <table:table-cell office:value-type="float" office:value="5692.9302">
            <text:p>5692,9302</text:p>
          </table:table-cell>
          <table:table-cell table:number-columns-repeated="2"/>
        </table:table-row>
        <table:table-row table:style-name="ro1">
          <table:table-cell office:value-type="string">
            <text:p>16.06.2013</text:p>
          </table:table-cell>
          <table:table-cell office:value-type="string">
            <text:p>02:00:00.000</text:p>
          </table:table-cell>
          <table:table-cell office:value-type="float" office:value="1.33545">
            <text:p>1,33545</text:p>
          </table:table-cell>
          <table:table-cell office:value-type="float" office:value="1.33815">
            <text:p>1,33815</text:p>
          </table:table-cell>
          <table:table-cell office:value-type="float" office:value="1.33184">
            <text:p>1,33184</text:p>
          </table:table-cell>
          <table:table-cell office:value-type="float" office:value="1.33619">
            <text:p>1,33619</text:p>
          </table:table-cell>
          <table:table-cell office:value-type="float" office:value="169698.6406">
            <text:p>169698,6406</text:p>
          </table:table-cell>
          <table:table-cell table:number-columns-repeated="2"/>
        </table:table-row>
        <table:table-row table:style-name="ro1">
          <table:table-cell office:value-type="string">
            <text:p>17.06.2013</text:p>
          </table:table-cell>
          <table:table-cell office:value-type="string">
            <text:p>02:00:00.000</text:p>
          </table:table-cell>
          <table:table-cell office:value-type="float" office:value="1.3362">
            <text:p>1,3362</text:p>
          </table:table-cell>
          <table:table-cell office:value-type="float" office:value="1.34155">
            <text:p>1,34155</text:p>
          </table:table-cell>
          <table:table-cell office:value-type="float" office:value="1.33255">
            <text:p>1,33255</text:p>
          </table:table-cell>
          <table:table-cell office:value-type="float" office:value="1.33929">
            <text:p>1,33929</text:p>
          </table:table-cell>
          <table:table-cell office:value-type="float" office:value="217458.3125">
            <text:p>217458,3125</text:p>
          </table:table-cell>
          <table:table-cell table:number-columns-repeated="2"/>
        </table:table-row>
        <table:table-row table:style-name="ro1">
          <table:table-cell office:value-type="string">
            <text:p>18.06.2013</text:p>
          </table:table-cell>
          <table:table-cell office:value-type="string">
            <text:p>02:00:00.000</text:p>
          </table:table-cell>
          <table:table-cell office:value-type="float" office:value="1.33929">
            <text:p>1,33929</text:p>
          </table:table-cell>
          <table:table-cell office:value-type="float" office:value="1.34155">
            <text:p>1,34155</text:p>
          </table:table-cell>
          <table:table-cell office:value-type="float" office:value="1.3262">
            <text:p>1,3262</text:p>
          </table:table-cell>
          <table:table-cell office:value-type="float" office:value="1.32817">
            <text:p>1,32817</text:p>
          </table:table-cell>
          <table:table-cell office:value-type="float" office:value="186733.1719">
            <text:p>186733,1719</text:p>
          </table:table-cell>
          <table:table-cell table:number-columns-repeated="2"/>
        </table:table-row>
        <table:table-row table:style-name="ro1">
          <table:table-cell office:value-type="string">
            <text:p>19.06.2013</text:p>
          </table:table-cell>
          <table:table-cell office:value-type="string">
            <text:p>02:00:00.000</text:p>
          </table:table-cell>
          <table:table-cell office:value-type="float" office:value="1.32817">
            <text:p>1,32817</text:p>
          </table:table-cell>
          <table:table-cell office:value-type="float" office:value="1.33002">
            <text:p>1,33002</text:p>
          </table:table-cell>
          <table:table-cell office:value-type="float" office:value="1.31612">
            <text:p>1,31612</text:p>
          </table:table-cell>
          <table:table-cell office:value-type="float" office:value="1.32276">
            <text:p>1,32276</text:p>
          </table:table-cell>
          <table:table-cell office:value-type="float" office:value="260295.125">
            <text:p>260295,125</text:p>
          </table:table-cell>
          <table:table-cell table:number-columns-repeated="2"/>
        </table:table-row>
        <table:table-row table:style-name="ro1">
          <table:table-cell office:value-type="string">
            <text:p>20.06.2013</text:p>
          </table:table-cell>
          <table:table-cell office:value-type="string">
            <text:p>02:00:00.000</text:p>
          </table:table-cell>
          <table:table-cell office:value-type="float" office:value="1.32277">
            <text:p>1,32277</text:p>
          </table:table-cell>
          <table:table-cell office:value-type="float" office:value="1.32541">
            <text:p>1,32541</text:p>
          </table:table-cell>
          <table:table-cell office:value-type="float" office:value="1.30985">
            <text:p>1,30985</text:p>
          </table:table-cell>
          <table:table-cell office:value-type="float" office:value="1.31215">
            <text:p>1,31215</text:p>
          </table:table-cell>
          <table:table-cell office:value-type="float" office:value="190081.7813">
            <text:p>190081,7813</text:p>
          </table:table-cell>
          <table:table-cell table:number-columns-repeated="2"/>
        </table:table-row>
        <table:table-row table:style-name="ro1">
          <table:table-cell office:value-type="string">
            <text:p>21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1215">
            <text:p>1,312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2.06.2013</text:p>
          </table:table-cell>
          <table:table-cell office:value-type="string">
            <text:p>02:00:00.000</text:p>
          </table:table-cell>
          <table:table-cell office:value-type="float" office:value="1.30912">
            <text:p>1,30912</text:p>
          </table:table-cell>
          <table:table-cell office:value-type="float" office:value="1.31141">
            <text:p>1,31141</text:p>
          </table:table-cell>
          <table:table-cell office:value-type="float" office:value="1.30888">
            <text:p>1,30888</text:p>
          </table:table-cell>
          <table:table-cell office:value-type="float" office:value="1.31066">
            <text:p>1,31066</text:p>
          </table:table-cell>
          <table:table-cell office:value-type="float" office:value="6891.7598">
            <text:p>6891,7598</text:p>
          </table:table-cell>
          <table:table-cell table:number-columns-repeated="2"/>
        </table:table-row>
        <table:table-row table:style-name="ro1">
          <table:table-cell office:value-type="string">
            <text:p>23.06.2013</text:p>
          </table:table-cell>
          <table:table-cell office:value-type="string">
            <text:p>02:00:00.000</text:p>
          </table:table-cell>
          <table:table-cell office:value-type="float" office:value="1.31066">
            <text:p>1,31066</text:p>
          </table:table-cell>
          <table:table-cell office:value-type="float" office:value="1.31438">
            <text:p>1,31438</text:p>
          </table:table-cell>
          <table:table-cell office:value-type="float" office:value="1.3059">
            <text:p>1,3059</text:p>
          </table:table-cell>
          <table:table-cell office:value-type="float" office:value="1.3135">
            <text:p>1,3135</text:p>
          </table:table-cell>
          <table:table-cell office:value-type="float" office:value="198955.0625">
            <text:p>198955,0625</text:p>
          </table:table-cell>
          <table:table-cell table:number-columns-repeated="2"/>
        </table:table-row>
        <table:table-row table:style-name="ro1">
          <table:table-cell office:value-type="string">
            <text:p>24.06.2013</text:p>
          </table:table-cell>
          <table:table-cell office:value-type="string">
            <text:p>02:00:00.000</text:p>
          </table:table-cell>
          <table:table-cell office:value-type="float" office:value="1.3135">
            <text:p>1,3135</text:p>
          </table:table-cell>
          <table:table-cell office:value-type="float" office:value="1.31506">
            <text:p>1,31506</text:p>
          </table:table-cell>
          <table:table-cell office:value-type="float" office:value="1.3065">
            <text:p>1,3065</text:p>
          </table:table-cell>
          <table:table-cell office:value-type="float" office:value="1.30753">
            <text:p>1,30753</text:p>
          </table:table-cell>
          <table:table-cell office:value-type="float" office:value="193152.125">
            <text:p>193152,125</text:p>
          </table:table-cell>
          <table:table-cell table:number-columns-repeated="2"/>
        </table:table-row>
        <table:table-row table:style-name="ro1">
          <table:table-cell office:value-type="string">
            <text:p>25.06.2013</text:p>
          </table:table-cell>
          <table:table-cell office:value-type="string">
            <text:p>02:00:00.000</text:p>
          </table:table-cell>
          <table:table-cell office:value-type="float" office:value="1.30755">
            <text:p>1,30755</text:p>
          </table:table-cell>
          <table:table-cell office:value-type="float" office:value="1.3087">
            <text:p>1,3087</text:p>
          </table:table-cell>
          <table:table-cell office:value-type="float" office:value="1.29849">
            <text:p>1,29849</text:p>
          </table:table-cell>
          <table:table-cell office:value-type="float" office:value="1.30162">
            <text:p>1,30162</text:p>
          </table:table-cell>
          <table:table-cell office:value-type="float" office:value="189861.0625">
            <text:p>189861,0625</text:p>
          </table:table-cell>
          <table:table-cell table:number-columns-repeated="2"/>
        </table:table-row>
        <table:table-row table:style-name="ro1">
          <table:table-cell office:value-type="string">
            <text:p>26.06.2013</text:p>
          </table:table-cell>
          <table:table-cell office:value-type="string">
            <text:p>02:00:00.000</text:p>
          </table:table-cell>
          <table:table-cell office:value-type="float" office:value="1.30162">
            <text:p>1,30162</text:p>
          </table:table-cell>
          <table:table-cell office:value-type="float" office:value="1.30546">
            <text:p>1,30546</text:p>
          </table:table-cell>
          <table:table-cell office:value-type="float" office:value="1.3">
            <text:p>1,3</text:p>
          </table:table-cell>
          <table:table-cell office:value-type="float" office:value="1.30361">
            <text:p>1,30361</text:p>
          </table:table-cell>
          <table:table-cell office:value-type="float" office:value="187477.4063">
            <text:p>187477,4063</text:p>
          </table:table-cell>
          <table:table-cell table:number-columns-repeated="2"/>
        </table:table-row>
        <table:table-row table:style-name="ro1">
          <table:table-cell office:value-type="string">
            <text:p>27.06.2013</text:p>
          </table:table-cell>
          <table:table-cell office:value-type="string">
            <text:p>02:00:00.000</text:p>
          </table:table-cell>
          <table:table-cell office:value-type="float" office:value="1.30363">
            <text:p>1,30363</text:p>
          </table:table-cell>
          <table:table-cell office:value-type="float" office:value="1.31029">
            <text:p>1,31029</text:p>
          </table:table-cell>
          <table:table-cell office:value-type="float" office:value="1.29913">
            <text:p>1,29913</text:p>
          </table:table-cell>
          <table:table-cell office:value-type="float" office:value="1.30096">
            <text:p>1,30096</text:p>
          </table:table-cell>
          <table:table-cell office:value-type="float" office:value="184072.0938">
            <text:p>184072,0938</text:p>
          </table:table-cell>
          <table:table-cell table:number-columns-repeated="2"/>
        </table:table-row>
        <table:table-row table:style-name="ro1">
          <table:table-cell office:value-type="string">
            <text:p>28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0096">
            <text:p>1,300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29.06.2013</text:p>
          </table:table-cell>
          <table:table-cell office:value-type="string">
            <text:p>02:00:00.000</text:p>
          </table:table-cell>
          <table:table-cell office:value-type="float" office:value="1.30146">
            <text:p>1,30146</text:p>
          </table:table-cell>
          <table:table-cell office:value-type="float" office:value="1.3016">
            <text:p>1,3016</text:p>
          </table:table-cell>
          <table:table-cell office:value-type="float" office:value="1.30055">
            <text:p>1,30055</text:p>
          </table:table-cell>
          <table:table-cell office:value-type="float" office:value="1.3008">
            <text:p>1,3008</text:p>
          </table:table-cell>
          <table:table-cell office:value-type="float" office:value="3737.47">
            <text:p>3737,47</text:p>
          </table:table-cell>
          <table:table-cell table:number-columns-repeated="2"/>
        </table:table-row>
        <table:table-row table:style-name="ro1">
          <table:table-cell office:value-type="string">
            <text:p>30.06.2013</text:p>
          </table:table-cell>
          <table:table-cell office:value-type="string">
            <text:p>02:00:00.000</text:p>
          </table:table-cell>
          <table:table-cell office:value-type="float" office:value="1.30077">
            <text:p>1,30077</text:p>
          </table:table-cell>
          <table:table-cell office:value-type="float" office:value="1.30708">
            <text:p>1,30708</text:p>
          </table:table-cell>
          <table:table-cell office:value-type="float" office:value="1.30074">
            <text:p>1,30074</text:p>
          </table:table-cell>
          <table:table-cell office:value-type="float" office:value="1.30679">
            <text:p>1,30679</text:p>
          </table:table-cell>
          <table:table-cell office:value-type="float" office:value="139494.4844">
            <text:p>139494,4844</text:p>
          </table:table-cell>
          <table:table-cell table:number-columns-repeated="2"/>
        </table:table-row>
        <table:table-row table:style-name="ro1">
          <table:table-cell office:value-type="string">
            <text:p>01.07.2013</text:p>
          </table:table-cell>
          <table:table-cell office:value-type="string">
            <text:p>02:00:00.000</text:p>
          </table:table-cell>
          <table:table-cell office:value-type="float" office:value="1.30678">
            <text:p>1,30678</text:p>
          </table:table-cell>
          <table:table-cell office:value-type="float" office:value="1.30779">
            <text:p>1,30779</text:p>
          </table:table-cell>
          <table:table-cell office:value-type="float" office:value="1.29634">
            <text:p>1,29634</text:p>
          </table:table-cell>
          <table:table-cell office:value-type="float" office:value="1.29748">
            <text:p>1,29748</text:p>
          </table:table-cell>
          <table:table-cell office:value-type="float" office:value="167329.875">
            <text:p>167329,875</text:p>
          </table:table-cell>
          <table:table-cell table:number-columns-repeated="2"/>
        </table:table-row>
        <table:table-row table:style-name="ro1">
          <table:table-cell office:value-type="string">
            <text:p>02.07.2013</text:p>
          </table:table-cell>
          <table:table-cell office:value-type="string">
            <text:p>02:00:00.000</text:p>
          </table:table-cell>
          <table:table-cell office:value-type="float" office:value="1.29745">
            <text:p>1,29745</text:p>
          </table:table-cell>
          <table:table-cell office:value-type="float" office:value="1.30288">
            <text:p>1,30288</text:p>
          </table:table-cell>
          <table:table-cell office:value-type="float" office:value="1.29229">
            <text:p>1,29229</text:p>
          </table:table-cell>
          <table:table-cell office:value-type="float" office:value="1.30208">
            <text:p>1,30208</text:p>
          </table:table-cell>
          <table:table-cell office:value-type="float" office:value="190912.875">
            <text:p>190912,875</text:p>
          </table:table-cell>
          <table:table-cell table:number-columns-repeated="2"/>
        </table:table-row>
        <table:table-row table:style-name="ro1">
          <table:table-cell office:value-type="string">
            <text:p>03.07.2013</text:p>
          </table:table-cell>
          <table:table-cell office:value-type="string">
            <text:p>02:00:00.000</text:p>
          </table:table-cell>
          <table:table-cell table:number-columns-repeated="2" office:value-type="float" office:value="1.30208">
            <text:p>1,30208</text:p>
          </table:table-cell>
          <table:table-cell office:value-type="float" office:value="1.2883">
            <text:p>1,2883</text:p>
          </table:table-cell>
          <table:table-cell office:value-type="float" office:value="1.28924">
            <text:p>1,28924</text:p>
          </table:table-cell>
          <table:table-cell office:value-type="float" office:value="145500.5469">
            <text:p>145500,5469</text:p>
          </table:table-cell>
          <table:table-cell table:number-columns-repeated="2"/>
        </table:table-row>
        <table:table-row table:style-name="ro1">
          <table:table-cell office:value-type="string">
            <text:p>04.07.2013</text:p>
          </table:table-cell>
          <table:table-cell office:value-type="string">
            <text:p>02:00:00.000</text:p>
          </table:table-cell>
          <table:table-cell office:value-type="float" office:value="1.28924">
            <text:p>1,28924</text:p>
          </table:table-cell>
          <table:table-cell office:value-type="float" office:value="1.29053">
            <text:p>1,29053</text:p>
          </table:table-cell>
          <table:table-cell office:value-type="float" office:value="1.28063">
            <text:p>1,28063</text:p>
          </table:table-cell>
          <table:table-cell office:value-type="float" office:value="1.28303">
            <text:p>1,28303</text:p>
          </table:table-cell>
          <table:table-cell office:value-type="float" office:value="169714.0469">
            <text:p>169714,0469</text:p>
          </table:table-cell>
          <table:table-cell table:number-columns-repeated="2"/>
        </table:table-row>
        <table:table-row table:style-name="ro1">
          <table:table-cell office:value-type="string">
            <text:p>05.07.2013</text:p>
          </table:table-cell>
          <table:table-cell office:value-type="string">
            <text:p>02:00:00.000</text:p>
          </table:table-cell>
          <table:table-cell table:number-columns-repeated="4" office:value-type="float" office:value="1.28303">
            <text:p>1,2830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06.07.2013</text:p>
          </table:table-cell>
          <table:table-cell office:value-type="string">
            <text:p>02:00:00.000</text:p>
          </table:table-cell>
          <table:table-cell office:value-type="float" office:value="1.28106">
            <text:p>1,28106</text:p>
          </table:table-cell>
          <table:table-cell office:value-type="float" office:value="1.28327">
            <text:p>1,28327</text:p>
          </table:table-cell>
          <table:table-cell office:value-type="float" office:value="1.28106">
            <text:p>1,28106</text:p>
          </table:table-cell>
          <table:table-cell office:value-type="float" office:value="1.28128">
            <text:p>1,28128</text:p>
          </table:table-cell>
          <table:table-cell office:value-type="float" office:value="6462.21">
            <text:p>6462,21</text:p>
          </table:table-cell>
          <table:table-cell table:number-columns-repeated="2"/>
        </table:table-row>
        <table:table-row table:style-name="ro1">
          <table:table-cell office:value-type="string">
            <text:p>07.07.2013</text:p>
          </table:table-cell>
          <table:table-cell office:value-type="string">
            <text:p>02:00:00.000</text:p>
          </table:table-cell>
          <table:table-cell office:value-type="float" office:value="1.28128">
            <text:p>1,28128</text:p>
          </table:table-cell>
          <table:table-cell office:value-type="float" office:value="1.28819">
            <text:p>1,28819</text:p>
          </table:table-cell>
          <table:table-cell office:value-type="float" office:value="1.28117">
            <text:p>1,28117</text:p>
          </table:table-cell>
          <table:table-cell office:value-type="float" office:value="1.28606">
            <text:p>1,28606</text:p>
          </table:table-cell>
          <table:table-cell office:value-type="float" office:value="145136.8906">
            <text:p>145136,8906</text:p>
          </table:table-cell>
          <table:table-cell table:number-columns-repeated="2"/>
        </table:table-row>
        <table:table-row table:style-name="ro1">
          <table:table-cell office:value-type="string">
            <text:p>08.07.2013</text:p>
          </table:table-cell>
          <table:table-cell office:value-type="string">
            <text:p>02:00:00.000</text:p>
          </table:table-cell>
          <table:table-cell office:value-type="float" office:value="1.28606">
            <text:p>1,28606</text:p>
          </table:table-cell>
          <table:table-cell office:value-type="float" office:value="1.2898">
            <text:p>1,2898</text:p>
          </table:table-cell>
          <table:table-cell office:value-type="float" office:value="1.27552">
            <text:p>1,27552</text:p>
          </table:table-cell>
          <table:table-cell office:value-type="float" office:value="1.27766">
            <text:p>1,27766</text:p>
          </table:table-cell>
          <table:table-cell office:value-type="float" office:value="185252">
            <text:p>185252</text:p>
          </table:table-cell>
          <table:table-cell table:number-columns-repeated="2"/>
        </table:table-row>
        <table:table-row table:style-name="ro1">
          <table:table-cell office:value-type="string">
            <text:p>09.07.2013</text:p>
          </table:table-cell>
          <table:table-cell office:value-type="string">
            <text:p>02:00:00.000</text:p>
          </table:table-cell>
          <table:table-cell office:value-type="float" office:value="1.27769">
            <text:p>1,27769</text:p>
          </table:table-cell>
          <table:table-cell office:value-type="float" office:value="1.3206">
            <text:p>1,3206</text:p>
          </table:table-cell>
          <table:table-cell office:value-type="float" office:value="1.27648">
            <text:p>1,27648</text:p>
          </table:table-cell>
          <table:table-cell office:value-type="float" office:value="1.31164">
            <text:p>1,31164</text:p>
          </table:table-cell>
          <table:table-cell office:value-type="float" office:value="234587.25">
            <text:p>234587,25</text:p>
          </table:table-cell>
          <table:table-cell table:number-columns-repeated="2"/>
        </table:table-row>
        <table:table-row table:style-name="ro1">
          <table:table-cell office:value-type="string">
            <text:p>10.07.2013</text:p>
          </table:table-cell>
          <table:table-cell office:value-type="string">
            <text:p>02:00:00.000</text:p>
          </table:table-cell>
          <table:table-cell office:value-type="float" office:value="1.31175">
            <text:p>1,31175</text:p>
          </table:table-cell>
          <table:table-cell office:value-type="float" office:value="1.3147">
            <text:p>1,3147</text:p>
          </table:table-cell>
          <table:table-cell office:value-type="float" office:value="1.30056">
            <text:p>1,30056</text:p>
          </table:table-cell>
          <table:table-cell office:value-type="float" office:value="1.30867">
            <text:p>1,30867</text:p>
          </table:table-cell>
          <table:table-cell office:value-type="float" office:value="255964.625">
            <text:p>255964,625</text:p>
          </table:table-cell>
          <table:table-cell table:number-columns-repeated="2"/>
        </table:table-row>
        <table:table-row table:style-name="ro1">
          <table:table-cell office:value-type="string">
            <text:p>11.07.2013</text:p>
          </table:table-cell>
          <table:table-cell office:value-type="string">
            <text:p>02:00:00.000</text:p>
          </table:table-cell>
          <table:table-cell office:value-type="float" office:value="1.30865">
            <text:p>1,30865</text:p>
          </table:table-cell>
          <table:table-cell office:value-type="float" office:value="1.31001">
            <text:p>1,31001</text:p>
          </table:table-cell>
          <table:table-cell office:value-type="float" office:value="1.2999">
            <text:p>1,2999</text:p>
          </table:table-cell>
          <table:table-cell office:value-type="float" office:value="1.30679">
            <text:p>1,30679</text:p>
          </table:table-cell>
          <table:table-cell office:value-type="float" office:value="166714.2656">
            <text:p>166714,2656</text:p>
          </table:table-cell>
          <table:table-cell table:number-columns-repeated="2"/>
        </table:table-row>
        <table:table-row table:style-name="ro1">
          <table:table-cell office:value-type="string">
            <text:p>12.07.2013</text:p>
          </table:table-cell>
          <table:table-cell office:value-type="string">
            <text:p>02:00:00.000</text:p>
          </table:table-cell>
          <table:table-cell table:number-columns-repeated="4" office:value-type="float" office:value="1.30679">
            <text:p>1,306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13.07.2013</text:p>
          </table:table-cell>
          <table:table-cell office:value-type="string">
            <text:p>02:00:00.000</text:p>
          </table:table-cell>
          <table:table-cell office:value-type="float" office:value="1.30763">
            <text:p>1,30763</text:p>
          </table:table-cell>
          <table:table-cell office:value-type="float" office:value="1.308">
            <text:p>1,308</text:p>
          </table:table-cell>
          <table:table-cell office:value-type="float" office:value="1.30567">
            <text:p>1,30567</text:p>
          </table:table-cell>
          <table:table-cell office:value-type="float" office:value="1.30607">
            <text:p>1,30607</text:p>
          </table:table-cell>
          <table:table-cell office:value-type="float" office:value="3171.6399">
            <text:p>3171,6399</text:p>
          </table:table-cell>
          <table:table-cell table:number-columns-repeated="2"/>
        </table:table-row>
        <table:table-row table:style-name="ro1">
          <table:table-cell office:value-type="string">
            <text:p>14.07.2013</text:p>
          </table:table-cell>
          <table:table-cell office:value-type="string">
            <text:p>02:00:00.000</text:p>
          </table:table-cell>
          <table:table-cell office:value-type="float" office:value="1.30609">
            <text:p>1,30609</text:p>
          </table:table-cell>
          <table:table-cell office:value-type="float" office:value="1.30791">
            <text:p>1,30791</text:p>
          </table:table-cell>
          <table:table-cell office:value-type="float" office:value="1.2993">
            <text:p>1,2993</text:p>
          </table:table-cell>
          <table:table-cell office:value-type="float" office:value="1.3058">
            <text:p>1,3058</text:p>
          </table:table-cell>
          <table:table-cell office:value-type="float" office:value="169996.4844">
            <text:p>169996,4844</text:p>
          </table:table-cell>
          <table:table-cell table:number-columns-repeated="2"/>
        </table:table-row>
        <table:table-row table:style-name="ro1">
          <table:table-cell office:value-type="string">
            <text:p>15.07.2013</text:p>
          </table:table-cell>
          <table:table-cell office:value-type="string">
            <text:p>02:00:00.000</text:p>
          </table:table-cell>
          <table:table-cell office:value-type="float" office:value="1.3058">
            <text:p>1,3058</text:p>
          </table:table-cell>
          <table:table-cell office:value-type="float" office:value="1.31745">
            <text:p>1,31745</text:p>
          </table:table-cell>
          <table:table-cell office:value-type="float" office:value="1.3053">
            <text:p>1,3053</text:p>
          </table:table-cell>
          <table:table-cell office:value-type="float" office:value="1.3148">
            <text:p>1,3148</text:p>
          </table:table-cell>
          <table:table-cell office:value-type="float" office:value="204918.3281">
            <text:p>204918,3281</text:p>
          </table:table-cell>
          <table:table-cell table:number-columns-repeated="2"/>
        </table:table-row>
        <table:table-row table:style-name="ro1">
          <table:table-cell office:value-type="string">
            <text:p>16.07.2013</text:p>
          </table:table-cell>
          <table:table-cell office:value-type="string">
            <text:p>02:00:00.000</text:p>
          </table:table-cell>
          <table:table-cell office:value-type="float" office:value="1.31478">
            <text:p>1,31478</text:p>
          </table:table-cell>
          <table:table-cell office:value-type="float" office:value="1.31768">
            <text:p>1,31768</text:p>
          </table:table-cell>
          <table:table-cell office:value-type="float" office:value="1.30829">
            <text:p>1,30829</text:p>
          </table:table-cell>
          <table:table-cell office:value-type="float" office:value="1.31163">
            <text:p>1,31163</text:p>
          </table:table-cell>
          <table:table-cell office:value-type="float" office:value="210135.0156">
            <text:p>210135,0156</text:p>
          </table:table-cell>
          <table:table-cell table:number-columns-repeated="2"/>
        </table:table-row>
        <table:table-row table:style-name="ro1">
          <table:table-cell office:value-type="string">
            <text:p>17.07.2013</text:p>
          </table:table-cell>
          <table:table-cell office:value-type="string">
            <text:p>02:00:00.000</text:p>
          </table:table-cell>
          <table:table-cell office:value-type="float" office:value="1.31163">
            <text:p>1,31163</text:p>
          </table:table-cell>
          <table:table-cell office:value-type="float" office:value="1.31255">
            <text:p>1,31255</text:p>
          </table:table-cell>
          <table:table-cell office:value-type="float" office:value="1.3066">
            <text:p>1,3066</text:p>
          </table:table-cell>
          <table:table-cell office:value-type="float" office:value="1.31086">
            <text:p>1,31086</text:p>
          </table:table-cell>
          <table:table-cell office:value-type="float" office:value="176920.4063">
            <text:p>176920,4063</text:p>
          </table:table-cell>
          <table:table-cell table:number-columns-repeated="2"/>
        </table:table-row>
        <table:table-row table:style-name="ro1">
          <table:table-cell office:value-type="string">
            <text:p>18.07.2013</text:p>
          </table:table-cell>
          <table:table-cell office:value-type="string">
            <text:p>02:00:00.000</text:p>
          </table:table-cell>
          <table:table-cell office:value-type="float" office:value="1.31087">
            <text:p>1,31087</text:p>
          </table:table-cell>
          <table:table-cell office:value-type="float" office:value="1.31532">
            <text:p>1,31532</text:p>
          </table:table-cell>
          <table:table-cell office:value-type="float" office:value="1.30893">
            <text:p>1,30893</text:p>
          </table:table-cell>
          <table:table-cell office:value-type="float" office:value="1.31427">
            <text:p>1,31427</text:p>
          </table:table-cell>
          <table:table-cell office:value-type="float" office:value="160357.3594">
            <text:p>160357,3594</text:p>
          </table:table-cell>
          <table:table-cell table:number-columns-repeated="2"/>
        </table:table-row>
        <table:table-row table:style-name="ro1">
          <table:table-cell office:value-type="string">
            <text:p>19.07.2013</text:p>
          </table:table-cell>
          <table:table-cell office:value-type="string">
            <text:p>02:00:00.000</text:p>
          </table:table-cell>
          <table:table-cell table:number-columns-repeated="4" office:value-type="float" office:value="1.31427">
            <text:p>1,31427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et 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ime</text:p>
          </table:table-cell>
          <table:table-cell/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/>
        </table:table-row>
        <table:table-row table:style-name="ro1">
          <table:table-cell office:value-type="string">
            <text:p>02.06.2013</text:p>
          </table:table-cell>
          <table:table-cell office:value-type="string">
            <text:p>02:00:00.000</text:p>
          </table:table-cell>
          <table:table-cell office:value-type="float" office:value="1.29944">
            <text:p>1,29944</text:p>
          </table:table-cell>
          <table:table-cell office:value-type="float" office:value="1.31074">
            <text:p>1,31074</text:p>
          </table:table-cell>
          <table:table-cell office:value-type="float" office:value="1.29556">
            <text:p>1,29556</text:p>
          </table:table-cell>
          <table:table-cell office:value-type="float" office:value="1.30704">
            <text:p>1,30704</text:p>
          </table:table-cell>
          <table:table-cell office:value-type="float" office:value="214226.5156">
            <text:p>214226,5156</text:p>
          </table:table-cell>
          <table:table-cell/>
        </table:table-row>
        <table:table-row table:style-name="ro1">
          <table:table-cell office:value-type="string">
            <text:p>03.06.2013</text:p>
          </table:table-cell>
          <table:table-cell office:value-type="string">
            <text:p>02:00:00.000</text:p>
          </table:table-cell>
          <table:table-cell office:value-type="float" office:value="1.30702">
            <text:p>1,30702</text:p>
          </table:table-cell>
          <table:table-cell office:value-type="float" office:value="1.31012">
            <text:p>1,31012</text:p>
          </table:table-cell>
          <table:table-cell office:value-type="float" office:value="1.30418">
            <text:p>1,30418</text:p>
          </table:table-cell>
          <table:table-cell office:value-type="float" office:value="1.30715">
            <text:p>1,30715</text:p>
          </table:table-cell>
          <table:table-cell office:value-type="float" office:value="240402.25">
            <text:p>240402,25</text:p>
          </table:table-cell>
          <table:table-cell>
            <draw:frame table:end-cell-address="'Set B'.W44" table:end-x="0.297cm" table:end-y="0.267cm" draw:z-index="0" draw:style-name="gr1" draw:text-style-name="P1" svg:width="33.111cm" svg:height="18.598cm" svg:x="1.058cm" svg:y="0.185cm">
              <draw:object draw:notify-on-update-of-ranges="'Set B'.C2:'Set B'.C28 'Set B'.E2:'Set B'.E28 'Set B'.D2:'Set B'.D28 'Set B'.F2:'Set B'.F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04.06.2013</text:p>
          </table:table-cell>
          <table:table-cell office:value-type="string">
            <text:p>02:00:00.000</text:p>
          </table:table-cell>
          <table:table-cell office:value-type="float" office:value="1.30714">
            <text:p>1,30714</text:p>
          </table:table-cell>
          <table:table-cell office:value-type="float" office:value="1.31142">
            <text:p>1,31142</text:p>
          </table:table-cell>
          <table:table-cell office:value-type="float" office:value="1.30529">
            <text:p>1,30529</text:p>
          </table:table-cell>
          <table:table-cell office:value-type="float" office:value="1.30865">
            <text:p>1,30865</text:p>
          </table:table-cell>
          <table:table-cell office:value-type="float" office:value="278373.4688">
            <text:p>278373,4688</text:p>
          </table:table-cell>
          <table:table-cell/>
        </table:table-row>
        <table:table-row table:style-name="ro1">
          <table:table-cell office:value-type="string">
            <text:p>05.06.2013</text:p>
          </table:table-cell>
          <table:table-cell office:value-type="string">
            <text:p>02:00:00.000</text:p>
          </table:table-cell>
          <table:table-cell office:value-type="float" office:value="1.30864">
            <text:p>1,30864</text:p>
          </table:table-cell>
          <table:table-cell office:value-type="float" office:value="1.33054">
            <text:p>1,33054</text:p>
          </table:table-cell>
          <table:table-cell office:value-type="float" office:value="1.30749">
            <text:p>1,30749</text:p>
          </table:table-cell>
          <table:table-cell office:value-type="float" office:value="1.32423">
            <text:p>1,32423</text:p>
          </table:table-cell>
          <table:table-cell office:value-type="float" office:value="319307.75">
            <text:p>319307,75</text:p>
          </table:table-cell>
          <table:table-cell/>
        </table:table-row>
        <table:table-row table:style-name="ro1">
          <table:table-cell office:value-type="string">
            <text:p>06.06.2013</text:p>
          </table:table-cell>
          <table:table-cell office:value-type="string">
            <text:p>02:00:00.000</text:p>
          </table:table-cell>
          <table:table-cell office:value-type="float" office:value="1.32423">
            <text:p>1,32423</text:p>
          </table:table-cell>
          <table:table-cell office:value-type="float" office:value="1.32846">
            <text:p>1,32846</text:p>
          </table:table-cell>
          <table:table-cell office:value-type="float" office:value="1.31918">
            <text:p>1,31918</text:p>
          </table:table-cell>
          <table:table-cell office:value-type="float" office:value="1.32187">
            <text:p>1,32187</text:p>
          </table:table-cell>
          <table:table-cell office:value-type="float" office:value="297733">
            <text:p>297733</text:p>
          </table:table-cell>
          <table:table-cell/>
        </table:table-row>
        <table:table-row table:style-name="ro1">
          <table:table-cell office:value-type="string">
            <text:p>07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2187">
            <text:p>1,3218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8.06.2013</text:p>
          </table:table-cell>
          <table:table-cell office:value-type="string">
            <text:p>02:00:00.000</text:p>
          </table:table-cell>
          <table:table-cell office:value-type="float" office:value="1.31906">
            <text:p>1,31906</text:p>
          </table:table-cell>
          <table:table-cell office:value-type="float" office:value="1.32149">
            <text:p>1,32149</text:p>
          </table:table-cell>
          <table:table-cell office:value-type="float" office:value="1.31851">
            <text:p>1,31851</text:p>
          </table:table-cell>
          <table:table-cell office:value-type="float" office:value="1.32024">
            <text:p>1,32024</text:p>
          </table:table-cell>
          <table:table-cell office:value-type="float" office:value="10306.9199">
            <text:p>10306,9199</text:p>
          </table:table-cell>
          <table:table-cell/>
        </table:table-row>
        <table:table-row table:style-name="ro1">
          <table:table-cell office:value-type="string">
            <text:p>09.06.2013</text:p>
          </table:table-cell>
          <table:table-cell office:value-type="string">
            <text:p>02:00:00.000</text:p>
          </table:table-cell>
          <table:table-cell office:value-type="float" office:value="1.32024">
            <text:p>1,32024</text:p>
          </table:table-cell>
          <table:table-cell office:value-type="float" office:value="1.32689">
            <text:p>1,32689</text:p>
          </table:table-cell>
          <table:table-cell office:value-type="float" office:value="1.31775">
            <text:p>1,31775</text:p>
          </table:table-cell>
          <table:table-cell office:value-type="float" office:value="1.32528">
            <text:p>1,32528</text:p>
          </table:table-cell>
          <table:table-cell office:value-type="float" office:value="237372.0469">
            <text:p>237372,0469</text:p>
          </table:table-cell>
          <table:table-cell/>
        </table:table-row>
        <table:table-row table:style-name="ro1">
          <table:table-cell office:value-type="string">
            <text:p>10.06.2013</text:p>
          </table:table-cell>
          <table:table-cell office:value-type="string">
            <text:p>02:00:00.000</text:p>
          </table:table-cell>
          <table:table-cell office:value-type="float" office:value="1.32528">
            <text:p>1,32528</text:p>
          </table:table-cell>
          <table:table-cell office:value-type="float" office:value="1.33173">
            <text:p>1,33173</text:p>
          </table:table-cell>
          <table:table-cell office:value-type="float" office:value="1.3232">
            <text:p>1,3232</text:p>
          </table:table-cell>
          <table:table-cell office:value-type="float" office:value="1.33121">
            <text:p>1,33121</text:p>
          </table:table-cell>
          <table:table-cell office:value-type="float" office:value="319573.125">
            <text:p>319573,125</text:p>
          </table:table-cell>
          <table:table-cell/>
        </table:table-row>
        <table:table-row table:style-name="ro1">
          <table:table-cell office:value-type="string">
            <text:p>11.06.2013</text:p>
          </table:table-cell>
          <table:table-cell office:value-type="string">
            <text:p>02:00:00.000</text:p>
          </table:table-cell>
          <table:table-cell office:value-type="float" office:value="1.33122">
            <text:p>1,33122</text:p>
          </table:table-cell>
          <table:table-cell office:value-type="float" office:value="1.33591">
            <text:p>1,33591</text:p>
          </table:table-cell>
          <table:table-cell office:value-type="float" office:value="1.32655">
            <text:p>1,32655</text:p>
          </table:table-cell>
          <table:table-cell office:value-type="float" office:value="1.33438">
            <text:p>1,33438</text:p>
          </table:table-cell>
          <table:table-cell office:value-type="float" office:value="286381.0313">
            <text:p>286381,0313</text:p>
          </table:table-cell>
          <table:table-cell/>
        </table:table-row>
        <table:table-row table:style-name="ro1">
          <table:table-cell office:value-type="string">
            <text:p>12.06.2013</text:p>
          </table:table-cell>
          <table:table-cell office:value-type="string">
            <text:p>02:00:00.000</text:p>
          </table:table-cell>
          <table:table-cell office:value-type="float" office:value="1.33438">
            <text:p>1,33438</text:p>
          </table:table-cell>
          <table:table-cell office:value-type="float" office:value="1.33902">
            <text:p>1,33902</text:p>
          </table:table-cell>
          <table:table-cell office:value-type="float" office:value="1.32785">
            <text:p>1,32785</text:p>
          </table:table-cell>
          <table:table-cell office:value-type="float" office:value="1.33586">
            <text:p>1,33586</text:p>
          </table:table-cell>
          <table:table-cell office:value-type="float" office:value="313418.6875">
            <text:p>313418,6875</text:p>
          </table:table-cell>
          <table:table-cell/>
        </table:table-row>
        <table:table-row table:style-name="ro1">
          <table:table-cell office:value-type="string">
            <text:p>13.06.2013</text:p>
          </table:table-cell>
          <table:table-cell office:value-type="string">
            <text:p>02:00:00.000</text:p>
          </table:table-cell>
          <table:table-cell office:value-type="float" office:value="1.33587">
            <text:p>1,33587</text:p>
          </table:table-cell>
          <table:table-cell office:value-type="float" office:value="1.33728">
            <text:p>1,33728</text:p>
          </table:table-cell>
          <table:table-cell office:value-type="float" office:value="1.32948">
            <text:p>1,32948</text:p>
          </table:table-cell>
          <table:table-cell office:value-type="float" office:value="1.33466">
            <text:p>1,33466</text:p>
          </table:table-cell>
          <table:table-cell office:value-type="float" office:value="227949.8438">
            <text:p>227949,8438</text:p>
          </table:table-cell>
          <table:table-cell/>
        </table:table-row>
        <table:table-row table:style-name="ro1">
          <table:table-cell office:value-type="string">
            <text:p>14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3466">
            <text:p>1,3346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15.06.2013</text:p>
          </table:table-cell>
          <table:table-cell office:value-type="string">
            <text:p>02:00:00.000</text:p>
          </table:table-cell>
          <table:table-cell office:value-type="float" office:value="1.33476">
            <text:p>1,33476</text:p>
          </table:table-cell>
          <table:table-cell office:value-type="float" office:value="1.33572">
            <text:p>1,33572</text:p>
          </table:table-cell>
          <table:table-cell office:value-type="float" office:value="1.33431">
            <text:p>1,33431</text:p>
          </table:table-cell>
          <table:table-cell office:value-type="float" office:value="1.33546">
            <text:p>1,33546</text:p>
          </table:table-cell>
          <table:table-cell office:value-type="float" office:value="5692.9302">
            <text:p>5692,9302</text:p>
          </table:table-cell>
          <table:table-cell/>
        </table:table-row>
        <table:table-row table:style-name="ro1">
          <table:table-cell office:value-type="string">
            <text:p>16.06.2013</text:p>
          </table:table-cell>
          <table:table-cell office:value-type="string">
            <text:p>02:00:00.000</text:p>
          </table:table-cell>
          <table:table-cell office:value-type="float" office:value="1.33545">
            <text:p>1,33545</text:p>
          </table:table-cell>
          <table:table-cell office:value-type="float" office:value="1.33815">
            <text:p>1,33815</text:p>
          </table:table-cell>
          <table:table-cell office:value-type="float" office:value="1.33184">
            <text:p>1,33184</text:p>
          </table:table-cell>
          <table:table-cell office:value-type="float" office:value="1.33619">
            <text:p>1,33619</text:p>
          </table:table-cell>
          <table:table-cell office:value-type="float" office:value="169698.6406">
            <text:p>169698,6406</text:p>
          </table:table-cell>
          <table:table-cell/>
        </table:table-row>
        <table:table-row table:style-name="ro1">
          <table:table-cell office:value-type="string">
            <text:p>17.06.2013</text:p>
          </table:table-cell>
          <table:table-cell office:value-type="string">
            <text:p>02:00:00.000</text:p>
          </table:table-cell>
          <table:table-cell office:value-type="float" office:value="1.3362">
            <text:p>1,3362</text:p>
          </table:table-cell>
          <table:table-cell office:value-type="float" office:value="1.34155">
            <text:p>1,34155</text:p>
          </table:table-cell>
          <table:table-cell office:value-type="float" office:value="1.33255">
            <text:p>1,33255</text:p>
          </table:table-cell>
          <table:table-cell office:value-type="float" office:value="1.33929">
            <text:p>1,33929</text:p>
          </table:table-cell>
          <table:table-cell office:value-type="float" office:value="217458.3125">
            <text:p>217458,3125</text:p>
          </table:table-cell>
          <table:table-cell/>
        </table:table-row>
        <table:table-row table:style-name="ro1">
          <table:table-cell office:value-type="string">
            <text:p>18.06.2013</text:p>
          </table:table-cell>
          <table:table-cell office:value-type="string">
            <text:p>02:00:00.000</text:p>
          </table:table-cell>
          <table:table-cell office:value-type="float" office:value="1.33929">
            <text:p>1,33929</text:p>
          </table:table-cell>
          <table:table-cell office:value-type="float" office:value="1.34155">
            <text:p>1,34155</text:p>
          </table:table-cell>
          <table:table-cell office:value-type="float" office:value="1.3262">
            <text:p>1,3262</text:p>
          </table:table-cell>
          <table:table-cell office:value-type="float" office:value="1.32817">
            <text:p>1,32817</text:p>
          </table:table-cell>
          <table:table-cell office:value-type="float" office:value="186733.1719">
            <text:p>186733,1719</text:p>
          </table:table-cell>
          <table:table-cell/>
        </table:table-row>
        <table:table-row table:style-name="ro1">
          <table:table-cell office:value-type="string">
            <text:p>19.06.2013</text:p>
          </table:table-cell>
          <table:table-cell office:value-type="string">
            <text:p>02:00:00.000</text:p>
          </table:table-cell>
          <table:table-cell office:value-type="float" office:value="1.32817">
            <text:p>1,32817</text:p>
          </table:table-cell>
          <table:table-cell office:value-type="float" office:value="1.33002">
            <text:p>1,33002</text:p>
          </table:table-cell>
          <table:table-cell office:value-type="float" office:value="1.31612">
            <text:p>1,31612</text:p>
          </table:table-cell>
          <table:table-cell office:value-type="float" office:value="1.32276">
            <text:p>1,32276</text:p>
          </table:table-cell>
          <table:table-cell office:value-type="float" office:value="260295.125">
            <text:p>260295,125</text:p>
          </table:table-cell>
          <table:table-cell/>
        </table:table-row>
        <table:table-row table:style-name="ro1">
          <table:table-cell office:value-type="string">
            <text:p>20.06.2013</text:p>
          </table:table-cell>
          <table:table-cell office:value-type="string">
            <text:p>02:00:00.000</text:p>
          </table:table-cell>
          <table:table-cell office:value-type="float" office:value="1.32277">
            <text:p>1,32277</text:p>
          </table:table-cell>
          <table:table-cell office:value-type="float" office:value="1.32541">
            <text:p>1,32541</text:p>
          </table:table-cell>
          <table:table-cell office:value-type="float" office:value="1.30985">
            <text:p>1,30985</text:p>
          </table:table-cell>
          <table:table-cell office:value-type="float" office:value="1.31215">
            <text:p>1,31215</text:p>
          </table:table-cell>
          <table:table-cell office:value-type="float" office:value="190081.7813">
            <text:p>190081,7813</text:p>
          </table:table-cell>
          <table:table-cell/>
        </table:table-row>
        <table:table-row table:style-name="ro1">
          <table:table-cell office:value-type="string">
            <text:p>21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1215">
            <text:p>1,3121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22.06.2013</text:p>
          </table:table-cell>
          <table:table-cell office:value-type="string">
            <text:p>02:00:00.000</text:p>
          </table:table-cell>
          <table:table-cell office:value-type="float" office:value="1.30912">
            <text:p>1,30912</text:p>
          </table:table-cell>
          <table:table-cell office:value-type="float" office:value="1.31141">
            <text:p>1,31141</text:p>
          </table:table-cell>
          <table:table-cell office:value-type="float" office:value="1.30888">
            <text:p>1,30888</text:p>
          </table:table-cell>
          <table:table-cell office:value-type="float" office:value="1.31066">
            <text:p>1,31066</text:p>
          </table:table-cell>
          <table:table-cell office:value-type="float" office:value="6891.7598">
            <text:p>6891,7598</text:p>
          </table:table-cell>
          <table:table-cell/>
        </table:table-row>
        <table:table-row table:style-name="ro1">
          <table:table-cell office:value-type="string">
            <text:p>23.06.2013</text:p>
          </table:table-cell>
          <table:table-cell office:value-type="string">
            <text:p>02:00:00.000</text:p>
          </table:table-cell>
          <table:table-cell office:value-type="float" office:value="1.31066">
            <text:p>1,31066</text:p>
          </table:table-cell>
          <table:table-cell office:value-type="float" office:value="1.31438">
            <text:p>1,31438</text:p>
          </table:table-cell>
          <table:table-cell office:value-type="float" office:value="1.3059">
            <text:p>1,3059</text:p>
          </table:table-cell>
          <table:table-cell office:value-type="float" office:value="1.3135">
            <text:p>1,3135</text:p>
          </table:table-cell>
          <table:table-cell office:value-type="float" office:value="198955.0625">
            <text:p>198955,0625</text:p>
          </table:table-cell>
          <table:table-cell/>
        </table:table-row>
        <table:table-row table:style-name="ro1">
          <table:table-cell office:value-type="string">
            <text:p>24.06.2013</text:p>
          </table:table-cell>
          <table:table-cell office:value-type="string">
            <text:p>02:00:00.000</text:p>
          </table:table-cell>
          <table:table-cell office:value-type="float" office:value="1.3135">
            <text:p>1,3135</text:p>
          </table:table-cell>
          <table:table-cell office:value-type="float" office:value="1.31506">
            <text:p>1,31506</text:p>
          </table:table-cell>
          <table:table-cell office:value-type="float" office:value="1.3065">
            <text:p>1,3065</text:p>
          </table:table-cell>
          <table:table-cell office:value-type="float" office:value="1.30753">
            <text:p>1,30753</text:p>
          </table:table-cell>
          <table:table-cell office:value-type="float" office:value="193152.125">
            <text:p>193152,125</text:p>
          </table:table-cell>
          <table:table-cell/>
        </table:table-row>
        <table:table-row table:style-name="ro1">
          <table:table-cell office:value-type="string">
            <text:p>25.06.2013</text:p>
          </table:table-cell>
          <table:table-cell office:value-type="string">
            <text:p>02:00:00.000</text:p>
          </table:table-cell>
          <table:table-cell office:value-type="float" office:value="1.30755">
            <text:p>1,30755</text:p>
          </table:table-cell>
          <table:table-cell office:value-type="float" office:value="1.3087">
            <text:p>1,3087</text:p>
          </table:table-cell>
          <table:table-cell office:value-type="float" office:value="1.29849">
            <text:p>1,29849</text:p>
          </table:table-cell>
          <table:table-cell office:value-type="float" office:value="1.30162">
            <text:p>1,30162</text:p>
          </table:table-cell>
          <table:table-cell office:value-type="float" office:value="189861.0625">
            <text:p>189861,0625</text:p>
          </table:table-cell>
          <table:table-cell/>
        </table:table-row>
        <table:table-row table:style-name="ro1">
          <table:table-cell office:value-type="string">
            <text:p>26.06.2013</text:p>
          </table:table-cell>
          <table:table-cell office:value-type="string">
            <text:p>02:00:00.000</text:p>
          </table:table-cell>
          <table:table-cell office:value-type="float" office:value="1.30162">
            <text:p>1,30162</text:p>
          </table:table-cell>
          <table:table-cell office:value-type="float" office:value="1.30546">
            <text:p>1,30546</text:p>
          </table:table-cell>
          <table:table-cell office:value-type="float" office:value="1.3">
            <text:p>1,3</text:p>
          </table:table-cell>
          <table:table-cell office:value-type="float" office:value="1.30361">
            <text:p>1,30361</text:p>
          </table:table-cell>
          <table:table-cell office:value-type="float" office:value="187477.4063">
            <text:p>187477,4063</text:p>
          </table:table-cell>
          <table:table-cell/>
        </table:table-row>
        <table:table-row table:style-name="ro1">
          <table:table-cell office:value-type="string">
            <text:p>27.06.2013</text:p>
          </table:table-cell>
          <table:table-cell office:value-type="string">
            <text:p>02:00:00.000</text:p>
          </table:table-cell>
          <table:table-cell office:value-type="float" office:value="1.30363">
            <text:p>1,30363</text:p>
          </table:table-cell>
          <table:table-cell office:value-type="float" office:value="1.31029">
            <text:p>1,31029</text:p>
          </table:table-cell>
          <table:table-cell office:value-type="float" office:value="1.29913">
            <text:p>1,29913</text:p>
          </table:table-cell>
          <table:table-cell office:value-type="float" office:value="1.30096">
            <text:p>1,30096</text:p>
          </table:table-cell>
          <table:table-cell office:value-type="float" office:value="184072.0938">
            <text:p>184072,0938</text:p>
          </table:table-cell>
          <table:table-cell/>
        </table:table-row>
        <table:table-row table:style-name="ro1">
          <table:table-cell office:value-type="string">
            <text:p>28.06.2013</text:p>
          </table:table-cell>
          <table:table-cell office:value-type="string">
            <text:p>02:00:00.000</text:p>
          </table:table-cell>
          <table:table-cell table:number-columns-repeated="4" office:value-type="float" office:value="1.30096">
            <text:p>1,30096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28.03.2015</text:date>, <text:time>13:2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8T13:22:18.31</dc:date>
    <dc:creator>Piotr Czekalski</dc:creator>
    <meta:generator>OpenOffice/4.0.0$Win32 OpenOffice.org_project/400m3$Build-9702</meta:generator>
    <meta:editing-duration>PT1H29M49S</meta:editing-duration>
    <meta:editing-cycles>4</meta:editing-cycles>
    <meta:document-statistic meta:table-count="2" meta:cell-count="16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draw:fill-color="#ffffff"/>
    </style:style>
    <style:style style:name="ch11" style:family="chart">
      <style:graphic-properties svg:stroke-color="#b3b3b3" draw:fill-color="#000000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12cm" svg:height="18.599cm" xlink:href=".." xlink:type="simple" chart:class="chart:stock" chart:column-mapping="0 2 1 3" chart:style-name="ch1">
        <chart:title svg:x="15.176cm" svg:y="0.507cm" chart:style-name="ch2">
          <text:p>EUR/USD 1D</text:p>
        </chart:title>
        <chart:subtitle svg:x="16.009cm" svg:y="1.657cm" chart:style-name="ch3">
          <text:p>Set B</text:p>
        </chart:subtitle>
        <chart:plot-area chart:style-name="ch4" table:cell-range-address="'Set B'.C2:'Set B'.F28" svg:x="1.7cm" svg:y="3.082cm" svg:width="30.088cm" svg:height="14.138cm">
          <chartooo:coordinate-region svg:x="2.612cm" svg:y="3.295cm" svg:width="28.263cm" svg:height="13.253cm"/>
          <chart:axis chart:dimension="x" chart:name="primary-x" chart:style-name="ch5">
            <chart:title svg:x="15.906cm" svg:y="17.592cm" chart:style-name="ch6">
              <text:p>sample no</text:p>
            </chart:title>
          </chart:axis>
          <chart:axis chart:dimension="y" chart:name="primary-y" chart:style-name="ch5">
            <chart:title svg:x="0.451cm" svg:y="10.486cm" chart:style-name="ch7">
              <text:p>rate</text:p>
            </chart:title>
            <chart:grid chart:style-name="ch8" chart:class="major"/>
          </chart:axis>
          <chart:axis chart:dimension="y" chart:name="secondary-y" chart:style-name="ch9"/>
          <chart:series chart:values-cell-range-address="'Set B'.C2:'Set B'.C28" chart:attached-axis="primary-y">
            <chart:data-point chart:repeated="27"/>
          </chart:series>
          <chart:series chart:values-cell-range-address="'Set B'.E2:'Set B'.E28" chart:attached-axis="primary-y">
            <chart:data-point chart:repeated="27"/>
          </chart:series>
          <chart:series chart:values-cell-range-address="'Set B'.D2:'Set B'.D28" chart:attached-axis="primary-y">
            <chart:data-point chart:repeated="27"/>
          </chart:series>
          <chart:series chart:values-cell-range-address="'Set B'.F2:'Set B'.F28" chart:attached-axis="primary-y">
            <chart:data-point chart:repeated="27"/>
          </chart:series>
          <chart:stock-gain-marker chart:style-name="ch10"/>
          <chart:stock-loss-marker chart:style-name="ch11"/>
          <chart:stock-range-line chart:style-name="ch12"/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944">
                <text:p>1.29944</text:p>
                <draw:g>
                  <svg:desc>'Set B'.C2:'Set B'.C28</svg:desc>
                </draw:g>
              </table:table-cell>
              <table:table-cell office:value-type="float" office:value="1.29556">
                <text:p>1.29556</text:p>
                <draw:g>
                  <svg:desc>'Set B'.E2:'Set B'.E28</svg:desc>
                </draw:g>
              </table:table-cell>
              <table:table-cell office:value-type="float" office:value="1.31074">
                <text:p>1.31074</text:p>
                <draw:g>
                  <svg:desc>'Set B'.D2:'Set B'.D28</svg:desc>
                </draw:g>
              </table:table-cell>
              <table:table-cell office:value-type="float" office:value="1.30704">
                <text:p>1.30704</text:p>
                <draw:g>
                  <svg:desc>'Set B'.F2:'Set B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702">
                <text:p>1.30702</text:p>
              </table:table-cell>
              <table:table-cell office:value-type="float" office:value="1.30418">
                <text:p>1.30418</text:p>
              </table:table-cell>
              <table:table-cell office:value-type="float" office:value="1.31012">
                <text:p>1.31012</text:p>
              </table:table-cell>
              <table:table-cell office:value-type="float" office:value="1.30715">
                <text:p>1.30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714">
                <text:p>1.30714</text:p>
              </table:table-cell>
              <table:table-cell office:value-type="float" office:value="1.30529">
                <text:p>1.30529</text:p>
              </table:table-cell>
              <table:table-cell office:value-type="float" office:value="1.31142">
                <text:p>1.31142</text:p>
              </table:table-cell>
              <table:table-cell office:value-type="float" office:value="1.30865">
                <text:p>1.30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864">
                <text:p>1.30864</text:p>
              </table:table-cell>
              <table:table-cell office:value-type="float" office:value="1.30749">
                <text:p>1.30749</text:p>
              </table:table-cell>
              <table:table-cell office:value-type="float" office:value="1.33054">
                <text:p>1.33054</text:p>
              </table:table-cell>
              <table:table-cell office:value-type="float" office:value="1.32423">
                <text:p>1.32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2423">
                <text:p>1.32423</text:p>
              </table:table-cell>
              <table:table-cell office:value-type="float" office:value="1.31918">
                <text:p>1.31918</text:p>
              </table:table-cell>
              <table:table-cell office:value-type="float" office:value="1.32846">
                <text:p>1.32846</text:p>
              </table:table-cell>
              <table:table-cell office:value-type="float" office:value="1.32187">
                <text:p>1.32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2187">
                <text:p>1.32187</text:p>
              </table:table-cell>
              <table:table-cell office:value-type="float" office:value="1.32187">
                <text:p>1.32187</text:p>
              </table:table-cell>
              <table:table-cell office:value-type="float" office:value="1.32187">
                <text:p>1.32187</text:p>
              </table:table-cell>
              <table:table-cell office:value-type="float" office:value="1.32187">
                <text:p>1.32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1906">
                <text:p>1.31906</text:p>
              </table:table-cell>
              <table:table-cell office:value-type="float" office:value="1.31851">
                <text:p>1.31851</text:p>
              </table:table-cell>
              <table:table-cell office:value-type="float" office:value="1.32149">
                <text:p>1.32149</text:p>
              </table:table-cell>
              <table:table-cell office:value-type="float" office:value="1.32024">
                <text:p>1.3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2024">
                <text:p>1.32024</text:p>
              </table:table-cell>
              <table:table-cell office:value-type="float" office:value="1.31775">
                <text:p>1.31775</text:p>
              </table:table-cell>
              <table:table-cell office:value-type="float" office:value="1.32689">
                <text:p>1.32689</text:p>
              </table:table-cell>
              <table:table-cell office:value-type="float" office:value="1.32528">
                <text:p>1.32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528">
                <text:p>1.32528</text:p>
              </table:table-cell>
              <table:table-cell office:value-type="float" office:value="1.3232">
                <text:p>1.3232</text:p>
              </table:table-cell>
              <table:table-cell office:value-type="float" office:value="1.33173">
                <text:p>1.33173</text:p>
              </table:table-cell>
              <table:table-cell office:value-type="float" office:value="1.33121">
                <text:p>1.33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3122">
                <text:p>1.33122</text:p>
              </table:table-cell>
              <table:table-cell office:value-type="float" office:value="1.32655">
                <text:p>1.32655</text:p>
              </table:table-cell>
              <table:table-cell office:value-type="float" office:value="1.33591">
                <text:p>1.33591</text:p>
              </table:table-cell>
              <table:table-cell office:value-type="float" office:value="1.33438">
                <text:p>1.33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438">
                <text:p>1.33438</text:p>
              </table:table-cell>
              <table:table-cell office:value-type="float" office:value="1.32785">
                <text:p>1.32785</text:p>
              </table:table-cell>
              <table:table-cell office:value-type="float" office:value="1.33902">
                <text:p>1.33902</text:p>
              </table:table-cell>
              <table:table-cell office:value-type="float" office:value="1.33586">
                <text:p>1.33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587">
                <text:p>1.33587</text:p>
              </table:table-cell>
              <table:table-cell office:value-type="float" office:value="1.32948">
                <text:p>1.32948</text:p>
              </table:table-cell>
              <table:table-cell office:value-type="float" office:value="1.33728">
                <text:p>1.33728</text:p>
              </table:table-cell>
              <table:table-cell office:value-type="float" office:value="1.33466">
                <text:p>1.33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466">
                <text:p>1.33466</text:p>
              </table:table-cell>
              <table:table-cell office:value-type="float" office:value="1.33466">
                <text:p>1.33466</text:p>
              </table:table-cell>
              <table:table-cell office:value-type="float" office:value="1.33466">
                <text:p>1.33466</text:p>
              </table:table-cell>
              <table:table-cell office:value-type="float" office:value="1.33466">
                <text:p>1.33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476">
                <text:p>1.33476</text:p>
              </table:table-cell>
              <table:table-cell office:value-type="float" office:value="1.33431">
                <text:p>1.33431</text:p>
              </table:table-cell>
              <table:table-cell office:value-type="float" office:value="1.33572">
                <text:p>1.33572</text:p>
              </table:table-cell>
              <table:table-cell office:value-type="float" office:value="1.33546">
                <text:p>1.335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545">
                <text:p>1.33545</text:p>
              </table:table-cell>
              <table:table-cell office:value-type="float" office:value="1.33184">
                <text:p>1.33184</text:p>
              </table:table-cell>
              <table:table-cell office:value-type="float" office:value="1.33815">
                <text:p>1.33815</text:p>
              </table:table-cell>
              <table:table-cell office:value-type="float" office:value="1.33619">
                <text:p>1.33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362">
                <text:p>1.3362</text:p>
              </table:table-cell>
              <table:table-cell office:value-type="float" office:value="1.33255">
                <text:p>1.33255</text:p>
              </table:table-cell>
              <table:table-cell office:value-type="float" office:value="1.34155">
                <text:p>1.34155</text:p>
              </table:table-cell>
              <table:table-cell office:value-type="float" office:value="1.33929">
                <text:p>1.33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929">
                <text:p>1.33929</text:p>
              </table:table-cell>
              <table:table-cell office:value-type="float" office:value="1.3262">
                <text:p>1.3262</text:p>
              </table:table-cell>
              <table:table-cell office:value-type="float" office:value="1.34155">
                <text:p>1.34155</text:p>
              </table:table-cell>
              <table:table-cell office:value-type="float" office:value="1.32817">
                <text:p>1.328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817">
                <text:p>1.32817</text:p>
              </table:table-cell>
              <table:table-cell office:value-type="float" office:value="1.31612">
                <text:p>1.31612</text:p>
              </table:table-cell>
              <table:table-cell office:value-type="float" office:value="1.33002">
                <text:p>1.33002</text:p>
              </table:table-cell>
              <table:table-cell office:value-type="float" office:value="1.32276">
                <text:p>1.32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277">
                <text:p>1.32277</text:p>
              </table:table-cell>
              <table:table-cell office:value-type="float" office:value="1.30985">
                <text:p>1.30985</text:p>
              </table:table-cell>
              <table:table-cell office:value-type="float" office:value="1.32541">
                <text:p>1.32541</text:p>
              </table:table-cell>
              <table:table-cell office:value-type="float" office:value="1.31215">
                <text:p>1.31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1215">
                <text:p>1.31215</text:p>
              </table:table-cell>
              <table:table-cell office:value-type="float" office:value="1.31215">
                <text:p>1.31215</text:p>
              </table:table-cell>
              <table:table-cell office:value-type="float" office:value="1.31215">
                <text:p>1.31215</text:p>
              </table:table-cell>
              <table:table-cell office:value-type="float" office:value="1.31215">
                <text:p>1.31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0912">
                <text:p>1.30912</text:p>
              </table:table-cell>
              <table:table-cell office:value-type="float" office:value="1.30888">
                <text:p>1.30888</text:p>
              </table:table-cell>
              <table:table-cell office:value-type="float" office:value="1.31141">
                <text:p>1.31141</text:p>
              </table:table-cell>
              <table:table-cell office:value-type="float" office:value="1.31066">
                <text:p>1.31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066">
                <text:p>1.31066</text:p>
              </table:table-cell>
              <table:table-cell office:value-type="float" office:value="1.3059">
                <text:p>1.3059</text:p>
              </table:table-cell>
              <table:table-cell office:value-type="float" office:value="1.31438">
                <text:p>1.31438</text:p>
              </table:table-cell>
              <table:table-cell office:value-type="float" office:value="1.3135">
                <text:p>1.31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35">
                <text:p>1.3135</text:p>
              </table:table-cell>
              <table:table-cell office:value-type="float" office:value="1.3065">
                <text:p>1.3065</text:p>
              </table:table-cell>
              <table:table-cell office:value-type="float" office:value="1.31506">
                <text:p>1.31506</text:p>
              </table:table-cell>
              <table:table-cell office:value-type="float" office:value="1.30753">
                <text:p>1.30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0755">
                <text:p>1.30755</text:p>
              </table:table-cell>
              <table:table-cell office:value-type="float" office:value="1.29849">
                <text:p>1.29849</text:p>
              </table:table-cell>
              <table:table-cell office:value-type="float" office:value="1.3087">
                <text:p>1.3087</text:p>
              </table:table-cell>
              <table:table-cell office:value-type="float" office:value="1.30162">
                <text:p>1.30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0162">
                <text:p>1.30162</text:p>
              </table:table-cell>
              <table:table-cell office:value-type="float" office:value="1.3">
                <text:p>1.3</text:p>
              </table:table-cell>
              <table:table-cell office:value-type="float" office:value="1.30546">
                <text:p>1.30546</text:p>
              </table:table-cell>
              <table:table-cell office:value-type="float" office:value="1.30361">
                <text:p>1.30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0363">
                <text:p>1.30363</text:p>
              </table:table-cell>
              <table:table-cell office:value-type="float" office:value="1.29913">
                <text:p>1.29913</text:p>
              </table:table-cell>
              <table:table-cell office:value-type="float" office:value="1.31029">
                <text:p>1.31029</text:p>
              </table:table-cell>
              <table:table-cell office:value-type="float" office:value="1.30096">
                <text:p>1.300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0096">
                <text:p>1.30096</text:p>
              </table:table-cell>
              <table:table-cell office:value-type="float" office:value="1.30096">
                <text:p>1.30096</text:p>
              </table:table-cell>
              <table:table-cell office:value-type="float" office:value="1.30096">
                <text:p>1.30096</text:p>
              </table:table-cell>
              <table:table-cell office:value-type="float" office:value="1.30096">
                <text:p>1.30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668cm" svg:height="23.407cm" xlink:href=".." xlink:type="simple" chart:class="chart:stock" chart:column-mapping="0 2 1 3" chart:style-name="ch1">
        <chart:title svg:x="15.454cm" svg:y="0.604cm" chart:style-name="ch2">
          <text:p>EUR/USD 1D</text:p>
        </chart:title>
        <chart:subtitle svg:x="16.301cm" svg:y="1.851cm" chart:style-name="ch3">
          <text:p>Set A</text:p>
        </chart:subtitle>
        <chart:plot-area chart:style-name="ch4" table:cell-range-address="'Set A'.C2:'Set A'.F201" svg:x="1.711cm" svg:y="3.47cm" svg:width="30.611cm" svg:height="18.461cm">
          <chartooo:coordinate-region svg:x="2.623cm" svg:y="3.682cm" svg:width="29.64cm" svg:height="17.152cm"/>
          <chart:axis chart:dimension="x" chart:name="primary-x" chart:style-name="ch5">
            <chart:title svg:x="16.178cm" svg:y="22.4cm" chart:style-name="ch6">
              <text:p>sample no</text:p>
            </chart:title>
          </chart:axis>
          <chart:axis chart:dimension="y" chart:name="primary-y" chart:style-name="ch5">
            <chart:title svg:x="0.451cm" svg:y="13.035cm" chart:style-name="ch7">
              <text:p>rate</text:p>
            </chart:title>
            <chart:grid chart:style-name="ch8" chart:class="major"/>
          </chart:axis>
          <chart:series chart:values-cell-range-address="'Set A'.C2:'Set A'.C201" chart:attached-axis="primary-y">
            <chart:data-point chart:repeated="200"/>
          </chart:series>
          <chart:series chart:values-cell-range-address="'Set A'.E2:'Set A'.E201" chart:attached-axis="primary-y">
            <chart:data-point chart:repeated="200"/>
          </chart:series>
          <chart:series chart:values-cell-range-address="'Set A'.D2:'Set A'.D201" chart:attached-axis="primary-y">
            <chart:data-point chart:repeated="200"/>
          </chart:series>
          <chart:series chart:values-cell-range-address="'Set A'.F2:'Set A'.F201" chart:attached-axis="primary-y">
            <chart:data-point chart:repeated="200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975">
                <text:p>1.31975</text:p>
                <draw:g>
                  <svg:desc>'Set A'.C2:'Set A'.C201</svg:desc>
                </draw:g>
              </table:table-cell>
              <table:table-cell office:value-type="float" office:value="1.3157">
                <text:p>1.3157</text:p>
                <draw:g>
                  <svg:desc>'Set A'.E2:'Set A'.E201</svg:desc>
                </draw:g>
              </table:table-cell>
              <table:table-cell office:value-type="float" office:value="1.32991">
                <text:p>1.32991</text:p>
                <draw:g>
                  <svg:desc>'Set A'.D2:'Set A'.D201</svg:desc>
                </draw:g>
              </table:table-cell>
              <table:table-cell office:value-type="float" office:value="1.31833">
                <text:p>1.31833</text:p>
                <draw:g>
                  <svg:desc>'Set A'.F2:'Set A'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836">
                <text:p>1.31836</text:p>
              </table:table-cell>
              <table:table-cell office:value-type="float" office:value="1.30222">
                <text:p>1.30222</text:p>
              </table:table-cell>
              <table:table-cell office:value-type="float" office:value="1.31887">
                <text:p>1.31887</text:p>
              </table:table-cell>
              <table:table-cell office:value-type="float" office:value="1.30243">
                <text:p>1.30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24">
                <text:p>1.3024</text:p>
              </table:table-cell>
              <table:table-cell office:value-type="float" office:value="1.29971">
                <text:p>1.29971</text:p>
              </table:table-cell>
              <table:table-cell office:value-type="float" office:value="1.30892">
                <text:p>1.30892</text:p>
              </table:table-cell>
              <table:table-cell office:value-type="float" office:value="1.30678">
                <text:p>1.30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678">
                <text:p>1.30678</text:p>
              </table:table-cell>
              <table:table-cell office:value-type="float" office:value="1.30678">
                <text:p>1.30678</text:p>
              </table:table-cell>
              <table:table-cell office:value-type="float" office:value="1.30678">
                <text:p>1.30678</text:p>
              </table:table-cell>
              <table:table-cell office:value-type="float" office:value="1.30678">
                <text:p>1.30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745">
                <text:p>1.30745</text:p>
              </table:table-cell>
              <table:table-cell office:value-type="float" office:value="1.30655">
                <text:p>1.30655</text:p>
              </table:table-cell>
              <table:table-cell office:value-type="float" office:value="1.30792">
                <text:p>1.30792</text:p>
              </table:table-cell>
              <table:table-cell office:value-type="float" office:value="1.30676">
                <text:p>1.30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0678">
                <text:p>1.30678</text:p>
              </table:table-cell>
              <table:table-cell office:value-type="float" office:value="1.30165">
                <text:p>1.30165</text:p>
              </table:table-cell>
              <table:table-cell office:value-type="float" office:value="1.31275">
                <text:p>1.31275</text:p>
              </table:table-cell>
              <table:table-cell office:value-type="float" office:value="1.31236">
                <text:p>1.31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1236">
                <text:p>1.31236</text:p>
              </table:table-cell>
              <table:table-cell office:value-type="float" office:value="1.30566">
                <text:p>1.30566</text:p>
              </table:table-cell>
              <table:table-cell office:value-type="float" office:value="1.31393">
                <text:p>1.31393</text:p>
              </table:table-cell>
              <table:table-cell office:value-type="float" office:value="1.30825">
                <text:p>1.30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0822">
                <text:p>1.30822</text:p>
              </table:table-cell>
              <table:table-cell office:value-type="float" office:value="1.30362">
                <text:p>1.30362</text:p>
              </table:table-cell>
              <table:table-cell office:value-type="float" office:value="1.30956">
                <text:p>1.30956</text:p>
              </table:table-cell>
              <table:table-cell office:value-type="float" office:value="1.30531">
                <text:p>1.30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053">
                <text:p>1.3053</text:p>
              </table:table-cell>
              <table:table-cell office:value-type="float" office:value="1.30385">
                <text:p>1.30385</text:p>
              </table:table-cell>
              <table:table-cell office:value-type="float" office:value="1.32791">
                <text:p>1.32791</text:p>
              </table:table-cell>
              <table:table-cell office:value-type="float" office:value="1.32722">
                <text:p>1.32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2723">
                <text:p>1.32723</text:p>
              </table:table-cell>
              <table:table-cell office:value-type="float" office:value="1.32479">
                <text:p>1.32479</text:p>
              </table:table-cell>
              <table:table-cell office:value-type="float" office:value="1.33653">
                <text:p>1.33653</text:p>
              </table:table-cell>
              <table:table-cell office:value-type="float" office:value="1.33424">
                <text:p>1.334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424">
                <text:p>1.33424</text:p>
              </table:table-cell>
              <table:table-cell office:value-type="float" office:value="1.33424">
                <text:p>1.33424</text:p>
              </table:table-cell>
              <table:table-cell office:value-type="float" office:value="1.33424">
                <text:p>1.33424</text:p>
              </table:table-cell>
              <table:table-cell office:value-type="float" office:value="1.33424">
                <text:p>1.33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3605">
                <text:p>1.33605</text:p>
              </table:table-cell>
              <table:table-cell office:value-type="float" office:value="1.33498">
                <text:p>1.33498</text:p>
              </table:table-cell>
              <table:table-cell office:value-type="float" office:value="1.33685">
                <text:p>1.33685</text:p>
              </table:table-cell>
              <table:table-cell office:value-type="float" office:value="1.33579">
                <text:p>1.335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579">
                <text:p>1.33579</text:p>
              </table:table-cell>
              <table:table-cell office:value-type="float" office:value="1.33356">
                <text:p>1.33356</text:p>
              </table:table-cell>
              <table:table-cell office:value-type="float" office:value="1.34037">
                <text:p>1.34037</text:p>
              </table:table-cell>
              <table:table-cell office:value-type="float" office:value="1.33769">
                <text:p>1.33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3771">
                <text:p>1.33771</text:p>
              </table:table-cell>
              <table:table-cell office:value-type="float" office:value="1.3272">
                <text:p>1.3272</text:p>
              </table:table-cell>
              <table:table-cell office:value-type="float" office:value="1.33933">
                <text:p>1.33933</text:p>
              </table:table-cell>
              <table:table-cell office:value-type="float" office:value="1.33088">
                <text:p>1.33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3089">
                <text:p>1.33089</text:p>
              </table:table-cell>
              <table:table-cell office:value-type="float" office:value="1.32565">
                <text:p>1.32565</text:p>
              </table:table-cell>
              <table:table-cell office:value-type="float" office:value="1.33246">
                <text:p>1.33246</text:p>
              </table:table-cell>
              <table:table-cell office:value-type="float" office:value="1.32845">
                <text:p>1.32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2845">
                <text:p>1.32845</text:p>
              </table:table-cell>
              <table:table-cell office:value-type="float" office:value="1.32696">
                <text:p>1.32696</text:p>
              </table:table-cell>
              <table:table-cell office:value-type="float" office:value="1.33873">
                <text:p>1.33873</text:p>
              </table:table-cell>
              <table:table-cell office:value-type="float" office:value="1.33738">
                <text:p>1.33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737">
                <text:p>1.33737</text:p>
              </table:table-cell>
              <table:table-cell office:value-type="float" office:value="1.32803">
                <text:p>1.32803</text:p>
              </table:table-cell>
              <table:table-cell office:value-type="float" office:value="1.3398">
                <text:p>1.3398</text:p>
              </table:table-cell>
              <table:table-cell office:value-type="float" office:value="1.3318">
                <text:p>1.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18">
                <text:p>1.3318</text:p>
              </table:table-cell>
              <table:table-cell office:value-type="float" office:value="1.3318">
                <text:p>1.3318</text:p>
              </table:table-cell>
              <table:table-cell office:value-type="float" office:value="1.3318">
                <text:p>1.3318</text:p>
              </table:table-cell>
              <table:table-cell office:value-type="float" office:value="1.3318">
                <text:p>1.3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3107">
                <text:p>1.33107</text:p>
              </table:table-cell>
              <table:table-cell office:value-type="float" office:value="1.33066">
                <text:p>1.33066</text:p>
              </table:table-cell>
              <table:table-cell office:value-type="float" office:value="1.33237">
                <text:p>1.33237</text:p>
              </table:table-cell>
              <table:table-cell office:value-type="float" office:value="1.33176">
                <text:p>1.33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3174">
                <text:p>1.33174</text:p>
              </table:table-cell>
              <table:table-cell office:value-type="float" office:value="1.32998">
                <text:p>1.32998</text:p>
              </table:table-cell>
              <table:table-cell office:value-type="float" office:value="1.33319">
                <text:p>1.33319</text:p>
              </table:table-cell>
              <table:table-cell office:value-type="float" office:value="1.33095">
                <text:p>1.33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3096">
                <text:p>1.33096</text:p>
              </table:table-cell>
              <table:table-cell office:value-type="float" office:value="1.32668">
                <text:p>1.32668</text:p>
              </table:table-cell>
              <table:table-cell office:value-type="float" office:value="1.33712">
                <text:p>1.33712</text:p>
              </table:table-cell>
              <table:table-cell office:value-type="float" office:value="1.33125">
                <text:p>1.3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3127">
                <text:p>1.33127</text:p>
              </table:table-cell>
              <table:table-cell office:value-type="float" office:value="1.32655">
                <text:p>1.32655</text:p>
              </table:table-cell>
              <table:table-cell office:value-type="float" office:value="1.33542">
                <text:p>1.33542</text:p>
              </table:table-cell>
              <table:table-cell office:value-type="float" office:value="1.33067">
                <text:p>1.33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3068">
                <text:p>1.33068</text:p>
              </table:table-cell>
              <table:table-cell office:value-type="float" office:value="1.32859">
                <text:p>1.32859</text:p>
              </table:table-cell>
              <table:table-cell office:value-type="float" office:value="1.33925">
                <text:p>1.33925</text:p>
              </table:table-cell>
              <table:table-cell office:value-type="float" office:value="1.33674">
                <text:p>1.33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3674">
                <text:p>1.33674</text:p>
              </table:table-cell>
              <table:table-cell office:value-type="float" office:value="1.33497">
                <text:p>1.33497</text:p>
              </table:table-cell>
              <table:table-cell office:value-type="float" office:value="1.34788">
                <text:p>1.34788</text:p>
              </table:table-cell>
              <table:table-cell office:value-type="float" office:value="1.34587">
                <text:p>1.34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4587">
                <text:p>1.34587</text:p>
              </table:table-cell>
              <table:table-cell office:value-type="float" office:value="1.34587">
                <text:p>1.34587</text:p>
              </table:table-cell>
              <table:table-cell office:value-type="float" office:value="1.34587">
                <text:p>1.34587</text:p>
              </table:table-cell>
              <table:table-cell office:value-type="float" office:value="1.34587">
                <text:p>1.34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4651">
                <text:p>1.34651</text:p>
              </table:table-cell>
              <table:table-cell office:value-type="float" office:value="1.34531">
                <text:p>1.34531</text:p>
              </table:table-cell>
              <table:table-cell office:value-type="float" office:value="1.34709">
                <text:p>1.34709</text:p>
              </table:table-cell>
              <table:table-cell office:value-type="float" office:value="1.34647">
                <text:p>1.346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4647">
                <text:p>1.34647</text:p>
              </table:table-cell>
              <table:table-cell office:value-type="float" office:value="1.34244">
                <text:p>1.34244</text:p>
              </table:table-cell>
              <table:table-cell office:value-type="float" office:value="1.34765">
                <text:p>1.34765</text:p>
              </table:table-cell>
              <table:table-cell office:value-type="float" office:value="1.34469">
                <text:p>1.34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447">
                <text:p>1.3447</text:p>
              </table:table-cell>
              <table:table-cell office:value-type="float" office:value="1.3414">
                <text:p>1.3414</text:p>
              </table:table-cell>
              <table:table-cell office:value-type="float" office:value="1.34968">
                <text:p>1.34968</text:p>
              </table:table-cell>
              <table:table-cell office:value-type="float" office:value="1.34874">
                <text:p>1.348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4874">
                <text:p>1.34874</text:p>
              </table:table-cell>
              <table:table-cell office:value-type="float" office:value="1.34817">
                <text:p>1.34817</text:p>
              </table:table-cell>
              <table:table-cell office:value-type="float" office:value="1.3587">
                <text:p>1.3587</text:p>
              </table:table-cell>
              <table:table-cell office:value-type="float" office:value="1.35682">
                <text:p>1.35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568">
                <text:p>1.3568</text:p>
              </table:table-cell>
              <table:table-cell office:value-type="float" office:value="1.35408">
                <text:p>1.35408</text:p>
              </table:table-cell>
              <table:table-cell office:value-type="float" office:value="1.36165">
                <text:p>1.36165</text:p>
              </table:table-cell>
              <table:table-cell office:value-type="float" office:value="1.36115">
                <text:p>1.36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6115">
                <text:p>1.36115</text:p>
              </table:table-cell>
              <table:table-cell office:value-type="float" office:value="1.3586">
                <text:p>1.3586</text:p>
              </table:table-cell>
              <table:table-cell office:value-type="float" office:value="1.37108">
                <text:p>1.37108</text:p>
              </table:table-cell>
              <table:table-cell office:value-type="float" office:value="1.36391">
                <text:p>1.36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6391">
                <text:p>1.36391</text:p>
              </table:table-cell>
              <table:table-cell office:value-type="float" office:value="1.36391">
                <text:p>1.36391</text:p>
              </table:table-cell>
              <table:table-cell office:value-type="float" office:value="1.36391">
                <text:p>1.36391</text:p>
              </table:table-cell>
              <table:table-cell office:value-type="float" office:value="1.36391">
                <text:p>1.36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6521">
                <text:p>1.36521</text:p>
              </table:table-cell>
              <table:table-cell office:value-type="float" office:value="1.36449">
                <text:p>1.36449</text:p>
              </table:table-cell>
              <table:table-cell office:value-type="float" office:value="1.36571">
                <text:p>1.36571</text:p>
              </table:table-cell>
              <table:table-cell office:value-type="float" office:value="1.36449">
                <text:p>1.364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448">
                <text:p>1.36448</text:p>
              </table:table-cell>
              <table:table-cell office:value-type="float" office:value="1.34988">
                <text:p>1.34988</text:p>
              </table:table-cell>
              <table:table-cell office:value-type="float" office:value="1.36486">
                <text:p>1.36486</text:p>
              </table:table-cell>
              <table:table-cell office:value-type="float" office:value="1.35104">
                <text:p>1.35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103">
                <text:p>1.35103</text:p>
              </table:table-cell>
              <table:table-cell office:value-type="float" office:value="1.34577">
                <text:p>1.34577</text:p>
              </table:table-cell>
              <table:table-cell office:value-type="float" office:value="1.35972">
                <text:p>1.35972</text:p>
              </table:table-cell>
              <table:table-cell office:value-type="float" office:value="1.35825">
                <text:p>1.35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825">
                <text:p>1.35825</text:p>
              </table:table-cell>
              <table:table-cell office:value-type="float" office:value="1.34951">
                <text:p>1.34951</text:p>
              </table:table-cell>
              <table:table-cell office:value-type="float" office:value="1.35957">
                <text:p>1.35957</text:p>
              </table:table-cell>
              <table:table-cell office:value-type="float" office:value="1.35218">
                <text:p>1.35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5216">
                <text:p>1.35216</text:p>
              </table:table-cell>
              <table:table-cell office:value-type="float" office:value="1.33706">
                <text:p>1.33706</text:p>
              </table:table-cell>
              <table:table-cell office:value-type="float" office:value="1.35769">
                <text:p>1.35769</text:p>
              </table:table-cell>
              <table:table-cell office:value-type="float" office:value="1.33827">
                <text:p>1.33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3826">
                <text:p>1.33826</text:p>
              </table:table-cell>
              <table:table-cell office:value-type="float" office:value="1.33531">
                <text:p>1.33531</text:p>
              </table:table-cell>
              <table:table-cell office:value-type="float" office:value="1.34288">
                <text:p>1.34288</text:p>
              </table:table-cell>
              <table:table-cell office:value-type="float" office:value="1.33665">
                <text:p>1.336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3665">
                <text:p>1.33665</text:p>
              </table:table-cell>
              <table:table-cell office:value-type="float" office:value="1.33665">
                <text:p>1.33665</text:p>
              </table:table-cell>
              <table:table-cell office:value-type="float" office:value="1.33665">
                <text:p>1.33665</text:p>
              </table:table-cell>
              <table:table-cell office:value-type="float" office:value="1.33665">
                <text:p>1.3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673">
                <text:p>1.33673</text:p>
              </table:table-cell>
              <table:table-cell office:value-type="float" office:value="1.33635">
                <text:p>1.33635</text:p>
              </table:table-cell>
              <table:table-cell office:value-type="float" office:value="1.3374">
                <text:p>1.3374</text:p>
              </table:table-cell>
              <table:table-cell office:value-type="float" office:value="1.3366">
                <text:p>1.3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3658">
                <text:p>1.33658</text:p>
              </table:table-cell>
              <table:table-cell office:value-type="float" office:value="1.3357">
                <text:p>1.3357</text:p>
              </table:table-cell>
              <table:table-cell office:value-type="float" office:value="1.34273">
                <text:p>1.34273</text:p>
              </table:table-cell>
              <table:table-cell office:value-type="float" office:value="1.34016">
                <text:p>1.34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4016">
                <text:p>1.34016</text:p>
              </table:table-cell>
              <table:table-cell office:value-type="float" office:value="1.33635">
                <text:p>1.33635</text:p>
              </table:table-cell>
              <table:table-cell office:value-type="float" office:value="1.34753">
                <text:p>1.34753</text:p>
              </table:table-cell>
              <table:table-cell office:value-type="float" office:value="1.34521">
                <text:p>1.34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4519">
                <text:p>1.34519</text:p>
              </table:table-cell>
              <table:table-cell office:value-type="float" office:value="1.34262">
                <text:p>1.34262</text:p>
              </table:table-cell>
              <table:table-cell office:value-type="float" office:value="1.35196">
                <text:p>1.35196</text:p>
              </table:table-cell>
              <table:table-cell office:value-type="float" office:value="1.34444">
                <text:p>1.34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4444">
                <text:p>1.34444</text:p>
              </table:table-cell>
              <table:table-cell office:value-type="float" office:value="1.3315">
                <text:p>1.3315</text:p>
              </table:table-cell>
              <table:table-cell office:value-type="float" office:value="1.34551">
                <text:p>1.34551</text:p>
              </table:table-cell>
              <table:table-cell office:value-type="float" office:value="1.33498">
                <text:p>1.33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3499">
                <text:p>1.33499</text:p>
              </table:table-cell>
              <table:table-cell office:value-type="float" office:value="1.3306">
                <text:p>1.3306</text:p>
              </table:table-cell>
              <table:table-cell office:value-type="float" office:value="1.33929">
                <text:p>1.33929</text:p>
              </table:table-cell>
              <table:table-cell office:value-type="float" office:value="1.33618">
                <text:p>1.33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3618">
                <text:p>1.33618</text:p>
              </table:table-cell>
              <table:table-cell office:value-type="float" office:value="1.33618">
                <text:p>1.33618</text:p>
              </table:table-cell>
              <table:table-cell office:value-type="float" office:value="1.33618">
                <text:p>1.33618</text:p>
              </table:table-cell>
              <table:table-cell office:value-type="float" office:value="1.33618">
                <text:p>1.33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3503">
                <text:p>1.33503</text:p>
              </table:table-cell>
              <table:table-cell office:value-type="float" office:value="1.33369">
                <text:p>1.33369</text:p>
              </table:table-cell>
              <table:table-cell office:value-type="float" office:value="1.3357">
                <text:p>1.3357</text:p>
              </table:table-cell>
              <table:table-cell office:value-type="float" office:value="1.33388">
                <text:p>1.33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3388">
                <text:p>1.33388</text:p>
              </table:table-cell>
              <table:table-cell office:value-type="float" office:value="1.3321">
                <text:p>1.3321</text:p>
              </table:table-cell>
              <table:table-cell office:value-type="float" office:value="1.33787">
                <text:p>1.33787</text:p>
              </table:table-cell>
              <table:table-cell office:value-type="float" office:value="1.33484">
                <text:p>1.334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484">
                <text:p>1.33484</text:p>
              </table:table-cell>
              <table:table-cell office:value-type="float" office:value="1.33285">
                <text:p>1.33285</text:p>
              </table:table-cell>
              <table:table-cell office:value-type="float" office:value="1.33958">
                <text:p>1.33958</text:p>
              </table:table-cell>
              <table:table-cell office:value-type="float" office:value="1.33951">
                <text:p>1.33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3948">
                <text:p>1.33948</text:p>
              </table:table-cell>
              <table:table-cell office:value-type="float" office:value="1.32705">
                <text:p>1.32705</text:p>
              </table:table-cell>
              <table:table-cell office:value-type="float" office:value="1.34341">
                <text:p>1.34341</text:p>
              </table:table-cell>
              <table:table-cell office:value-type="float" office:value="1.32727">
                <text:p>1.32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2729">
                <text:p>1.32729</text:p>
              </table:table-cell>
              <table:table-cell office:value-type="float" office:value="1.31606">
                <text:p>1.31606</text:p>
              </table:table-cell>
              <table:table-cell office:value-type="float" office:value="1.32891">
                <text:p>1.32891</text:p>
              </table:table-cell>
              <table:table-cell office:value-type="float" office:value="1.3192">
                <text:p>1.3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192">
                <text:p>1.3192</text:p>
              </table:table-cell>
              <table:table-cell office:value-type="float" office:value="1.3145">
                <text:p>1.3145</text:p>
              </table:table-cell>
              <table:table-cell office:value-type="float" office:value="1.32442">
                <text:p>1.32442</text:p>
              </table:table-cell>
              <table:table-cell office:value-type="float" office:value="1.31902">
                <text:p>1.319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1902">
                <text:p>1.31902</text:p>
              </table:table-cell>
              <table:table-cell office:value-type="float" office:value="1.31902">
                <text:p>1.31902</text:p>
              </table:table-cell>
              <table:table-cell office:value-type="float" office:value="1.31902">
                <text:p>1.31902</text:p>
              </table:table-cell>
              <table:table-cell office:value-type="float" office:value="1.31902">
                <text:p>1.31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154">
                <text:p>1.32154</text:p>
              </table:table-cell>
              <table:table-cell office:value-type="float" office:value="1.31856">
                <text:p>1.31856</text:p>
              </table:table-cell>
              <table:table-cell office:value-type="float" office:value="1.32175">
                <text:p>1.32175</text:p>
              </table:table-cell>
              <table:table-cell office:value-type="float" office:value="1.31911">
                <text:p>1.31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1912">
                <text:p>1.31912</text:p>
              </table:table-cell>
              <table:table-cell office:value-type="float" office:value="1.30471">
                <text:p>1.30471</text:p>
              </table:table-cell>
              <table:table-cell office:value-type="float" office:value="1.33171">
                <text:p>1.33171</text:p>
              </table:table-cell>
              <table:table-cell office:value-type="float" office:value="1.30659">
                <text:p>1.30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0661">
                <text:p>1.30661</text:p>
              </table:table-cell>
              <table:table-cell office:value-type="float" office:value="1.3018">
                <text:p>1.3018</text:p>
              </table:table-cell>
              <table:table-cell office:value-type="float" office:value="1.31187">
                <text:p>1.31187</text:p>
              </table:table-cell>
              <table:table-cell office:value-type="float" office:value="1.30672">
                <text:p>1.306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0673">
                <text:p>1.30673</text:p>
              </table:table-cell>
              <table:table-cell office:value-type="float" office:value="1.3041">
                <text:p>1.3041</text:p>
              </table:table-cell>
              <table:table-cell office:value-type="float" office:value="1.31615">
                <text:p>1.31615</text:p>
              </table:table-cell>
              <table:table-cell office:value-type="float" office:value="1.31549">
                <text:p>1.315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1551">
                <text:p>1.31551</text:p>
              </table:table-cell>
              <table:table-cell office:value-type="float" office:value="1.30531">
                <text:p>1.30531</text:p>
              </table:table-cell>
              <table:table-cell office:value-type="float" office:value="1.31579">
                <text:p>1.31579</text:p>
              </table:table-cell>
              <table:table-cell office:value-type="float" office:value="1.30602">
                <text:p>1.30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0601">
                <text:p>1.30601</text:p>
              </table:table-cell>
              <table:table-cell office:value-type="float" office:value="1.29664">
                <text:p>1.29664</text:p>
              </table:table-cell>
              <table:table-cell office:value-type="float" office:value="1.3101">
                <text:p>1.3101</text:p>
              </table:table-cell>
              <table:table-cell office:value-type="float" office:value="1.30178">
                <text:p>1.30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0178">
                <text:p>1.30178</text:p>
              </table:table-cell>
              <table:table-cell office:value-type="float" office:value="1.30178">
                <text:p>1.30178</text:p>
              </table:table-cell>
              <table:table-cell office:value-type="float" office:value="1.30178">
                <text:p>1.30178</text:p>
              </table:table-cell>
              <table:table-cell office:value-type="float" office:value="1.30178">
                <text:p>1.30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0121">
                <text:p>1.30121</text:p>
              </table:table-cell>
              <table:table-cell office:value-type="float" office:value="1.30045">
                <text:p>1.30045</text:p>
              </table:table-cell>
              <table:table-cell office:value-type="float" office:value="1.30307">
                <text:p>1.30307</text:p>
              </table:table-cell>
              <table:table-cell office:value-type="float" office:value="1.30157">
                <text:p>1.30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154">
                <text:p>1.30154</text:p>
              </table:table-cell>
              <table:table-cell office:value-type="float" office:value="1.29819">
                <text:p>1.29819</text:p>
              </table:table-cell>
              <table:table-cell office:value-type="float" office:value="1.30404">
                <text:p>1.30404</text:p>
              </table:table-cell>
              <table:table-cell office:value-type="float" office:value="1.30347">
                <text:p>1.303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0348">
                <text:p>1.30348</text:p>
              </table:table-cell>
              <table:table-cell office:value-type="float" office:value="1.3011">
                <text:p>1.3011</text:p>
              </table:table-cell>
              <table:table-cell office:value-type="float" office:value="1.3075">
                <text:p>1.3075</text:p>
              </table:table-cell>
              <table:table-cell office:value-type="float" office:value="1.30471">
                <text:p>1.304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0472">
                <text:p>1.30472</text:p>
              </table:table-cell>
              <table:table-cell office:value-type="float" office:value="1.29646">
                <text:p>1.29646</text:p>
              </table:table-cell>
              <table:table-cell office:value-type="float" office:value="1.307">
                <text:p>1.307</text:p>
              </table:table-cell>
              <table:table-cell office:value-type="float" office:value="1.29777">
                <text:p>1.29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9777">
                <text:p>1.29777</text:p>
              </table:table-cell>
              <table:table-cell office:value-type="float" office:value="1.29746">
                <text:p>1.29746</text:p>
              </table:table-cell>
              <table:table-cell office:value-type="float" office:value="1.31181">
                <text:p>1.31181</text:p>
              </table:table-cell>
              <table:table-cell office:value-type="float" office:value="1.31077">
                <text:p>1.310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1077">
                <text:p>1.31077</text:p>
              </table:table-cell>
              <table:table-cell office:value-type="float" office:value="1.29548">
                <text:p>1.29548</text:p>
              </table:table-cell>
              <table:table-cell office:value-type="float" office:value="1.31343">
                <text:p>1.31343</text:p>
              </table:table-cell>
              <table:table-cell office:value-type="float" office:value="1.30039">
                <text:p>1.300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0039">
                <text:p>1.30039</text:p>
              </table:table-cell>
              <table:table-cell office:value-type="float" office:value="1.30039">
                <text:p>1.30039</text:p>
              </table:table-cell>
              <table:table-cell office:value-type="float" office:value="1.30039">
                <text:p>1.30039</text:p>
              </table:table-cell>
              <table:table-cell office:value-type="float" office:value="1.30039">
                <text:p>1.30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9857">
                <text:p>1.29857</text:p>
              </table:table-cell>
              <table:table-cell office:value-type="float" office:value="1.29793">
                <text:p>1.29793</text:p>
              </table:table-cell>
              <table:table-cell office:value-type="float" office:value="1.30034">
                <text:p>1.30034</text:p>
              </table:table-cell>
              <table:table-cell office:value-type="float" office:value="1.29873">
                <text:p>1.298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9873">
                <text:p>1.29873</text:p>
              </table:table-cell>
              <table:table-cell office:value-type="float" office:value="1.29837">
                <text:p>1.29837</text:p>
              </table:table-cell>
              <table:table-cell office:value-type="float" office:value="1.30529">
                <text:p>1.30529</text:p>
              </table:table-cell>
              <table:table-cell office:value-type="float" office:value="1.30322">
                <text:p>1.30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0319">
                <text:p>1.30319</text:p>
              </table:table-cell>
              <table:table-cell office:value-type="float" office:value="1.29913">
                <text:p>1.29913</text:p>
              </table:table-cell>
              <table:table-cell office:value-type="float" office:value="1.30742">
                <text:p>1.30742</text:p>
              </table:table-cell>
              <table:table-cell office:value-type="float" office:value="1.30302">
                <text:p>1.303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0301">
                <text:p>1.30301</text:p>
              </table:table-cell>
              <table:table-cell office:value-type="float" office:value="1.29234">
                <text:p>1.29234</text:p>
              </table:table-cell>
              <table:table-cell office:value-type="float" office:value="1.30646">
                <text:p>1.30646</text:p>
              </table:table-cell>
              <table:table-cell office:value-type="float" office:value="1.29591">
                <text:p>1.29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9591">
                <text:p>1.29591</text:p>
              </table:table-cell>
              <table:table-cell office:value-type="float" office:value="1.29112">
                <text:p>1.29112</text:p>
              </table:table-cell>
              <table:table-cell office:value-type="float" office:value="1.30299">
                <text:p>1.30299</text:p>
              </table:table-cell>
              <table:table-cell office:value-type="float" office:value="1.30118">
                <text:p>1.301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0117">
                <text:p>1.30117</text:p>
              </table:table-cell>
              <table:table-cell office:value-type="float" office:value="1.30023">
                <text:p>1.30023</text:p>
              </table:table-cell>
              <table:table-cell office:value-type="float" office:value="1.31058">
                <text:p>1.31058</text:p>
              </table:table-cell>
              <table:table-cell office:value-type="float" office:value="1.30746">
                <text:p>1.30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0746">
                <text:p>1.30746</text:p>
              </table:table-cell>
              <table:table-cell office:value-type="float" office:value="1.30746">
                <text:p>1.30746</text:p>
              </table:table-cell>
              <table:table-cell office:value-type="float" office:value="1.30746">
                <text:p>1.30746</text:p>
              </table:table-cell>
              <table:table-cell office:value-type="float" office:value="1.30746">
                <text:p>1.30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9052">
                <text:p>1.29052</text:p>
              </table:table-cell>
              <table:table-cell office:value-type="float" office:value="1.2888">
                <text:p>1.2888</text:p>
              </table:table-cell>
              <table:table-cell office:value-type="float" office:value="1.2931">
                <text:p>1.2931</text:p>
              </table:table-cell>
              <table:table-cell office:value-type="float" office:value="1.28907">
                <text:p>1.289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8907">
                <text:p>1.28907</text:p>
              </table:table-cell>
              <table:table-cell office:value-type="float" office:value="1.28817">
                <text:p>1.28817</text:p>
              </table:table-cell>
              <table:table-cell office:value-type="float" office:value="1.2994">
                <text:p>1.2994</text:p>
              </table:table-cell>
              <table:table-cell office:value-type="float" office:value="1.29434">
                <text:p>1.29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9435">
                <text:p>1.29435</text:p>
              </table:table-cell>
              <table:table-cell office:value-type="float" office:value="1.28466">
                <text:p>1.28466</text:p>
              </table:table-cell>
              <table:table-cell office:value-type="float" office:value="1.29694">
                <text:p>1.29694</text:p>
              </table:table-cell>
              <table:table-cell office:value-type="float" office:value="1.28638">
                <text:p>1.286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8639">
                <text:p>1.28639</text:p>
              </table:table-cell>
              <table:table-cell office:value-type="float" office:value="1.28634">
                <text:p>1.28634</text:p>
              </table:table-cell>
              <table:table-cell office:value-type="float" office:value="1.29738">
                <text:p>1.29738</text:p>
              </table:table-cell>
              <table:table-cell office:value-type="float" office:value="1.2939">
                <text:p>1.2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391">
                <text:p>1.29391</text:p>
              </table:table-cell>
              <table:table-cell office:value-type="float" office:value="1.28799">
                <text:p>1.28799</text:p>
              </table:table-cell>
              <table:table-cell office:value-type="float" office:value="1.29551">
                <text:p>1.29551</text:p>
              </table:table-cell>
              <table:table-cell office:value-type="float" office:value="1.2903">
                <text:p>1.2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9031">
                <text:p>1.29031</text:p>
              </table:table-cell>
              <table:table-cell office:value-type="float" office:value="1.2888">
                <text:p>1.2888</text:p>
              </table:table-cell>
              <table:table-cell office:value-type="float" office:value="1.30074">
                <text:p>1.30074</text:p>
              </table:table-cell>
              <table:table-cell office:value-type="float" office:value="1.29885">
                <text:p>1.298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9885">
                <text:p>1.29885</text:p>
              </table:table-cell>
              <table:table-cell office:value-type="float" office:value="1.29885">
                <text:p>1.29885</text:p>
              </table:table-cell>
              <table:table-cell office:value-type="float" office:value="1.29885">
                <text:p>1.29885</text:p>
              </table:table-cell>
              <table:table-cell office:value-type="float" office:value="1.29885">
                <text:p>1.29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9475">
                <text:p>1.29475</text:p>
              </table:table-cell>
              <table:table-cell office:value-type="float" office:value="1.29448">
                <text:p>1.29448</text:p>
              </table:table-cell>
              <table:table-cell office:value-type="float" office:value="1.30474">
                <text:p>1.30474</text:p>
              </table:table-cell>
              <table:table-cell office:value-type="float" office:value="1.30185">
                <text:p>1.30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0185">
                <text:p>1.30185</text:p>
              </table:table-cell>
              <table:table-cell office:value-type="float" office:value="1.28342">
                <text:p>1.28342</text:p>
              </table:table-cell>
              <table:table-cell office:value-type="float" office:value="1.30479">
                <text:p>1.30479</text:p>
              </table:table-cell>
              <table:table-cell office:value-type="float" office:value="1.2857">
                <text:p>1.28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857">
                <text:p>1.2857</text:p>
              </table:table-cell>
              <table:table-cell office:value-type="float" office:value="1.28313">
                <text:p>1.28313</text:p>
              </table:table-cell>
              <table:table-cell office:value-type="float" office:value="1.28887">
                <text:p>1.28887</text:p>
              </table:table-cell>
              <table:table-cell office:value-type="float" office:value="1.28605">
                <text:p>1.28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8609">
                <text:p>1.28609</text:p>
              </table:table-cell>
              <table:table-cell office:value-type="float" office:value="1.27539">
                <text:p>1.27539</text:p>
              </table:table-cell>
              <table:table-cell office:value-type="float" office:value="1.28665">
                <text:p>1.28665</text:p>
              </table:table-cell>
              <table:table-cell office:value-type="float" office:value="1.27742">
                <text:p>1.27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7746">
                <text:p>1.27746</text:p>
              </table:table-cell>
              <table:table-cell office:value-type="float" office:value="1.27556">
                <text:p>1.27556</text:p>
              </table:table-cell>
              <table:table-cell office:value-type="float" office:value="1.28437">
                <text:p>1.28437</text:p>
              </table:table-cell>
              <table:table-cell office:value-type="float" office:value="1.28142">
                <text:p>1.281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8137">
                <text:p>1.28137</text:p>
              </table:table-cell>
              <table:table-cell office:value-type="float" office:value="1.27944">
                <text:p>1.27944</text:p>
              </table:table-cell>
              <table:table-cell office:value-type="float" office:value="1.28368">
                <text:p>1.28368</text:p>
              </table:table-cell>
              <table:table-cell office:value-type="float" office:value="1.28184">
                <text:p>1.28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8184">
                <text:p>1.28184</text:p>
              </table:table-cell>
              <table:table-cell office:value-type="float" office:value="1.28184">
                <text:p>1.28184</text:p>
              </table:table-cell>
              <table:table-cell office:value-type="float" office:value="1.28184">
                <text:p>1.28184</text:p>
              </table:table-cell>
              <table:table-cell office:value-type="float" office:value="1.28184">
                <text:p>1.28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8029">
                <text:p>1.28029</text:p>
              </table:table-cell>
              <table:table-cell office:value-type="float" office:value="1.28">
                <text:p>1.28</text:p>
              </table:table-cell>
              <table:table-cell office:value-type="float" office:value="1.2812">
                <text:p>1.2812</text:p>
              </table:table-cell>
              <table:table-cell office:value-type="float" office:value="1.28052">
                <text:p>1.280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8051">
                <text:p>1.28051</text:p>
              </table:table-cell>
              <table:table-cell office:value-type="float" office:value="1.27713">
                <text:p>1.27713</text:p>
              </table:table-cell>
              <table:table-cell office:value-type="float" office:value="1.28666">
                <text:p>1.28666</text:p>
              </table:table-cell>
              <table:table-cell office:value-type="float" office:value="1.28485">
                <text:p>1.28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8483">
                <text:p>1.28483</text:p>
              </table:table-cell>
              <table:table-cell office:value-type="float" office:value="1.28096">
                <text:p>1.28096</text:p>
              </table:table-cell>
              <table:table-cell office:value-type="float" office:value="1.28777">
                <text:p>1.28777</text:p>
              </table:table-cell>
              <table:table-cell office:value-type="float" office:value="1.2819">
                <text:p>1.2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819">
                <text:p>1.2819</text:p>
              </table:table-cell>
              <table:table-cell office:value-type="float" office:value="1.27898">
                <text:p>1.27898</text:p>
              </table:table-cell>
              <table:table-cell office:value-type="float" office:value="1.28639">
                <text:p>1.28639</text:p>
              </table:table-cell>
              <table:table-cell office:value-type="float" office:value="1.28489">
                <text:p>1.284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849">
                <text:p>1.2849</text:p>
              </table:table-cell>
              <table:table-cell office:value-type="float" office:value="1.27468">
                <text:p>1.27468</text:p>
              </table:table-cell>
              <table:table-cell office:value-type="float" office:value="1.29487">
                <text:p>1.29487</text:p>
              </table:table-cell>
              <table:table-cell office:value-type="float" office:value="1.29258">
                <text:p>1.29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257">
                <text:p>1.29257</text:p>
              </table:table-cell>
              <table:table-cell office:value-type="float" office:value="1.29006">
                <text:p>1.29006</text:p>
              </table:table-cell>
              <table:table-cell office:value-type="float" office:value="1.30389">
                <text:p>1.30389</text:p>
              </table:table-cell>
              <table:table-cell office:value-type="float" office:value="1.29936">
                <text:p>1.299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9936">
                <text:p>1.29936</text:p>
              </table:table-cell>
              <table:table-cell office:value-type="float" office:value="1.29936">
                <text:p>1.29936</text:p>
              </table:table-cell>
              <table:table-cell office:value-type="float" office:value="1.29936">
                <text:p>1.29936</text:p>
              </table:table-cell>
              <table:table-cell office:value-type="float" office:value="1.29936">
                <text:p>1.29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9732">
                <text:p>1.29732</text:p>
              </table:table-cell>
              <table:table-cell office:value-type="float" office:value="1.2972">
                <text:p>1.2972</text:p>
              </table:table-cell>
              <table:table-cell office:value-type="float" office:value="1.3006">
                <text:p>1.3006</text:p>
              </table:table-cell>
              <table:table-cell office:value-type="float" office:value="1.29909">
                <text:p>1.29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991">
                <text:p>1.2991</text:p>
              </table:table-cell>
              <table:table-cell office:value-type="float" office:value="1.29685">
                <text:p>1.29685</text:p>
              </table:table-cell>
              <table:table-cell office:value-type="float" office:value="1.30365">
                <text:p>1.30365</text:p>
              </table:table-cell>
              <table:table-cell office:value-type="float" office:value="1.30293">
                <text:p>1.302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0293">
                <text:p>1.30293</text:p>
              </table:table-cell>
              <table:table-cell office:value-type="float" office:value="1.30056">
                <text:p>1.30056</text:p>
              </table:table-cell>
              <table:table-cell office:value-type="float" office:value="1.31025">
                <text:p>1.31025</text:p>
              </table:table-cell>
              <table:table-cell office:value-type="float" office:value="1.30805">
                <text:p>1.30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08">
                <text:p>1.308</text:p>
              </table:table-cell>
              <table:table-cell office:value-type="float" office:value="1.3051">
                <text:p>1.3051</text:p>
              </table:table-cell>
              <table:table-cell office:value-type="float" office:value="1.31217">
                <text:p>1.31217</text:p>
              </table:table-cell>
              <table:table-cell office:value-type="float" office:value="1.3052">
                <text:p>1.30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0522">
                <text:p>1.30522</text:p>
              </table:table-cell>
              <table:table-cell office:value-type="float" office:value="1.30436">
                <text:p>1.30436</text:p>
              </table:table-cell>
              <table:table-cell office:value-type="float" office:value="1.3138">
                <text:p>1.3138</text:p>
              </table:table-cell>
              <table:table-cell office:value-type="float" office:value="1.31162">
                <text:p>1.311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116">
                <text:p>1.3116</text:p>
              </table:table-cell>
              <table:table-cell office:value-type="float" office:value="1.30384">
                <text:p>1.30384</text:p>
              </table:table-cell>
              <table:table-cell office:value-type="float" office:value="1.31262">
                <text:p>1.31262</text:p>
              </table:table-cell>
              <table:table-cell office:value-type="float" office:value="1.31113">
                <text:p>1.311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1113">
                <text:p>1.31113</text:p>
              </table:table-cell>
              <table:table-cell office:value-type="float" office:value="1.31113">
                <text:p>1.31113</text:p>
              </table:table-cell>
              <table:table-cell office:value-type="float" office:value="1.31113">
                <text:p>1.31113</text:p>
              </table:table-cell>
              <table:table-cell office:value-type="float" office:value="1.31113">
                <text:p>1.311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1141">
                <text:p>1.31141</text:p>
              </table:table-cell>
              <table:table-cell office:value-type="float" office:value="1.30958">
                <text:p>1.30958</text:p>
              </table:table-cell>
              <table:table-cell office:value-type="float" office:value="1.31147">
                <text:p>1.31147</text:p>
              </table:table-cell>
              <table:table-cell office:value-type="float" office:value="1.30966">
                <text:p>1.309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0968">
                <text:p>1.30968</text:p>
              </table:table-cell>
              <table:table-cell office:value-type="float" office:value="1.3022">
                <text:p>1.3022</text:p>
              </table:table-cell>
              <table:table-cell office:value-type="float" office:value="1.31075">
                <text:p>1.31075</text:p>
              </table:table-cell>
              <table:table-cell office:value-type="float" office:value="1.30531">
                <text:p>1.305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053">
                <text:p>1.3053</text:p>
              </table:table-cell>
              <table:table-cell office:value-type="float" office:value="1.30292">
                <text:p>1.30292</text:p>
              </table:table-cell>
              <table:table-cell office:value-type="float" office:value="1.32015">
                <text:p>1.32015</text:p>
              </table:table-cell>
              <table:table-cell office:value-type="float" office:value="1.31779">
                <text:p>1.3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178">
                <text:p>1.3178</text:p>
              </table:table-cell>
              <table:table-cell office:value-type="float" office:value="1.30011">
                <text:p>1.30011</text:p>
              </table:table-cell>
              <table:table-cell office:value-type="float" office:value="1.31995">
                <text:p>1.31995</text:p>
              </table:table-cell>
              <table:table-cell office:value-type="float" office:value="1.30335">
                <text:p>1.303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0335">
                <text:p>1.30335</text:p>
              </table:table-cell>
              <table:table-cell office:value-type="float" office:value="1.30208">
                <text:p>1.30208</text:p>
              </table:table-cell>
              <table:table-cell office:value-type="float" office:value="1.3096">
                <text:p>1.3096</text:p>
              </table:table-cell>
              <table:table-cell office:value-type="float" office:value="1.30524">
                <text:p>1.305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0523">
                <text:p>1.30523</text:p>
              </table:table-cell>
              <table:table-cell office:value-type="float" office:value="1.3048">
                <text:p>1.3048</text:p>
              </table:table-cell>
              <table:table-cell office:value-type="float" office:value="1.31271">
                <text:p>1.31271</text:p>
              </table:table-cell>
              <table:table-cell office:value-type="float" office:value="1.3051">
                <text:p>1.30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051">
                <text:p>1.3051</text:p>
              </table:table-cell>
              <table:table-cell office:value-type="float" office:value="1.3051">
                <text:p>1.3051</text:p>
              </table:table-cell>
              <table:table-cell office:value-type="float" office:value="1.3051">
                <text:p>1.3051</text:p>
              </table:table-cell>
              <table:table-cell office:value-type="float" office:value="1.3051">
                <text:p>1.3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0762">
                <text:p>1.30762</text:p>
              </table:table-cell>
              <table:table-cell office:value-type="float" office:value="1.3053">
                <text:p>1.3053</text:p>
              </table:table-cell>
              <table:table-cell office:value-type="float" office:value="1.30769">
                <text:p>1.30769</text:p>
              </table:table-cell>
              <table:table-cell office:value-type="float" office:value="1.30575">
                <text:p>1.305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0573">
                <text:p>1.30573</text:p>
              </table:table-cell>
              <table:table-cell office:value-type="float" office:value="1.30154">
                <text:p>1.30154</text:p>
              </table:table-cell>
              <table:table-cell office:value-type="float" office:value="1.30836">
                <text:p>1.30836</text:p>
              </table:table-cell>
              <table:table-cell office:value-type="float" office:value="1.30593">
                <text:p>1.30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0592">
                <text:p>1.30592</text:p>
              </table:table-cell>
              <table:table-cell office:value-type="float" office:value="1.2973">
                <text:p>1.2973</text:p>
              </table:table-cell>
              <table:table-cell office:value-type="float" office:value="1.30824">
                <text:p>1.30824</text:p>
              </table:table-cell>
              <table:table-cell office:value-type="float" office:value="1.2994">
                <text:p>1.29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9938">
                <text:p>1.29938</text:p>
              </table:table-cell>
              <table:table-cell office:value-type="float" office:value="1.29611">
                <text:p>1.29611</text:p>
              </table:table-cell>
              <table:table-cell office:value-type="float" office:value="1.3033">
                <text:p>1.3033</text:p>
              </table:table-cell>
              <table:table-cell office:value-type="float" office:value="1.30155">
                <text:p>1.30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0157">
                <text:p>1.30157</text:p>
              </table:table-cell>
              <table:table-cell office:value-type="float" office:value="1.29894">
                <text:p>1.29894</text:p>
              </table:table-cell>
              <table:table-cell office:value-type="float" office:value="1.30933">
                <text:p>1.30933</text:p>
              </table:table-cell>
              <table:table-cell office:value-type="float" office:value="1.30038">
                <text:p>1.300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0037">
                <text:p>1.30037</text:p>
              </table:table-cell>
              <table:table-cell office:value-type="float" office:value="1.29912">
                <text:p>1.29912</text:p>
              </table:table-cell>
              <table:table-cell office:value-type="float" office:value="1.30475">
                <text:p>1.30475</text:p>
              </table:table-cell>
              <table:table-cell office:value-type="float" office:value="1.30274">
                <text:p>1.302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0274">
                <text:p>1.30274</text:p>
              </table:table-cell>
              <table:table-cell office:value-type="float" office:value="1.30274">
                <text:p>1.30274</text:p>
              </table:table-cell>
              <table:table-cell office:value-type="float" office:value="1.30274">
                <text:p>1.30274</text:p>
              </table:table-cell>
              <table:table-cell office:value-type="float" office:value="1.30274">
                <text:p>1.302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0504">
                <text:p>1.30504</text:p>
              </table:table-cell>
              <table:table-cell office:value-type="float" office:value="1.3039">
                <text:p>1.3039</text:p>
              </table:table-cell>
              <table:table-cell office:value-type="float" office:value="1.30676">
                <text:p>1.30676</text:p>
              </table:table-cell>
              <table:table-cell office:value-type="float" office:value="1.30406">
                <text:p>1.304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0402">
                <text:p>1.30402</text:p>
              </table:table-cell>
              <table:table-cell office:value-type="float" office:value="1.30318">
                <text:p>1.30318</text:p>
              </table:table-cell>
              <table:table-cell office:value-type="float" office:value="1.31158">
                <text:p>1.31158</text:p>
              </table:table-cell>
              <table:table-cell office:value-type="float" office:value="1.30943">
                <text:p>1.309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0941">
                <text:p>1.30941</text:p>
              </table:table-cell>
              <table:table-cell office:value-type="float" office:value="1.30557">
                <text:p>1.30557</text:p>
              </table:table-cell>
              <table:table-cell office:value-type="float" office:value="1.31858">
                <text:p>1.31858</text:p>
              </table:table-cell>
              <table:table-cell office:value-type="float" office:value="1.31678">
                <text:p>1.316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1679">
                <text:p>1.31679</text:p>
              </table:table-cell>
              <table:table-cell office:value-type="float" office:value="1.31606">
                <text:p>1.31606</text:p>
              </table:table-cell>
              <table:table-cell office:value-type="float" office:value="1.32427">
                <text:p>1.32427</text:p>
              </table:table-cell>
              <table:table-cell office:value-type="float" office:value="1.31792">
                <text:p>1.31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1793">
                <text:p>1.31793</text:p>
              </table:table-cell>
              <table:table-cell office:value-type="float" office:value="1.30384">
                <text:p>1.30384</text:p>
              </table:table-cell>
              <table:table-cell office:value-type="float" office:value="1.32148">
                <text:p>1.32148</text:p>
              </table:table-cell>
              <table:table-cell office:value-type="float" office:value="1.30658">
                <text:p>1.306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0658">
                <text:p>1.30658</text:p>
              </table:table-cell>
              <table:table-cell office:value-type="float" office:value="1.30351">
                <text:p>1.30351</text:p>
              </table:table-cell>
              <table:table-cell office:value-type="float" office:value="1.31565">
                <text:p>1.31565</text:p>
              </table:table-cell>
              <table:table-cell office:value-type="float" office:value="1.31131">
                <text:p>1.31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1131">
                <text:p>1.31131</text:p>
              </table:table-cell>
              <table:table-cell office:value-type="float" office:value="1.31131">
                <text:p>1.31131</text:p>
              </table:table-cell>
              <table:table-cell office:value-type="float" office:value="1.31131">
                <text:p>1.31131</text:p>
              </table:table-cell>
              <table:table-cell office:value-type="float" office:value="1.31131">
                <text:p>1.311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1188">
                <text:p>1.31188</text:p>
              </table:table-cell>
              <table:table-cell office:value-type="float" office:value="1.31104">
                <text:p>1.31104</text:p>
              </table:table-cell>
              <table:table-cell office:value-type="float" office:value="1.3126">
                <text:p>1.3126</text:p>
              </table:table-cell>
              <table:table-cell office:value-type="float" office:value="1.31206">
                <text:p>1.312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1207">
                <text:p>1.31207</text:p>
              </table:table-cell>
              <table:table-cell office:value-type="float" office:value="1.30534">
                <text:p>1.30534</text:p>
              </table:table-cell>
              <table:table-cell office:value-type="float" office:value="1.31396">
                <text:p>1.31396</text:p>
              </table:table-cell>
              <table:table-cell office:value-type="float" office:value="1.30727">
                <text:p>1.307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0722">
                <text:p>1.30722</text:p>
              </table:table-cell>
              <table:table-cell office:value-type="float" office:value="1.30677">
                <text:p>1.30677</text:p>
              </table:table-cell>
              <table:table-cell office:value-type="float" office:value="1.31315">
                <text:p>1.31315</text:p>
              </table:table-cell>
              <table:table-cell office:value-type="float" office:value="1.3075">
                <text:p>1.30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75">
                <text:p>1.3075</text:p>
              </table:table-cell>
              <table:table-cell office:value-type="float" office:value="1.30726">
                <text:p>1.30726</text:p>
              </table:table-cell>
              <table:table-cell office:value-type="float" office:value="1.31944">
                <text:p>1.31944</text:p>
              </table:table-cell>
              <table:table-cell office:value-type="float" office:value="1.31602">
                <text:p>1.3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1602">
                <text:p>1.31602</text:p>
              </table:table-cell>
              <table:table-cell office:value-type="float" office:value="1.30098">
                <text:p>1.30098</text:p>
              </table:table-cell>
              <table:table-cell office:value-type="float" office:value="1.3177">
                <text:p>1.3177</text:p>
              </table:table-cell>
              <table:table-cell office:value-type="float" office:value="1.30315">
                <text:p>1.30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0316">
                <text:p>1.30316</text:p>
              </table:table-cell>
              <table:table-cell office:value-type="float" office:value="1.2935">
                <text:p>1.2935</text:p>
              </table:table-cell>
              <table:table-cell office:value-type="float" office:value="1.30506">
                <text:p>1.30506</text:p>
              </table:table-cell>
              <table:table-cell office:value-type="float" office:value="1.29899">
                <text:p>1.298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899">
                <text:p>1.29899</text:p>
              </table:table-cell>
              <table:table-cell office:value-type="float" office:value="1.29899">
                <text:p>1.29899</text:p>
              </table:table-cell>
              <table:table-cell office:value-type="float" office:value="1.29899">
                <text:p>1.29899</text:p>
              </table:table-cell>
              <table:table-cell office:value-type="float" office:value="1.29899">
                <text:p>1.298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724">
                <text:p>1.29724</text:p>
              </table:table-cell>
              <table:table-cell office:value-type="float" office:value="1.29596">
                <text:p>1.29596</text:p>
              </table:table-cell>
              <table:table-cell office:value-type="float" office:value="1.29781">
                <text:p>1.29781</text:p>
              </table:table-cell>
              <table:table-cell office:value-type="float" office:value="1.2967">
                <text:p>1.2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967">
                <text:p>1.2967</text:p>
              </table:table-cell>
              <table:table-cell office:value-type="float" office:value="1.29415">
                <text:p>1.29415</text:p>
              </table:table-cell>
              <table:table-cell office:value-type="float" office:value="1.2997">
                <text:p>1.2997</text:p>
              </table:table-cell>
              <table:table-cell office:value-type="float" office:value="1.2987">
                <text:p>1.2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9868">
                <text:p>1.29868</text:p>
              </table:table-cell>
              <table:table-cell office:value-type="float" office:value="1.29181">
                <text:p>1.29181</text:p>
              </table:table-cell>
              <table:table-cell office:value-type="float" office:value="1.30289">
                <text:p>1.30289</text:p>
              </table:table-cell>
              <table:table-cell office:value-type="float" office:value="1.29363">
                <text:p>1.29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9362">
                <text:p>1.29362</text:p>
              </table:table-cell>
              <table:table-cell office:value-type="float" office:value="1.2843">
                <text:p>1.2843</text:p>
              </table:table-cell>
              <table:table-cell office:value-type="float" office:value="1.29424">
                <text:p>1.29424</text:p>
              </table:table-cell>
              <table:table-cell office:value-type="float" office:value="1.28824">
                <text:p>1.28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8824">
                <text:p>1.28824</text:p>
              </table:table-cell>
              <table:table-cell office:value-type="float" office:value="1.28463">
                <text:p>1.28463</text:p>
              </table:table-cell>
              <table:table-cell office:value-type="float" office:value="1.29297">
                <text:p>1.29297</text:p>
              </table:table-cell>
              <table:table-cell office:value-type="float" office:value="1.28828">
                <text:p>1.288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883">
                <text:p>1.2883</text:p>
              </table:table-cell>
              <table:table-cell office:value-type="float" office:value="1.2796">
                <text:p>1.2796</text:p>
              </table:table-cell>
              <table:table-cell office:value-type="float" office:value="1.28887">
                <text:p>1.28887</text:p>
              </table:table-cell>
              <table:table-cell office:value-type="float" office:value="1.28387">
                <text:p>1.283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8387">
                <text:p>1.28387</text:p>
              </table:table-cell>
              <table:table-cell office:value-type="float" office:value="1.28387">
                <text:p>1.28387</text:p>
              </table:table-cell>
              <table:table-cell office:value-type="float" office:value="1.28387">
                <text:p>1.28387</text:p>
              </table:table-cell>
              <table:table-cell office:value-type="float" office:value="1.28387">
                <text:p>1.283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8421">
                <text:p>1.28421</text:p>
              </table:table-cell>
              <table:table-cell office:value-type="float" office:value="1.28276">
                <text:p>1.28276</text:p>
              </table:table-cell>
              <table:table-cell office:value-type="float" office:value="1.28482">
                <text:p>1.28482</text:p>
              </table:table-cell>
              <table:table-cell office:value-type="float" office:value="1.28306">
                <text:p>1.283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8307">
                <text:p>1.28307</text:p>
              </table:table-cell>
              <table:table-cell office:value-type="float" office:value="1.28192">
                <text:p>1.28192</text:p>
              </table:table-cell>
              <table:table-cell office:value-type="float" office:value="1.29035">
                <text:p>1.29035</text:p>
              </table:table-cell>
              <table:table-cell office:value-type="float" office:value="1.28903">
                <text:p>1.28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8903">
                <text:p>1.28903</text:p>
              </table:table-cell>
              <table:table-cell office:value-type="float" office:value="1.2841">
                <text:p>1.2841</text:p>
              </table:table-cell>
              <table:table-cell office:value-type="float" office:value="1.29327">
                <text:p>1.29327</text:p>
              </table:table-cell>
              <table:table-cell office:value-type="float" office:value="1.29198">
                <text:p>1.29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9197">
                <text:p>1.29197</text:p>
              </table:table-cell>
              <table:table-cell office:value-type="float" office:value="1.28335">
                <text:p>1.28335</text:p>
              </table:table-cell>
              <table:table-cell office:value-type="float" office:value="1.29978">
                <text:p>1.29978</text:p>
              </table:table-cell>
              <table:table-cell office:value-type="float" office:value="1.28421">
                <text:p>1.28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8422">
                <text:p>1.28422</text:p>
              </table:table-cell>
              <table:table-cell office:value-type="float" office:value="1.28214">
                <text:p>1.28214</text:p>
              </table:table-cell>
              <table:table-cell office:value-type="float" office:value="1.29539">
                <text:p>1.29539</text:p>
              </table:table-cell>
              <table:table-cell office:value-type="float" office:value="1.29228">
                <text:p>1.292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9229">
                <text:p>1.29229</text:p>
              </table:table-cell>
              <table:table-cell office:value-type="float" office:value="1.29043">
                <text:p>1.29043</text:p>
              </table:table-cell>
              <table:table-cell office:value-type="float" office:value="1.29928">
                <text:p>1.29928</text:p>
              </table:table-cell>
              <table:table-cell office:value-type="float" office:value="1.29323">
                <text:p>1.29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9323">
                <text:p>1.29323</text:p>
              </table:table-cell>
              <table:table-cell office:value-type="float" office:value="1.29323">
                <text:p>1.29323</text:p>
              </table:table-cell>
              <table:table-cell office:value-type="float" office:value="1.29323">
                <text:p>1.29323</text:p>
              </table:table-cell>
              <table:table-cell office:value-type="float" office:value="1.29323">
                <text:p>1.293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9347">
                <text:p>1.29347</text:p>
              </table:table-cell>
              <table:table-cell office:value-type="float" office:value="1.29328">
                <text:p>1.29328</text:p>
              </table:table-cell>
              <table:table-cell office:value-type="float" office:value="1.29436">
                <text:p>1.29436</text:p>
              </table:table-cell>
              <table:table-cell office:value-type="float" office:value="1.29357">
                <text:p>1.293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9357">
                <text:p>1.29357</text:p>
              </table:table-cell>
              <table:table-cell office:value-type="float" office:value="1.29159">
                <text:p>1.29159</text:p>
              </table:table-cell>
              <table:table-cell office:value-type="float" office:value="1.29485">
                <text:p>1.29485</text:p>
              </table:table-cell>
              <table:table-cell office:value-type="float" office:value="1.29339">
                <text:p>1.293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9339">
                <text:p>1.29339</text:p>
              </table:table-cell>
              <table:table-cell office:value-type="float" office:value="1.2841">
                <text:p>1.2841</text:p>
              </table:table-cell>
              <table:table-cell office:value-type="float" office:value="1.29468">
                <text:p>1.29468</text:p>
              </table:table-cell>
              <table:table-cell office:value-type="float" office:value="1.28445">
                <text:p>1.284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446">
                <text:p>1.28446</text:p>
              </table:table-cell>
              <table:table-cell office:value-type="float" office:value="1.2838">
                <text:p>1.2838</text:p>
              </table:table-cell>
              <table:table-cell office:value-type="float" office:value="1.2975">
                <text:p>1.2975</text:p>
              </table:table-cell>
              <table:table-cell office:value-type="float" office:value="1.29465">
                <text:p>1.29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9465">
                <text:p>1.29465</text:p>
              </table:table-cell>
              <table:table-cell office:value-type="float" office:value="1.29333">
                <text:p>1.29333</text:p>
              </table:table-cell>
              <table:table-cell office:value-type="float" office:value="1.30614">
                <text:p>1.30614</text:p>
              </table:table-cell>
              <table:table-cell office:value-type="float" office:value="1.30419">
                <text:p>1.304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0419">
                <text:p>1.30419</text:p>
              </table:table-cell>
              <table:table-cell office:value-type="float" office:value="1.2944">
                <text:p>1.2944</text:p>
              </table:table-cell>
              <table:table-cell office:value-type="float" office:value="1.30484">
                <text:p>1.30484</text:p>
              </table:table-cell>
              <table:table-cell office:value-type="float" office:value="1.29953">
                <text:p>1.299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9953">
                <text:p>1.29953</text:p>
              </table:table-cell>
              <table:table-cell office:value-type="float" office:value="1.29953">
                <text:p>1.29953</text:p>
              </table:table-cell>
              <table:table-cell office:value-type="float" office:value="1.29953">
                <text:p>1.29953</text:p>
              </table:table-cell>
              <table:table-cell office:value-type="float" office:value="1.29953">
                <text:p>1.299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9933">
                <text:p>1.29933</text:p>
              </table:table-cell>
              <table:table-cell office:value-type="float" office:value="1.2983">
                <text:p>1.2983</text:p>
              </table:table-cell>
              <table:table-cell office:value-type="float" office:value="1.30001">
                <text:p>1.30001</text:p>
              </table:table-cell>
              <table:table-cell office:value-type="float" office:value="1.29942">
                <text:p>1.29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9944">
                <text:p>1.29944</text:p>
              </table:table-cell>
              <table:table-cell office:value-type="float" office:value="1.29556">
                <text:p>1.29556</text:p>
              </table:table-cell>
              <table:table-cell office:value-type="float" office:value="1.31074">
                <text:p>1.31074</text:p>
              </table:table-cell>
              <table:table-cell office:value-type="float" office:value="1.30704">
                <text:p>1.30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0702">
                <text:p>1.30702</text:p>
              </table:table-cell>
              <table:table-cell office:value-type="float" office:value="1.30418">
                <text:p>1.30418</text:p>
              </table:table-cell>
              <table:table-cell office:value-type="float" office:value="1.31012">
                <text:p>1.31012</text:p>
              </table:table-cell>
              <table:table-cell office:value-type="float" office:value="1.30715">
                <text:p>1.307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0714">
                <text:p>1.30714</text:p>
              </table:table-cell>
              <table:table-cell office:value-type="float" office:value="1.30529">
                <text:p>1.30529</text:p>
              </table:table-cell>
              <table:table-cell office:value-type="float" office:value="1.31142">
                <text:p>1.31142</text:p>
              </table:table-cell>
              <table:table-cell office:value-type="float" office:value="1.30865">
                <text:p>1.30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0864">
                <text:p>1.30864</text:p>
              </table:table-cell>
              <table:table-cell office:value-type="float" office:value="1.30749">
                <text:p>1.30749</text:p>
              </table:table-cell>
              <table:table-cell office:value-type="float" office:value="1.33054">
                <text:p>1.33054</text:p>
              </table:table-cell>
              <table:table-cell office:value-type="float" office:value="1.32423">
                <text:p>1.324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2423">
                <text:p>1.32423</text:p>
              </table:table-cell>
              <table:table-cell office:value-type="float" office:value="1.31918">
                <text:p>1.31918</text:p>
              </table:table-cell>
              <table:table-cell office:value-type="float" office:value="1.32846">
                <text:p>1.32846</text:p>
              </table:table-cell>
              <table:table-cell office:value-type="float" office:value="1.32187">
                <text:p>1.32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2187">
                <text:p>1.32187</text:p>
              </table:table-cell>
              <table:table-cell office:value-type="float" office:value="1.32187">
                <text:p>1.32187</text:p>
              </table:table-cell>
              <table:table-cell office:value-type="float" office:value="1.32187">
                <text:p>1.32187</text:p>
              </table:table-cell>
              <table:table-cell office:value-type="float" office:value="1.32187">
                <text:p>1.321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1906">
                <text:p>1.31906</text:p>
              </table:table-cell>
              <table:table-cell office:value-type="float" office:value="1.31851">
                <text:p>1.31851</text:p>
              </table:table-cell>
              <table:table-cell office:value-type="float" office:value="1.32149">
                <text:p>1.32149</text:p>
              </table:table-cell>
              <table:table-cell office:value-type="float" office:value="1.32024">
                <text:p>1.320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2024">
                <text:p>1.32024</text:p>
              </table:table-cell>
              <table:table-cell office:value-type="float" office:value="1.31775">
                <text:p>1.31775</text:p>
              </table:table-cell>
              <table:table-cell office:value-type="float" office:value="1.32689">
                <text:p>1.32689</text:p>
              </table:table-cell>
              <table:table-cell office:value-type="float" office:value="1.32528">
                <text:p>1.32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2528">
                <text:p>1.32528</text:p>
              </table:table-cell>
              <table:table-cell office:value-type="float" office:value="1.3232">
                <text:p>1.3232</text:p>
              </table:table-cell>
              <table:table-cell office:value-type="float" office:value="1.33173">
                <text:p>1.33173</text:p>
              </table:table-cell>
              <table:table-cell office:value-type="float" office:value="1.33121">
                <text:p>1.331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3122">
                <text:p>1.33122</text:p>
              </table:table-cell>
              <table:table-cell office:value-type="float" office:value="1.32655">
                <text:p>1.32655</text:p>
              </table:table-cell>
              <table:table-cell office:value-type="float" office:value="1.33591">
                <text:p>1.33591</text:p>
              </table:table-cell>
              <table:table-cell office:value-type="float" office:value="1.33438">
                <text:p>1.334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3438">
                <text:p>1.33438</text:p>
              </table:table-cell>
              <table:table-cell office:value-type="float" office:value="1.32785">
                <text:p>1.32785</text:p>
              </table:table-cell>
              <table:table-cell office:value-type="float" office:value="1.33902">
                <text:p>1.33902</text:p>
              </table:table-cell>
              <table:table-cell office:value-type="float" office:value="1.33586">
                <text:p>1.335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3587">
                <text:p>1.33587</text:p>
              </table:table-cell>
              <table:table-cell office:value-type="float" office:value="1.32948">
                <text:p>1.32948</text:p>
              </table:table-cell>
              <table:table-cell office:value-type="float" office:value="1.33728">
                <text:p>1.33728</text:p>
              </table:table-cell>
              <table:table-cell office:value-type="float" office:value="1.33466">
                <text:p>1.334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3466">
                <text:p>1.33466</text:p>
              </table:table-cell>
              <table:table-cell office:value-type="float" office:value="1.33466">
                <text:p>1.33466</text:p>
              </table:table-cell>
              <table:table-cell office:value-type="float" office:value="1.33466">
                <text:p>1.33466</text:p>
              </table:table-cell>
              <table:table-cell office:value-type="float" office:value="1.33466">
                <text:p>1.334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3476">
                <text:p>1.33476</text:p>
              </table:table-cell>
              <table:table-cell office:value-type="float" office:value="1.33431">
                <text:p>1.33431</text:p>
              </table:table-cell>
              <table:table-cell office:value-type="float" office:value="1.33572">
                <text:p>1.33572</text:p>
              </table:table-cell>
              <table:table-cell office:value-type="float" office:value="1.33546">
                <text:p>1.335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3545">
                <text:p>1.33545</text:p>
              </table:table-cell>
              <table:table-cell office:value-type="float" office:value="1.33184">
                <text:p>1.33184</text:p>
              </table:table-cell>
              <table:table-cell office:value-type="float" office:value="1.33815">
                <text:p>1.33815</text:p>
              </table:table-cell>
              <table:table-cell office:value-type="float" office:value="1.33619">
                <text:p>1.33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362">
                <text:p>1.3362</text:p>
              </table:table-cell>
              <table:table-cell office:value-type="float" office:value="1.33255">
                <text:p>1.33255</text:p>
              </table:table-cell>
              <table:table-cell office:value-type="float" office:value="1.34155">
                <text:p>1.34155</text:p>
              </table:table-cell>
              <table:table-cell office:value-type="float" office:value="1.33929">
                <text:p>1.33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3929">
                <text:p>1.33929</text:p>
              </table:table-cell>
              <table:table-cell office:value-type="float" office:value="1.3262">
                <text:p>1.3262</text:p>
              </table:table-cell>
              <table:table-cell office:value-type="float" office:value="1.34155">
                <text:p>1.34155</text:p>
              </table:table-cell>
              <table:table-cell office:value-type="float" office:value="1.32817">
                <text:p>1.32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2817">
                <text:p>1.32817</text:p>
              </table:table-cell>
              <table:table-cell office:value-type="float" office:value="1.31612">
                <text:p>1.31612</text:p>
              </table:table-cell>
              <table:table-cell office:value-type="float" office:value="1.33002">
                <text:p>1.33002</text:p>
              </table:table-cell>
              <table:table-cell office:value-type="float" office:value="1.32276">
                <text:p>1.322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32277">
                <text:p>1.32277</text:p>
              </table:table-cell>
              <table:table-cell office:value-type="float" office:value="1.30985">
                <text:p>1.30985</text:p>
              </table:table-cell>
              <table:table-cell office:value-type="float" office:value="1.32541">
                <text:p>1.32541</text:p>
              </table:table-cell>
              <table:table-cell office:value-type="float" office:value="1.31215">
                <text:p>1.312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1215">
                <text:p>1.31215</text:p>
              </table:table-cell>
              <table:table-cell office:value-type="float" office:value="1.31215">
                <text:p>1.31215</text:p>
              </table:table-cell>
              <table:table-cell office:value-type="float" office:value="1.31215">
                <text:p>1.31215</text:p>
              </table:table-cell>
              <table:table-cell office:value-type="float" office:value="1.31215">
                <text:p>1.312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30912">
                <text:p>1.30912</text:p>
              </table:table-cell>
              <table:table-cell office:value-type="float" office:value="1.30888">
                <text:p>1.30888</text:p>
              </table:table-cell>
              <table:table-cell office:value-type="float" office:value="1.31141">
                <text:p>1.31141</text:p>
              </table:table-cell>
              <table:table-cell office:value-type="float" office:value="1.31066">
                <text:p>1.310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31066">
                <text:p>1.31066</text:p>
              </table:table-cell>
              <table:table-cell office:value-type="float" office:value="1.3059">
                <text:p>1.3059</text:p>
              </table:table-cell>
              <table:table-cell office:value-type="float" office:value="1.31438">
                <text:p>1.31438</text:p>
              </table:table-cell>
              <table:table-cell office:value-type="float" office:value="1.3135">
                <text:p>1.3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3135">
                <text:p>1.3135</text:p>
              </table:table-cell>
              <table:table-cell office:value-type="float" office:value="1.3065">
                <text:p>1.3065</text:p>
              </table:table-cell>
              <table:table-cell office:value-type="float" office:value="1.31506">
                <text:p>1.31506</text:p>
              </table:table-cell>
              <table:table-cell office:value-type="float" office:value="1.30753">
                <text:p>1.307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0755">
                <text:p>1.30755</text:p>
              </table:table-cell>
              <table:table-cell office:value-type="float" office:value="1.29849">
                <text:p>1.29849</text:p>
              </table:table-cell>
              <table:table-cell office:value-type="float" office:value="1.3087">
                <text:p>1.3087</text:p>
              </table:table-cell>
              <table:table-cell office:value-type="float" office:value="1.30162">
                <text:p>1.301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0162">
                <text:p>1.30162</text:p>
              </table:table-cell>
              <table:table-cell office:value-type="float" office:value="1.3">
                <text:p>1.3</text:p>
              </table:table-cell>
              <table:table-cell office:value-type="float" office:value="1.30546">
                <text:p>1.30546</text:p>
              </table:table-cell>
              <table:table-cell office:value-type="float" office:value="1.30361">
                <text:p>1.303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0363">
                <text:p>1.30363</text:p>
              </table:table-cell>
              <table:table-cell office:value-type="float" office:value="1.29913">
                <text:p>1.29913</text:p>
              </table:table-cell>
              <table:table-cell office:value-type="float" office:value="1.31029">
                <text:p>1.31029</text:p>
              </table:table-cell>
              <table:table-cell office:value-type="float" office:value="1.30096">
                <text:p>1.300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0096">
                <text:p>1.30096</text:p>
              </table:table-cell>
              <table:table-cell office:value-type="float" office:value="1.30096">
                <text:p>1.30096</text:p>
              </table:table-cell>
              <table:table-cell office:value-type="float" office:value="1.30096">
                <text:p>1.30096</text:p>
              </table:table-cell>
              <table:table-cell office:value-type="float" office:value="1.30096">
                <text:p>1.300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30146">
                <text:p>1.30146</text:p>
              </table:table-cell>
              <table:table-cell office:value-type="float" office:value="1.30055">
                <text:p>1.30055</text:p>
              </table:table-cell>
              <table:table-cell office:value-type="float" office:value="1.3016">
                <text:p>1.3016</text:p>
              </table:table-cell>
              <table:table-cell office:value-type="float" office:value="1.3008">
                <text:p>1.3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30077">
                <text:p>1.30077</text:p>
              </table:table-cell>
              <table:table-cell office:value-type="float" office:value="1.30074">
                <text:p>1.30074</text:p>
              </table:table-cell>
              <table:table-cell office:value-type="float" office:value="1.30708">
                <text:p>1.30708</text:p>
              </table:table-cell>
              <table:table-cell office:value-type="float" office:value="1.30679">
                <text:p>1.306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0678">
                <text:p>1.30678</text:p>
              </table:table-cell>
              <table:table-cell office:value-type="float" office:value="1.29634">
                <text:p>1.29634</text:p>
              </table:table-cell>
              <table:table-cell office:value-type="float" office:value="1.30779">
                <text:p>1.30779</text:p>
              </table:table-cell>
              <table:table-cell office:value-type="float" office:value="1.29748">
                <text:p>1.297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9745">
                <text:p>1.29745</text:p>
              </table:table-cell>
              <table:table-cell office:value-type="float" office:value="1.29229">
                <text:p>1.29229</text:p>
              </table:table-cell>
              <table:table-cell office:value-type="float" office:value="1.30288">
                <text:p>1.30288</text:p>
              </table:table-cell>
              <table:table-cell office:value-type="float" office:value="1.30208">
                <text:p>1.30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208">
                <text:p>1.30208</text:p>
              </table:table-cell>
              <table:table-cell office:value-type="float" office:value="1.2883">
                <text:p>1.2883</text:p>
              </table:table-cell>
              <table:table-cell office:value-type="float" office:value="1.30208">
                <text:p>1.30208</text:p>
              </table:table-cell>
              <table:table-cell office:value-type="float" office:value="1.28924">
                <text:p>1.28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8924">
                <text:p>1.28924</text:p>
              </table:table-cell>
              <table:table-cell office:value-type="float" office:value="1.28063">
                <text:p>1.28063</text:p>
              </table:table-cell>
              <table:table-cell office:value-type="float" office:value="1.29053">
                <text:p>1.29053</text:p>
              </table:table-cell>
              <table:table-cell office:value-type="float" office:value="1.28303">
                <text:p>1.28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8303">
                <text:p>1.28303</text:p>
              </table:table-cell>
              <table:table-cell office:value-type="float" office:value="1.28303">
                <text:p>1.28303</text:p>
              </table:table-cell>
              <table:table-cell office:value-type="float" office:value="1.28303">
                <text:p>1.28303</text:p>
              </table:table-cell>
              <table:table-cell office:value-type="float" office:value="1.28303">
                <text:p>1.28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8106">
                <text:p>1.28106</text:p>
              </table:table-cell>
              <table:table-cell office:value-type="float" office:value="1.28106">
                <text:p>1.28106</text:p>
              </table:table-cell>
              <table:table-cell office:value-type="float" office:value="1.28327">
                <text:p>1.28327</text:p>
              </table:table-cell>
              <table:table-cell office:value-type="float" office:value="1.28128">
                <text:p>1.281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8128">
                <text:p>1.28128</text:p>
              </table:table-cell>
              <table:table-cell office:value-type="float" office:value="1.28117">
                <text:p>1.28117</text:p>
              </table:table-cell>
              <table:table-cell office:value-type="float" office:value="1.28819">
                <text:p>1.28819</text:p>
              </table:table-cell>
              <table:table-cell office:value-type="float" office:value="1.28606">
                <text:p>1.286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8606">
                <text:p>1.28606</text:p>
              </table:table-cell>
              <table:table-cell office:value-type="float" office:value="1.27552">
                <text:p>1.27552</text:p>
              </table:table-cell>
              <table:table-cell office:value-type="float" office:value="1.2898">
                <text:p>1.2898</text:p>
              </table:table-cell>
              <table:table-cell office:value-type="float" office:value="1.27766">
                <text:p>1.27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7769">
                <text:p>1.27769</text:p>
              </table:table-cell>
              <table:table-cell office:value-type="float" office:value="1.27648">
                <text:p>1.27648</text:p>
              </table:table-cell>
              <table:table-cell office:value-type="float" office:value="1.3206">
                <text:p>1.3206</text:p>
              </table:table-cell>
              <table:table-cell office:value-type="float" office:value="1.31164">
                <text:p>1.31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1175">
                <text:p>1.31175</text:p>
              </table:table-cell>
              <table:table-cell office:value-type="float" office:value="1.30056">
                <text:p>1.30056</text:p>
              </table:table-cell>
              <table:table-cell office:value-type="float" office:value="1.3147">
                <text:p>1.3147</text:p>
              </table:table-cell>
              <table:table-cell office:value-type="float" office:value="1.30867">
                <text:p>1.308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0865">
                <text:p>1.30865</text:p>
              </table:table-cell>
              <table:table-cell office:value-type="float" office:value="1.2999">
                <text:p>1.2999</text:p>
              </table:table-cell>
              <table:table-cell office:value-type="float" office:value="1.31001">
                <text:p>1.31001</text:p>
              </table:table-cell>
              <table:table-cell office:value-type="float" office:value="1.30679">
                <text:p>1.30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0679">
                <text:p>1.30679</text:p>
              </table:table-cell>
              <table:table-cell office:value-type="float" office:value="1.30679">
                <text:p>1.30679</text:p>
              </table:table-cell>
              <table:table-cell office:value-type="float" office:value="1.30679">
                <text:p>1.30679</text:p>
              </table:table-cell>
              <table:table-cell office:value-type="float" office:value="1.30679">
                <text:p>1.306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0763">
                <text:p>1.30763</text:p>
              </table:table-cell>
              <table:table-cell office:value-type="float" office:value="1.30567">
                <text:p>1.30567</text:p>
              </table:table-cell>
              <table:table-cell office:value-type="float" office:value="1.308">
                <text:p>1.308</text:p>
              </table:table-cell>
              <table:table-cell office:value-type="float" office:value="1.30607">
                <text:p>1.306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0609">
                <text:p>1.30609</text:p>
              </table:table-cell>
              <table:table-cell office:value-type="float" office:value="1.2993">
                <text:p>1.2993</text:p>
              </table:table-cell>
              <table:table-cell office:value-type="float" office:value="1.30791">
                <text:p>1.30791</text:p>
              </table:table-cell>
              <table:table-cell office:value-type="float" office:value="1.3058">
                <text:p>1.3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058">
                <text:p>1.3058</text:p>
              </table:table-cell>
              <table:table-cell office:value-type="float" office:value="1.3053">
                <text:p>1.3053</text:p>
              </table:table-cell>
              <table:table-cell office:value-type="float" office:value="1.31745">
                <text:p>1.31745</text:p>
              </table:table-cell>
              <table:table-cell office:value-type="float" office:value="1.3148">
                <text:p>1.31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1478">
                <text:p>1.31478</text:p>
              </table:table-cell>
              <table:table-cell office:value-type="float" office:value="1.30829">
                <text:p>1.30829</text:p>
              </table:table-cell>
              <table:table-cell office:value-type="float" office:value="1.31768">
                <text:p>1.31768</text:p>
              </table:table-cell>
              <table:table-cell office:value-type="float" office:value="1.31163">
                <text:p>1.311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1163">
                <text:p>1.31163</text:p>
              </table:table-cell>
              <table:table-cell office:value-type="float" office:value="1.3066">
                <text:p>1.3066</text:p>
              </table:table-cell>
              <table:table-cell office:value-type="float" office:value="1.31255">
                <text:p>1.31255</text:p>
              </table:table-cell>
              <table:table-cell office:value-type="float" office:value="1.31086">
                <text:p>1.310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1087">
                <text:p>1.31087</text:p>
              </table:table-cell>
              <table:table-cell office:value-type="float" office:value="1.30893">
                <text:p>1.30893</text:p>
              </table:table-cell>
              <table:table-cell office:value-type="float" office:value="1.31532">
                <text:p>1.31532</text:p>
              </table:table-cell>
              <table:table-cell office:value-type="float" office:value="1.31427">
                <text:p>1.314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1427">
                <text:p>1.31427</text:p>
              </table:table-cell>
              <table:table-cell office:value-type="float" office:value="1.31427">
                <text:p>1.31427</text:p>
              </table:table-cell>
              <table:table-cell office:value-type="float" office:value="1.31427">
                <text:p>1.31427</text:p>
              </table:table-cell>
              <table:table-cell office:value-type="float" office:value="1.31427">
                <text:p>1.31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